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ECCAD21901BEBEEE.svm" manifest:media-type="image/x-svm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24.53cm" svg:height="16cm" svg:x="0cm" svg:y="0cm">
            <draw:object draw:notify-on-update-of-ranges="Sheet2.P1:Sheet2.P1 Sheet2.P2:Sheet2.P3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5"/>
          <table:table-cell office:value-type="string" calcext:value-type="string">
            <text:p>f(t)</text:p>
          </table:table-cell>
        </table:table-row>
        <table:table-row table:style-name="ro1">
          <table:table-cell table:number-columns-repeated="15"/>
          <table:table-cell office:value-type="float" office:value="10242.330078" calcext:value-type="float">
            <text:p>10242.330078</text:p>
          </table:table-cell>
        </table:table-row>
        <table:table-row table:style-name="ro1">
          <table:table-cell table:number-columns-repeated="15"/>
          <table:table-cell office:value-type="float" office:value="10369.02832" calcext:value-type="float">
            <text:p>10369.02832</text:p>
          </table:table-cell>
        </table:table-row>
        <table:table-row table:style-name="ro1">
          <table:table-cell table:number-columns-repeated="15"/>
          <table:table-cell office:value-type="float" office:value="10409.861328" calcext:value-type="float">
            <text:p>10409.861328</text:p>
          </table:table-cell>
        </table:table-row>
        <table:table-row table:style-name="ro1">
          <table:table-cell table:number-columns-repeated="15"/>
          <table:table-cell office:value-type="float" office:value="10452.399414" calcext:value-type="float">
            <text:p>10452.399414</text:p>
          </table:table-cell>
        </table:table-row>
        <table:table-row table:style-name="ro1">
          <table:table-cell table:number-columns-repeated="15"/>
          <table:table-cell office:value-type="float" office:value="10328.734375" calcext:value-type="float">
            <text:p>10328.734375</text:p>
          </table:table-cell>
        </table:table-row>
        <table:table-row table:style-name="ro1">
          <table:table-cell table:number-columns-repeated="15"/>
          <table:table-cell office:value-type="float" office:value="10677.754883" calcext:value-type="float">
            <text:p>10677.754883</text:p>
          </table:table-cell>
        </table:table-row>
        <table:table-row table:style-name="ro1">
          <table:table-cell table:number-columns-repeated="15"/>
          <table:table-cell office:value-type="float" office:value="10797.761719" calcext:value-type="float">
            <text:p>10797.761719</text:p>
          </table:table-cell>
        </table:table-row>
        <table:table-row table:style-name="ro1">
          <table:table-cell table:number-columns-repeated="15"/>
          <table:table-cell office:value-type="float" office:value="10973.251953" calcext:value-type="float">
            <text:p>10973.251953</text:p>
          </table:table-cell>
        </table:table-row>
        <table:table-row table:style-name="ro1">
          <table:table-cell table:number-columns-repeated="15"/>
          <table:table-cell office:value-type="float" office:value="10951.820313" calcext:value-type="float">
            <text:p>10951.820313</text:p>
          </table:table-cell>
        </table:table-row>
        <table:table-row table:style-name="ro1">
          <table:table-cell table:number-columns-repeated="15"/>
          <table:table-cell office:value-type="float" office:value="10933.75293" calcext:value-type="float">
            <text:p>10933.75293</text:p>
          </table:table-cell>
        </table:table-row>
        <table:table-row table:style-name="ro1">
          <table:table-cell table:number-columns-repeated="15"/>
          <table:table-cell office:value-type="float" office:value="11095.870117" calcext:value-type="float">
            <text:p>11095.870117</text:p>
          </table:table-cell>
        </table:table-row>
        <table:table-row table:style-name="ro1">
          <table:table-cell table:number-columns-repeated="15"/>
          <table:table-cell office:value-type="float" office:value="10934.925781" calcext:value-type="float">
            <text:p>10934.925781</text:p>
          </table:table-cell>
        </table:table-row>
        <table:table-row table:style-name="ro1">
          <table:table-cell table:number-columns-repeated="15"/>
          <table:table-cell office:value-type="float" office:value="10459.624023" calcext:value-type="float">
            <text:p>10459.624023</text:p>
          </table:table-cell>
        </table:table-row>
        <table:table-row table:style-name="ro1">
          <table:table-cell table:number-columns-repeated="15"/>
          <table:table-cell office:value-type="float" office:value="10539.457031" calcext:value-type="float">
            <text:p>10539.457031</text:p>
          </table:table-cell>
        </table:table-row>
        <table:table-row table:style-name="ro1">
          <table:table-cell table:number-columns-repeated="15"/>
          <table:table-cell office:value-type="float" office:value="10227.479492" calcext:value-type="float">
            <text:p>10227.479492</text:p>
          </table:table-cell>
        </table:table-row>
        <table:table-row table:style-name="ro1">
          <table:table-cell table:number-columns-repeated="15"/>
          <table:table-cell office:value-type="float" office:value="10747.472656" calcext:value-type="float">
            <text:p>10747.472656</text:p>
          </table:table-cell>
        </table:table-row>
        <table:table-row table:style-name="ro1">
          <table:table-cell table:number-columns-repeated="15"/>
          <table:table-cell office:value-type="float" office:value="10702.237305" calcext:value-type="float">
            <text:p>10702.237305</text:p>
          </table:table-cell>
        </table:table-row>
        <table:table-row table:style-name="ro1">
          <table:table-cell table:number-columns-repeated="15"/>
          <table:table-cell office:value-type="float" office:value="10752.939453" calcext:value-type="float">
            <text:p>10752.939453</text:p>
          </table:table-cell>
        </table:table-row>
        <table:table-row table:style-name="ro1">
          <table:table-cell table:number-columns-repeated="15"/>
          <table:table-cell office:value-type="float" office:value="10771.641602" calcext:value-type="float">
            <text:p>10771.641602</text:p>
          </table:table-cell>
        </table:table-row>
        <table:table-row table:style-name="ro1">
          <table:table-cell table:number-columns-repeated="15"/>
          <table:table-cell office:value-type="float" office:value="10712.462891" calcext:value-type="float">
            <text:p>10712.462891</text:p>
          </table:table-cell>
        </table:table-row>
        <table:table-row table:style-name="ro1">
          <table:table-cell table:number-columns-repeated="15"/>
          <table:table-cell office:value-type="float" office:value="10845.411133" calcext:value-type="float">
            <text:p>10845.411133</text:p>
          </table:table-cell>
        </table:table-row>
        <table:table-row table:style-name="ro1">
          <table:table-cell table:number-columns-repeated="15"/>
          <table:table-cell office:value-type="float" office:value="10785.010742" calcext:value-type="float">
            <text:p>10785.010742</text:p>
          </table:table-cell>
        </table:table-row>
        <table:table-row table:style-name="ro1">
          <table:table-cell table:number-columns-repeated="15"/>
          <table:table-cell office:value-type="float" office:value="10624.390625" calcext:value-type="float">
            <text:p>10624.390625</text:p>
          </table:table-cell>
        </table:table-row>
        <table:table-row table:style-name="ro1">
          <table:table-cell table:number-columns-repeated="15"/>
          <table:table-cell office:value-type="float" office:value="10583.806641" calcext:value-type="float">
            <text:p>10583.806641</text:p>
          </table:table-cell>
        </table:table-row>
        <table:table-row table:style-name="ro1">
          <table:table-cell table:number-columns-repeated="15"/>
          <table:table-cell office:value-type="float" office:value="10567.919922" calcext:value-type="float">
            <text:p>10567.919922</text:p>
          </table:table-cell>
        </table:table-row>
        <table:table-row table:style-name="ro1">
          <table:table-cell table:number-columns-repeated="15"/>
          <table:table-cell office:value-type="float" office:value="10688.03418" calcext:value-type="float">
            <text:p>10688.03418</text:p>
          </table:table-cell>
        </table:table-row>
        <table:table-row table:style-name="ro1">
          <table:table-cell table:number-columns-repeated="15"/>
          <table:table-cell office:value-type="float" office:value="10799.77832" calcext:value-type="float">
            <text:p>10799.77832</text:p>
          </table:table-cell>
        </table:table-row>
        <table:table-row table:style-name="ro1">
          <table:table-cell table:number-columns-repeated="15"/>
          <table:table-cell office:value-type="float" office:value="10619.803711" calcext:value-type="float">
            <text:p>10619.803711</text:p>
          </table:table-cell>
        </table:table-row>
        <table:table-row table:style-name="ro1">
          <table:table-cell table:number-columns-repeated="15"/>
          <table:table-cell office:value-type="float" office:value="10677.625" calcext:value-type="float">
            <text:p>10677.625</text:p>
          </table:table-cell>
        </table:table-row>
        <table:table-row table:style-name="ro1">
          <table:table-cell table:number-columns-repeated="15"/>
          <table:table-cell office:value-type="float" office:value="11059.142578" calcext:value-type="float">
            <text:p>11059.142578</text:p>
          </table:table-cell>
        </table:table-row>
        <table:table-row table:style-name="ro1">
          <table:table-cell table:number-columns-repeated="15"/>
          <table:table-cell office:value-type="float" office:value="11296.082031" calcext:value-type="float">
            <text:p>11296.082031</text:p>
          </table:table-cell>
        </table:table-row>
        <table:table-row table:style-name="ro1">
          <table:table-cell table:number-columns-repeated="15"/>
          <table:table-cell office:value-type="float" office:value="11429.047852" calcext:value-type="float">
            <text:p>11429.047852</text:p>
          </table:table-cell>
        </table:table-row>
        <table:table-row table:style-name="ro1">
          <table:table-cell table:number-columns-repeated="15"/>
          <table:table-cell office:value-type="float" office:value="11426.602539" calcext:value-type="float">
            <text:p>11426.602539</text:p>
          </table:table-cell>
        </table:table-row>
        <table:table-row table:style-name="ro1">
          <table:table-cell table:number-columns-repeated="15"/>
          <table:table-cell office:value-type="float" office:value="11502.828125" calcext:value-type="float">
            <text:p>11502.828125</text:p>
          </table:table-cell>
        </table:table-row>
        <table:table-row table:style-name="ro1">
          <table:table-cell table:number-columns-repeated="15"/>
          <table:table-cell office:value-type="float" office:value="11322.123047" calcext:value-type="float">
            <text:p>11322.123047</text:p>
          </table:table-cell>
        </table:table-row>
        <table:table-row table:style-name="ro1">
          <table:table-cell table:number-columns-repeated="15"/>
          <table:table-cell office:value-type="float" office:value="11355.982422" calcext:value-type="float">
            <text:p>11355.982422</text:p>
          </table:table-cell>
        </table:table-row>
        <table:table-row table:style-name="ro1">
          <table:table-cell table:number-columns-repeated="15"/>
          <table:table-cell office:value-type="float" office:value="11495.038086" calcext:value-type="float">
            <text:p>11495.038086</text:p>
          </table:table-cell>
        </table:table-row>
        <table:table-row table:style-name="ro1">
          <table:table-cell table:number-columns-repeated="15"/>
          <table:table-cell office:value-type="float" office:value="11745.974609" calcext:value-type="float">
            <text:p>11745.974609</text:p>
          </table:table-cell>
        </table:table-row>
        <table:table-row table:style-name="ro1">
          <table:table-cell table:number-columns-repeated="15"/>
          <table:table-cell office:value-type="float" office:value="11913.077148" calcext:value-type="float">
            <text:p>11913.077148</text:p>
          </table:table-cell>
        </table:table-row>
        <table:table-row table:style-name="ro1">
          <table:table-cell table:number-columns-repeated="15"/>
          <table:table-cell office:value-type="float" office:value="12801.635742" calcext:value-type="float">
            <text:p>12801.635742</text:p>
          </table:table-cell>
        </table:table-row>
        <table:table-row table:style-name="ro1">
          <table:table-cell table:number-columns-repeated="15"/>
          <table:table-cell office:value-type="float" office:value="12971.548828" calcext:value-type="float">
            <text:p>12971.548828</text:p>
          </table:table-cell>
        </table:table-row>
        <table:table-row table:style-name="ro1">
          <table:table-cell table:number-columns-repeated="15"/>
          <table:table-cell office:value-type="float" office:value="12931.574219" calcext:value-type="float">
            <text:p>12931.574219</text:p>
          </table:table-cell>
        </table:table-row>
        <table:table-row table:style-name="ro1">
          <table:table-cell table:number-columns-repeated="15"/>
          <table:table-cell office:value-type="float" office:value="13108.063477" calcext:value-type="float">
            <text:p>13108.063477</text:p>
          </table:table-cell>
        </table:table-row>
        <table:table-row table:style-name="ro1">
          <table:table-cell table:number-columns-repeated="15"/>
          <table:table-cell office:value-type="float" office:value="13031.201172" calcext:value-type="float">
            <text:p>13031.201172</text:p>
          </table:table-cell>
        </table:table-row>
        <table:table-row table:style-name="ro1">
          <table:table-cell table:number-columns-repeated="15"/>
          <table:table-cell office:value-type="float" office:value="13075.242188" calcext:value-type="float">
            <text:p>13075.242188</text:p>
          </table:table-cell>
        </table:table-row>
        <table:table-row table:style-name="ro1">
          <table:table-cell table:number-columns-repeated="15"/>
          <table:table-cell office:value-type="float" office:value="13654.214844" calcext:value-type="float">
            <text:p>13654.214844</text:p>
          </table:table-cell>
        </table:table-row>
        <table:table-row table:style-name="ro1">
          <table:table-cell table:number-columns-repeated="15"/>
          <table:table-cell office:value-type="float" office:value="13271.298828" calcext:value-type="float">
            <text:p>13271.298828</text:p>
          </table:table-cell>
        </table:table-row>
        <table:table-row table:style-name="ro1">
          <table:table-cell table:number-columns-repeated="15"/>
          <table:table-cell office:value-type="float" office:value="13437.874023" calcext:value-type="float">
            <text:p>13437.874023</text:p>
          </table:table-cell>
        </table:table-row>
        <table:table-row table:style-name="ro1">
          <table:table-cell table:number-columns-repeated="15"/>
          <table:table-cell office:value-type="float" office:value="13546.532227" calcext:value-type="float">
            <text:p>13546.532227</text:p>
          </table:table-cell>
        </table:table-row>
        <table:table-row table:style-name="ro1">
          <table:table-cell table:number-columns-repeated="15"/>
          <table:table-cell office:value-type="float" office:value="13780.995117" calcext:value-type="float">
            <text:p>13780.995117</text:p>
          </table:table-cell>
        </table:table-row>
        <table:table-row table:style-name="ro1">
          <table:table-cell table:number-columns-repeated="15"/>
          <table:table-cell office:value-type="float" office:value="13737.032227" calcext:value-type="float">
            <text:p>13737.032227</text:p>
          </table:table-cell>
        </table:table-row>
        <table:table-row table:style-name="ro1">
          <table:table-cell table:number-columns-repeated="15"/>
          <table:table-cell office:value-type="float" office:value="13550.451172" calcext:value-type="float">
            <text:p>13550.451172</text:p>
          </table:table-cell>
        </table:table-row>
        <table:table-row table:style-name="ro1">
          <table:table-cell table:number-columns-repeated="15"/>
          <table:table-cell office:value-type="float" office:value="13950.488281" calcext:value-type="float">
            <text:p>13950.488281</text:p>
          </table:table-cell>
        </table:table-row>
        <table:table-row table:style-name="ro1">
          <table:table-cell table:number-columns-repeated="15"/>
          <table:table-cell office:value-type="float" office:value="14133.733398" calcext:value-type="float">
            <text:p>14133.733398</text:p>
          </table:table-cell>
        </table:table-row>
        <table:table-row table:style-name="ro1">
          <table:table-cell table:number-columns-repeated="15"/>
          <table:table-cell office:value-type="float" office:value="15579.729492" calcext:value-type="float">
            <text:p>15579.729492</text:p>
          </table:table-cell>
        </table:table-row>
        <table:table-row table:style-name="ro1">
          <table:table-cell table:number-columns-repeated="15"/>
          <table:table-cell office:value-type="float" office:value="15565.880859" calcext:value-type="float">
            <text:p>15565.880859</text:p>
          </table:table-cell>
        </table:table-row>
        <table:table-row table:style-name="ro1">
          <table:table-cell table:number-columns-repeated="15"/>
          <table:table-cell office:value-type="float" office:value="14833.753906" calcext:value-type="float">
            <text:p>14833.753906</text:p>
          </table:table-cell>
        </table:table-row>
        <table:table-row table:style-name="ro1">
          <table:table-cell table:number-columns-repeated="15"/>
          <table:table-cell office:value-type="float" office:value="15479.595703" calcext:value-type="float">
            <text:p>15479.595703</text:p>
          </table:table-cell>
        </table:table-row>
        <table:table-row table:style-name="ro1">
          <table:table-cell table:number-columns-repeated="15"/>
          <table:table-cell office:value-type="float" office:value="15332.350586" calcext:value-type="float">
            <text:p>15332.350586</text:p>
          </table:table-cell>
        </table:table-row>
        <table:table-row table:style-name="ro1">
          <table:table-cell table:number-columns-repeated="15"/>
          <table:table-cell office:value-type="float" office:value="15290.90918" calcext:value-type="float">
            <text:p>15290.90918</text:p>
          </table:table-cell>
        </table:table-row>
        <table:table-row table:style-name="ro1">
          <table:table-cell table:number-columns-repeated="15"/>
          <table:table-cell office:value-type="float" office:value="15701.298828" calcext:value-type="float">
            <text:p>15701.298828</text:p>
          </table:table-cell>
        </table:table-row>
        <table:table-row table:style-name="ro1">
          <table:table-cell table:number-columns-repeated="15"/>
          <table:table-cell office:value-type="float" office:value="16276.44043" calcext:value-type="float">
            <text:p>16276.44043</text:p>
          </table:table-cell>
        </table:table-row>
        <table:table-row table:style-name="ro1">
          <table:table-cell table:number-columns-repeated="15"/>
          <table:table-cell office:value-type="float" office:value="16317.808594" calcext:value-type="float">
            <text:p>16317.808594</text:p>
          </table:table-cell>
        </table:table-row>
        <table:table-row table:style-name="ro1">
          <table:table-cell table:number-columns-repeated="15"/>
          <table:table-cell office:value-type="float" office:value="16068.139648" calcext:value-type="float">
            <text:p>16068.139648</text:p>
          </table:table-cell>
        </table:table-row>
        <table:table-row table:style-name="ro1">
          <table:table-cell table:number-columns-repeated="15"/>
          <table:table-cell office:value-type="float" office:value="15955.577148" calcext:value-type="float">
            <text:p>15955.577148</text:p>
          </table:table-cell>
        </table:table-row>
        <table:table-row table:style-name="ro1">
          <table:table-cell table:number-columns-repeated="15"/>
          <table:table-cell office:value-type="float" office:value="16685.691406" calcext:value-type="float">
            <text:p>16685.691406</text:p>
          </table:table-cell>
        </table:table-row>
        <table:table-row table:style-name="ro1">
          <table:table-cell table:number-columns-repeated="15"/>
          <table:table-cell office:value-type="float" office:value="17645.191406" calcext:value-type="float">
            <text:p>17645.191406</text:p>
          </table:table-cell>
        </table:table-row>
        <table:table-row table:style-name="ro1">
          <table:table-cell table:number-columns-repeated="15"/>
          <table:table-cell office:value-type="float" office:value="17803.861328" calcext:value-type="float">
            <text:p>17803.861328</text:p>
          </table:table-cell>
        </table:table-row>
        <table:table-row table:style-name="ro1">
          <table:table-cell table:number-columns-repeated="15"/>
          <table:table-cell office:value-type="float" office:value="17817.083984" calcext:value-type="float">
            <text:p>17817.083984</text:p>
          </table:table-cell>
        </table:table-row>
        <table:table-row table:style-name="ro1">
          <table:table-cell table:number-columns-repeated="15"/>
          <table:table-cell office:value-type="float" office:value="18621.316406" calcext:value-type="float">
            <text:p>18621.316406</text:p>
          </table:table-cell>
        </table:table-row>
        <table:table-row table:style-name="ro1">
          <table:table-cell table:number-columns-repeated="15"/>
          <table:table-cell office:value-type="float" office:value="18642.232422" calcext:value-type="float">
            <text:p>18642.232422</text:p>
          </table:table-cell>
        </table:table-row>
        <table:table-row table:style-name="ro1">
          <table:table-cell table:number-columns-repeated="15"/>
          <table:table-cell office:value-type="float" office:value="18370.017578" calcext:value-type="float">
            <text:p>18370.017578</text:p>
          </table:table-cell>
        </table:table-row>
        <table:table-row table:style-name="ro1">
          <table:table-cell table:number-columns-repeated="15"/>
          <table:table-cell office:value-type="float" office:value="18365.015625" calcext:value-type="float">
            <text:p>18365.015625</text:p>
          </table:table-cell>
        </table:table-row>
        <table:table-row table:style-name="ro1">
          <table:table-cell table:number-columns-repeated="15"/>
          <table:table-cell office:value-type="float" office:value="19104.410156" calcext:value-type="float">
            <text:p>19104.410156</text:p>
          </table:table-cell>
        </table:table-row>
        <table:table-row table:style-name="ro1">
          <table:table-cell table:number-columns-repeated="15"/>
          <table:table-cell office:value-type="float" office:value="18729.839844" calcext:value-type="float">
            <text:p>18729.839844</text:p>
          </table:table-cell>
        </table:table-row>
        <table:table-row table:style-name="ro1">
          <table:table-cell table:number-columns-repeated="15"/>
          <table:table-cell office:value-type="float" office:value="17153.914063" calcext:value-type="float">
            <text:p>17153.914063</text:p>
          </table:table-cell>
        </table:table-row>
        <table:table-row table:style-name="ro1">
          <table:table-cell table:number-columns-repeated="15"/>
          <table:table-cell office:value-type="float" office:value="17112.933594" calcext:value-type="float">
            <text:p>17112.933594</text:p>
          </table:table-cell>
        </table:table-row>
        <table:table-row table:style-name="ro1">
          <table:table-cell table:number-columns-repeated="15"/>
          <table:table-cell office:value-type="float" office:value="17719.634766" calcext:value-type="float">
            <text:p>17719.634766</text:p>
          </table:table-cell>
        </table:table-row>
        <table:table-row table:style-name="ro1">
          <table:table-cell table:number-columns-repeated="15"/>
          <table:table-cell office:value-type="float" office:value="18178.322266" calcext:value-type="float">
            <text:p>18178.322266</text:p>
          </table:table-cell>
        </table:table-row>
        <table:table-row table:style-name="ro1">
          <table:table-cell table:number-columns-repeated="15"/>
          <table:table-cell office:value-type="float" office:value="19633.769531" calcext:value-type="float">
            <text:p>19633.769531</text:p>
          </table:table-cell>
        </table:table-row>
        <table:table-row table:style-name="ro1">
          <table:table-cell table:number-columns-repeated="15"/>
          <table:table-cell office:value-type="float" office:value="18801.744141" calcext:value-type="float">
            <text:p>18801.744141</text:p>
          </table:table-cell>
        </table:table-row>
        <table:table-row table:style-name="ro1">
          <table:table-cell table:number-columns-repeated="15"/>
          <table:table-cell office:value-type="float" office:value="19205.925781" calcext:value-type="float">
            <text:p>19205.925781</text:p>
          </table:table-cell>
        </table:table-row>
        <table:table-row table:style-name="ro1">
          <table:table-cell table:number-columns-repeated="15"/>
          <table:table-cell office:value-type="float" office:value="19446.966797" calcext:value-type="float">
            <text:p>19446.966797</text:p>
          </table:table-cell>
        </table:table-row>
        <table:table-row table:style-name="ro1">
          <table:table-cell table:number-columns-repeated="15"/>
          <table:table-cell office:value-type="float" office:value="18698.384766" calcext:value-type="float">
            <text:p>18698.384766</text:p>
          </table:table-cell>
        </table:table-row>
        <table:table-row table:style-name="ro1">
          <table:table-cell table:number-columns-repeated="15"/>
          <table:table-cell office:value-type="float" office:value="19154.179688" calcext:value-type="float">
            <text:p>19154.179688</text:p>
          </table:table-cell>
        </table:table-row>
        <table:table-row table:style-name="ro1">
          <table:table-cell table:number-columns-repeated="15"/>
          <table:table-cell office:value-type="float" office:value="19343.128906" calcext:value-type="float">
            <text:p>19343.128906</text:p>
          </table:table-cell>
        </table:table-row>
        <table:table-row table:style-name="ro1">
          <table:table-cell table:number-columns-repeated="15"/>
          <table:table-cell office:value-type="float" office:value="19191.529297" calcext:value-type="float">
            <text:p>19191.529297</text:p>
          </table:table-cell>
        </table:table-row>
        <table:table-row table:style-name="ro1">
          <table:table-cell table:number-columns-repeated="15"/>
          <table:table-cell office:value-type="float" office:value="18320.884766" calcext:value-type="float">
            <text:p>18320.884766</text:p>
          </table:table-cell>
        </table:table-row>
        <table:table-row table:style-name="ro1">
          <table:table-cell table:number-columns-repeated="15"/>
          <table:table-cell office:value-type="float" office:value="18553.298828" calcext:value-type="float">
            <text:p>18553.298828</text:p>
          </table:table-cell>
        </table:table-row>
        <table:table-row table:style-name="ro1">
          <table:table-cell table:number-columns-repeated="15"/>
          <table:table-cell office:value-type="float" office:value="18263.929688" calcext:value-type="float">
            <text:p>18263.929688</text:p>
          </table:table-cell>
        </table:table-row>
        <table:table-row table:style-name="ro1">
          <table:table-cell table:number-columns-repeated="15"/>
          <table:table-cell office:value-type="float" office:value="18051.320313" calcext:value-type="float">
            <text:p>18051.320313</text:p>
          </table:table-cell>
        </table:table-row>
        <table:table-row table:style-name="ro1">
          <table:table-cell table:number-columns-repeated="15"/>
          <table:table-cell office:value-type="float" office:value="18806.765625" calcext:value-type="float">
            <text:p>18806.765625</text:p>
          </table:table-cell>
        </table:table-row>
        <table:table-row table:style-name="ro1">
          <table:table-cell table:number-columns-repeated="15"/>
          <table:table-cell office:value-type="float" office:value="19144.492188" calcext:value-type="float">
            <text:p>19144.492188</text:p>
          </table:table-cell>
        </table:table-row>
        <table:table-row table:style-name="ro1">
          <table:table-cell table:number-columns-repeated="15"/>
          <table:table-cell office:value-type="float" office:value="19246.919922" calcext:value-type="float">
            <text:p>19246.919922</text:p>
          </table:table-cell>
        </table:table-row>
        <table:table-row table:style-name="ro1">
          <table:table-cell table:number-columns-repeated="15"/>
          <table:table-cell office:value-type="float" office:value="19418.818359" calcext:value-type="float">
            <text:p>19418.818359</text:p>
          </table:table-cell>
        </table:table-row>
        <table:table-row table:style-name="ro1">
          <table:table-cell table:number-columns-repeated="15"/>
          <table:table-cell office:value-type="float" office:value="21308.351563" calcext:value-type="float">
            <text:p>21308.351563</text:p>
          </table:table-cell>
        </table:table-row>
        <table:table-row table:style-name="ro1">
          <table:table-cell table:number-columns-repeated="15"/>
          <table:table-cell office:value-type="float" office:value="22806.796875" calcext:value-type="float">
            <text:p>22806.796875</text:p>
          </table:table-cell>
        </table:table-row>
        <table:table-row table:style-name="ro1">
          <table:table-cell table:number-columns-repeated="15"/>
          <table:table-cell office:value-type="float" office:value="23132.865234" calcext:value-type="float">
            <text:p>23132.865234</text:p>
          </table:table-cell>
        </table:table-row>
        <table:table-row table:style-name="ro1">
          <table:table-cell table:number-columns-repeated="15"/>
          <table:table-cell office:value-type="float" office:value="23861.765625" calcext:value-type="float">
            <text:p>23861.765625</text:p>
          </table:table-cell>
        </table:table-row>
        <table:table-row table:style-name="ro1">
          <table:table-cell table:number-columns-repeated="15"/>
          <table:table-cell office:value-type="float" office:value="23474.455078" calcext:value-type="float">
            <text:p>23474.455078</text:p>
          </table:table-cell>
        </table:table-row>
        <table:table-row table:style-name="ro1">
          <table:table-cell table:number-columns-repeated="15"/>
          <table:table-cell office:value-type="float" office:value="22794.039063" calcext:value-type="float">
            <text:p>22794.039063</text:p>
          </table:table-cell>
        </table:table-row>
        <table:table-row table:style-name="ro1">
          <table:table-cell table:number-columns-repeated="15"/>
          <table:table-cell office:value-type="float" office:value="23781.974609" calcext:value-type="float">
            <text:p>23781.974609</text:p>
          </table:table-cell>
        </table:table-row>
        <table:table-row table:style-name="ro1">
          <table:table-cell table:number-columns-repeated="15"/>
          <table:table-cell office:value-type="float" office:value="23240.203125" calcext:value-type="float">
            <text:p>23240.203125</text:p>
          </table:table-cell>
        </table:table-row>
        <table:table-row table:style-name="ro1">
          <table:table-cell table:number-columns-repeated="15"/>
          <table:table-cell office:value-type="float" office:value="23733.570313" calcext:value-type="float">
            <text:p>23733.570313</text:p>
          </table:table-cell>
        </table:table-row>
        <table:table-row table:style-name="ro1">
          <table:table-cell table:number-columns-repeated="15"/>
          <table:table-cell office:value-type="float" office:value="24677.015625" calcext:value-type="float">
            <text:p>24677.015625</text:p>
          </table:table-cell>
        </table:table-row>
        <table:table-row table:style-name="ro1">
          <table:table-cell table:number-columns-repeated="15"/>
          <table:table-cell office:value-type="float" office:value="26439.373047" calcext:value-type="float">
            <text:p>26439.373047</text:p>
          </table:table-cell>
        </table:table-row>
        <table:table-row table:style-name="ro1">
          <table:table-cell table:number-columns-repeated="15"/>
          <table:table-cell office:value-type="float" office:value="26280.822266" calcext:value-type="float">
            <text:p>26280.822266</text:p>
          </table:table-cell>
        </table:table-row>
        <table:table-row table:style-name="ro1">
          <table:table-cell table:number-columns-repeated="15"/>
          <table:table-cell office:value-type="float" office:value="27081.810547" calcext:value-type="float">
            <text:p>27081.810547</text:p>
          </table:table-cell>
        </table:table-row>
        <table:table-row table:style-name="ro1">
          <table:table-cell table:number-columns-repeated="15"/>
          <table:table-cell office:value-type="float" office:value="27360.089844" calcext:value-type="float">
            <text:p>27360.089844</text:p>
          </table:table-cell>
        </table:table-row>
        <table:table-row table:style-name="ro1">
          <table:table-cell table:number-columns-repeated="15"/>
          <table:table-cell office:value-type="float" office:value="28841.574219" calcext:value-type="float">
            <text:p>28841.574219</text:p>
          </table:table-cell>
        </table:table-row>
        <table:table-row table:style-name="ro1">
          <table:table-cell table:number-columns-repeated="15"/>
          <table:table-cell office:value-type="float" office:value="28994.009766" calcext:value-type="float">
            <text:p>28994.009766</text:p>
          </table:table-cell>
        </table:table-row>
        <table:table-row table:style-name="ro1">
          <table:table-cell table:number-columns-repeated="15"/>
          <table:table-cell office:value-type="float" office:value="29376.455078" calcext:value-type="float">
            <text:p>29376.455078</text:p>
          </table:table-cell>
        </table:table-row>
        <table:table-row table:style-name="ro1">
          <table:table-cell table:number-columns-repeated="15"/>
          <table:table-cell office:value-type="float" office:value="32129.408203" calcext:value-type="float">
            <text:p>32129.408203</text:p>
          </table:table-cell>
        </table:table-row>
        <table:table-row table:style-name="ro1">
          <table:table-cell table:number-columns-repeated="15"/>
          <table:table-cell office:value-type="float" office:value="32810.949219" calcext:value-type="float">
            <text:p>32810.949219</text:p>
          </table:table-cell>
        </table:table-row>
        <table:table-row table:style-name="ro1">
          <table:table-cell table:number-columns-repeated="15"/>
          <table:table-cell office:value-type="float" office:value="31977.041016" calcext:value-type="float">
            <text:p>31977.041016</text:p>
          </table:table-cell>
        </table:table-row>
        <table:table-row table:style-name="ro1">
          <table:table-cell table:number-columns-repeated="15"/>
          <table:table-cell office:value-type="float" office:value="34013.613281" calcext:value-type="float">
            <text:p>34013.613281</text:p>
          </table:table-cell>
        </table:table-row>
        <table:table-row table:style-name="ro1">
          <table:table-cell table:number-columns-repeated="15"/>
          <table:table-cell office:value-type="float" office:value="36833.875" calcext:value-type="float">
            <text:p>36833.875</text:p>
          </table:table-cell>
        </table:table-row>
        <table:table-row table:style-name="ro1">
          <table:table-cell table:number-columns-repeated="15"/>
          <table:table-cell office:value-type="float" office:value="39381.765625" calcext:value-type="float">
            <text:p>39381.765625</text:p>
          </table:table-cell>
        </table:table-row>
        <table:table-row table:style-name="ro1">
          <table:table-cell table:number-columns-repeated="15"/>
          <table:table-cell office:value-type="float" office:value="40788.640625" calcext:value-type="float">
            <text:p>40788.640625</text:p>
          </table:table-cell>
        </table:table-row>
        <table:table-row table:style-name="ro1">
          <table:table-cell table:number-columns-repeated="15"/>
          <table:table-cell office:value-type="float" office:value="40254.21875" calcext:value-type="float">
            <text:p>40254.21875</text:p>
          </table:table-cell>
        </table:table-row>
        <table:table-row table:style-name="ro1">
          <table:table-cell table:number-columns-repeated="15"/>
          <table:table-cell office:value-type="float" office:value="38346.53125" calcext:value-type="float">
            <text:p>38346.53125</text:p>
          </table:table-cell>
        </table:table-row>
        <table:table-row table:style-name="ro1">
          <table:table-cell table:number-columns-repeated="15"/>
          <table:table-cell office:value-type="float" office:value="35516.359375" calcext:value-type="float">
            <text:p>35516.359375</text:p>
          </table:table-cell>
        </table:table-row>
        <table:table-row table:style-name="ro1">
          <table:table-cell table:number-columns-repeated="15"/>
          <table:table-cell office:value-type="float" office:value="33915.121094" calcext:value-type="float">
            <text:p>33915.121094</text:p>
          </table:table-cell>
        </table:table-row>
        <table:table-row table:style-name="ro1">
          <table:table-cell table:number-columns-repeated="15"/>
          <table:table-cell office:value-type="float" office:value="37325.109375" calcext:value-type="float">
            <text:p>37325.109375</text:p>
          </table:table-cell>
        </table:table-row>
        <table:table-row table:style-name="ro1">
          <table:table-cell table:number-columns-repeated="15"/>
          <table:table-cell office:value-type="float" office:value="39156.707031" calcext:value-type="float">
            <text:p>39156.707031</text:p>
          </table:table-cell>
        </table:table-row>
        <table:table-row table:style-name="ro1">
          <table:table-cell table:number-columns-repeated="15"/>
          <table:table-cell office:value-type="float" office:value="36821.648438" calcext:value-type="float">
            <text:p>36821.648438</text:p>
          </table:table-cell>
        </table:table-row>
        <table:table-row table:style-name="ro1">
          <table:table-cell table:number-columns-repeated="15"/>
          <table:table-cell office:value-type="float" office:value="36163.648438" calcext:value-type="float">
            <text:p>36163.648438</text:p>
          </table:table-cell>
        </table:table-row>
        <table:table-row table:style-name="ro1">
          <table:table-cell table:number-columns-repeated="15"/>
          <table:table-cell office:value-type="float" office:value="35792.238281" calcext:value-type="float">
            <text:p>35792.238281</text:p>
          </table:table-cell>
        </table:table-row>
        <table:table-row table:style-name="ro1">
          <table:table-cell table:number-columns-repeated="15"/>
          <table:table-cell office:value-type="float" office:value="36642.234375" calcext:value-type="float">
            <text:p>36642.234375</text:p>
          </table:table-cell>
        </table:table-row>
        <table:table-row table:style-name="ro1">
          <table:table-cell table:number-columns-repeated="15"/>
          <table:table-cell office:value-type="float" office:value="36050.113281" calcext:value-type="float">
            <text:p>36050.113281</text:p>
          </table:table-cell>
        </table:table-row>
        <table:table-row table:style-name="ro1">
          <table:table-cell table:number-columns-repeated="15"/>
          <table:table-cell office:value-type="float" office:value="35549.398438" calcext:value-type="float">
            <text:p>35549.398438</text:p>
          </table:table-cell>
        </table:table-row>
        <table:table-row table:style-name="ro1">
          <table:table-cell table:number-columns-repeated="15"/>
          <table:table-cell office:value-type="float" office:value="30817.625" calcext:value-type="float">
            <text:p>30817.625</text:p>
          </table:table-cell>
        </table:table-row>
        <table:table-row table:style-name="ro1">
          <table:table-cell table:number-columns-repeated="15"/>
          <table:table-cell office:value-type="float" office:value="32985.757813" calcext:value-type="float">
            <text:p>32985.757813</text:p>
          </table:table-cell>
        </table:table-row>
        <table:table-row table:style-name="ro1">
          <table:table-cell table:number-columns-repeated="15"/>
          <table:table-cell office:value-type="float" office:value="32064.376953" calcext:value-type="float">
            <text:p>32064.376953</text:p>
          </table:table-cell>
        </table:table-row>
        <table:table-row table:style-name="ro1">
          <table:table-cell table:number-columns-repeated="15"/>
          <table:table-cell office:value-type="float" office:value="32285.798828" calcext:value-type="float">
            <text:p>32285.798828</text:p>
          </table:table-cell>
        </table:table-row>
        <table:table-row table:style-name="ro1">
          <table:table-cell table:number-columns-repeated="15"/>
          <table:table-cell office:value-type="float" office:value="32358.613281" calcext:value-type="float">
            <text:p>32358.613281</text:p>
          </table:table-cell>
        </table:table-row>
        <table:table-row table:style-name="ro1">
          <table:table-cell table:number-columns-repeated="15"/>
          <table:table-cell office:value-type="float" office:value="32564.029297" calcext:value-type="float">
            <text:p>32564.029297</text:p>
          </table:table-cell>
        </table:table-row>
        <table:table-row table:style-name="ro1">
          <table:table-cell table:number-columns-repeated="15"/>
          <table:table-cell office:value-type="float" office:value="30441.041016" calcext:value-type="float">
            <text:p>30441.041016</text:p>
          </table:table-cell>
        </table:table-row>
        <table:table-row table:style-name="ro1">
          <table:table-cell table:number-columns-repeated="15"/>
          <table:table-cell office:value-type="float" office:value="34318.671875" calcext:value-type="float">
            <text:p>34318.671875</text:p>
          </table:table-cell>
        </table:table-row>
        <table:table-row table:style-name="ro1">
          <table:table-cell table:number-columns-repeated="15"/>
          <table:table-cell office:value-type="float" office:value="34295.933594" calcext:value-type="float">
            <text:p>34295.933594</text:p>
          </table:table-cell>
        </table:table-row>
        <table:table-row table:style-name="ro1">
          <table:table-cell table:number-columns-repeated="15"/>
          <table:table-cell office:value-type="float" office:value="34270.878906" calcext:value-type="float">
            <text:p>34270.878906</text:p>
          </table:table-cell>
        </table:table-row>
        <table:table-row table:style-name="ro1">
          <table:table-cell table:number-columns-repeated="15"/>
          <table:table-cell office:value-type="float" office:value="33114.578125" calcext:value-type="float">
            <text:p>33114.578125</text:p>
          </table:table-cell>
        </table:table-row>
        <table:table-row table:style-name="ro1">
          <table:table-cell table:number-columns-repeated="15"/>
          <table:table-cell office:value-type="float" office:value="33533.199219" calcext:value-type="float">
            <text:p>33533.199219</text:p>
          </table:table-cell>
        </table:table-row>
        <table:table-row table:style-name="ro1">
          <table:table-cell table:number-columns-repeated="15"/>
          <table:table-cell office:value-type="float" office:value="35510.820313" calcext:value-type="float">
            <text:p>35510.820313</text:p>
          </table:table-cell>
        </table:table-row>
        <table:table-row table:style-name="ro1">
          <table:table-cell table:number-columns-repeated="15"/>
          <table:table-cell office:value-type="float" office:value="37475.105469" calcext:value-type="float">
            <text:p>37475.105469</text:p>
          </table:table-cell>
        </table:table-row>
        <table:table-row table:style-name="ro1">
          <table:table-cell table:number-columns-repeated="15"/>
          <table:table-cell office:value-type="float" office:value="36931.546875" calcext:value-type="float">
            <text:p>36931.546875</text:p>
          </table:table-cell>
        </table:table-row>
        <table:table-row table:style-name="ro1">
          <table:table-cell table:number-columns-repeated="15"/>
          <table:table-cell office:value-type="float" office:value="38138.386719" calcext:value-type="float">
            <text:p>38138.386719</text:p>
          </table:table-cell>
        </table:table-row>
        <table:table-row table:style-name="ro1">
          <table:table-cell table:number-columns-repeated="15"/>
          <table:table-cell office:value-type="float" office:value="39250.191406" calcext:value-type="float">
            <text:p>39250.191406</text:p>
          </table:table-cell>
        </table:table-row>
        <table:table-row table:style-name="ro1">
          <table:table-cell table:number-columns-repeated="15"/>
          <table:table-cell office:value-type="float" office:value="38886.828125" calcext:value-type="float">
            <text:p>38886.828125</text:p>
          </table:table-cell>
        </table:table-row>
        <table:table-row table:style-name="ro1">
          <table:table-cell table:number-columns-repeated="15"/>
          <table:table-cell office:value-type="float" office:value="46184.992188" calcext:value-type="float">
            <text:p>46184.992188</text:p>
          </table:table-cell>
        </table:table-row>
        <table:table-row table:style-name="ro1">
          <table:table-cell table:number-columns-repeated="15"/>
          <table:table-cell office:value-type="float" office:value="46469.761719" calcext:value-type="float">
            <text:p>46469.761719</text:p>
          </table:table-cell>
        </table:table-row>
        <table:table-row table:style-name="ro1">
          <table:table-cell table:number-columns-repeated="15"/>
          <table:table-cell office:value-type="float" office:value="44898.710938" calcext:value-type="float">
            <text:p>44898.710938</text:p>
          </table:table-cell>
        </table:table-row>
        <table:table-row table:style-name="ro1">
          <table:table-cell table:number-columns-repeated="15"/>
          <table:table-cell office:value-type="float" office:value="47877.035156" calcext:value-type="float">
            <text:p>47877.035156</text:p>
          </table:table-cell>
        </table:table-row>
        <table:table-row table:style-name="ro1">
          <table:table-cell table:number-columns-repeated="15"/>
          <table:table-cell office:value-type="float" office:value="47491.203125" calcext:value-type="float">
            <text:p>47491.203125</text:p>
          </table:table-cell>
        </table:table-row>
        <table:table-row table:style-name="ro1">
          <table:table-cell table:number-columns-repeated="15"/>
          <table:table-cell office:value-type="float" office:value="47114.507813" calcext:value-type="float">
            <text:p>47114.507813</text:p>
          </table:table-cell>
        </table:table-row>
        <table:table-row table:style-name="ro1">
          <table:table-cell table:number-columns-repeated="15"/>
          <table:table-cell office:value-type="float" office:value="48696.535156" calcext:value-type="float">
            <text:p>48696.535156</text:p>
          </table:table-cell>
        </table:table-row>
        <table:table-row table:style-name="ro1">
          <table:table-cell table:number-columns-repeated="15"/>
          <table:table-cell office:value-type="float" office:value="47944.457031" calcext:value-type="float">
            <text:p>47944.457031</text:p>
          </table:table-cell>
        </table:table-row>
        <table:table-row table:style-name="ro1">
          <table:table-cell table:number-columns-repeated="15"/>
          <table:table-cell office:value-type="float" office:value="49207.277344" calcext:value-type="float">
            <text:p>49207.277344</text:p>
          </table:table-cell>
        </table:table-row>
        <table:table-row table:style-name="ro1">
          <table:table-cell table:number-columns-repeated="15"/>
          <table:table-cell office:value-type="float" office:value="52140.972656" calcext:value-type="float">
            <text:p>52140.972656</text:p>
          </table:table-cell>
        </table:table-row>
        <table:table-row table:style-name="ro1">
          <table:table-cell table:number-columns-repeated="15"/>
          <table:table-cell office:value-type="float" office:value="51675.980469" calcext:value-type="float">
            <text:p>51675.980469</text:p>
          </table:table-cell>
        </table:table-row>
        <table:table-row table:style-name="ro1">
          <table:table-cell table:number-columns-repeated="15"/>
          <table:table-cell office:value-type="float" office:value="55887.335938" calcext:value-type="float">
            <text:p>55887.335938</text:p>
          </table:table-cell>
        </table:table-row>
        <table:table-row table:style-name="ro1">
          <table:table-cell table:number-columns-repeated="15"/>
          <table:table-cell office:value-type="float" office:value="56068.566406" calcext:value-type="float">
            <text:p>56068.566406</text:p>
          </table:table-cell>
        </table:table-row>
        <table:table-row table:style-name="ro1">
          <table:table-cell table:number-columns-repeated="15"/>
          <table:table-cell office:value-type="float" office:value="57532.738281" calcext:value-type="float">
            <text:p>57532.738281</text:p>
          </table:table-cell>
        </table:table-row>
        <table:table-row table:style-name="ro1">
          <table:table-cell table:number-columns-repeated="15"/>
          <table:table-cell office:value-type="float" office:value="54204.929688" calcext:value-type="float">
            <text:p>54204.929688</text:p>
          </table:table-cell>
        </table:table-row>
        <table:table-row table:style-name="ro1">
          <table:table-cell table:number-columns-repeated="15"/>
          <table:table-cell office:value-type="float" office:value="48835.085938" calcext:value-type="float">
            <text:p>48835.085938</text:p>
          </table:table-cell>
        </table:table-row>
        <table:table-row table:style-name="ro1">
          <table:table-cell table:number-columns-repeated="15"/>
          <table:table-cell office:value-type="float" office:value="49709.082031" calcext:value-type="float">
            <text:p>49709.082031</text:p>
          </table:table-cell>
        </table:table-row>
        <table:table-row table:style-name="ro1">
          <table:table-cell table:number-columns-repeated="15"/>
          <table:table-cell office:value-type="float" office:value="47180.464844" calcext:value-type="float">
            <text:p>47180.464844</text:p>
          </table:table-cell>
        </table:table-row>
        <table:table-row table:style-name="ro1">
          <table:table-cell table:number-columns-repeated="15"/>
          <table:table-cell office:value-type="float" office:value="46344.773438" calcext:value-type="float">
            <text:p>46344.773438</text:p>
          </table:table-cell>
        </table:table-row>
        <table:table-row table:style-name="ro1">
          <table:table-cell table:number-columns-repeated="15"/>
          <table:table-cell office:value-type="float" office:value="46194.015625" calcext:value-type="float">
            <text:p>46194.015625</text:p>
          </table:table-cell>
        </table:table-row>
        <table:table-row table:style-name="ro1">
          <table:table-cell table:number-columns-repeated="15"/>
          <table:table-cell office:value-type="float" office:value="45159.503906" calcext:value-type="float">
            <text:p>45159.503906</text:p>
          </table:table-cell>
        </table:table-row>
        <table:table-row table:style-name="ro1">
          <table:table-cell table:number-columns-repeated="15"/>
          <table:table-cell office:value-type="float" office:value="49612.105469" calcext:value-type="float">
            <text:p>49612.105469</text:p>
          </table:table-cell>
        </table:table-row>
        <table:table-row table:style-name="ro1">
          <table:table-cell table:number-columns-repeated="15"/>
          <table:table-cell office:value-type="float" office:value="48415.816406" calcext:value-type="float">
            <text:p>48415.816406</text:p>
          </table:table-cell>
        </table:table-row>
        <table:table-row table:style-name="ro1">
          <table:table-cell table:number-columns-repeated="15"/>
          <table:table-cell office:value-type="float" office:value="50522.304688" calcext:value-type="float">
            <text:p>50522.304688</text:p>
          </table:table-cell>
        </table:table-row>
        <table:table-row table:style-name="ro1">
          <table:table-cell table:number-columns-repeated="15"/>
          <table:table-cell office:value-type="float" office:value="48527.03125" calcext:value-type="float">
            <text:p>48527.03125</text:p>
          </table:table-cell>
        </table:table-row>
        <table:table-row table:style-name="ro1">
          <table:table-cell table:number-columns-repeated="15"/>
          <table:table-cell office:value-type="float" office:value="48899.230469" calcext:value-type="float">
            <text:p>48899.230469</text:p>
          </table:table-cell>
        </table:table-row>
        <table:table-row table:style-name="ro1">
          <table:table-cell table:number-columns-repeated="15"/>
          <table:table-cell office:value-type="float" office:value="48918.679688" calcext:value-type="float">
            <text:p>48918.679688</text:p>
          </table:table-cell>
        </table:table-row>
        <table:table-row table:style-name="ro1">
          <table:table-cell table:number-columns-repeated="15"/>
          <table:table-cell office:value-type="float" office:value="51174.117188" calcext:value-type="float">
            <text:p>51174.117188</text:p>
          </table:table-cell>
        </table:table-row>
        <table:table-row table:style-name="ro1">
          <table:table-cell table:number-columns-repeated="15"/>
          <table:table-cell office:value-type="float" office:value="52272.96875" calcext:value-type="float">
            <text:p>52272.96875</text:p>
          </table:table-cell>
        </table:table-row>
        <table:table-row table:style-name="ro1">
          <table:table-cell table:number-columns-repeated="15"/>
          <table:table-cell office:value-type="float" office:value="54824.011719" calcext:value-type="float">
            <text:p>54824.011719</text:p>
          </table:table-cell>
        </table:table-row>
        <table:table-row table:style-name="ro1">
          <table:table-cell table:number-columns-repeated="15"/>
          <table:table-cell office:value-type="float" office:value="55963.179688" calcext:value-type="float">
            <text:p>55963.179688</text:p>
          </table:table-cell>
        </table:table-row>
        <table:table-row table:style-name="ro1">
          <table:table-cell table:number-columns-repeated="15"/>
          <table:table-cell office:value-type="float" office:value="57821.21875" calcext:value-type="float">
            <text:p>57821.21875</text:p>
          </table:table-cell>
        </table:table-row>
        <table:table-row table:style-name="ro1">
          <table:table-cell table:number-columns-repeated="15"/>
          <table:table-cell office:value-type="float" office:value="57343.371094" calcext:value-type="float">
            <text:p>57343.371094</text:p>
          </table:table-cell>
        </table:table-row>
        <table:table-row table:style-name="ro1">
          <table:table-cell table:number-columns-repeated="15"/>
          <table:table-cell office:value-type="float" office:value="61221.132813" calcext:value-type="float">
            <text:p>61221.132813</text:p>
          </table:table-cell>
        </table:table-row>
        <table:table-row table:style-name="ro1">
          <table:table-cell table:number-columns-repeated="15"/>
          <table:table-cell office:value-type="float" office:value="59267.429688" calcext:value-type="float">
            <text:p>59267.429688</text:p>
          </table:table-cell>
        </table:table-row>
        <table:table-row table:style-name="ro1">
          <table:table-cell table:number-columns-repeated="15"/>
          <table:table-cell office:value-type="float" office:value="55840.785156" calcext:value-type="float">
            <text:p>55840.785156</text:p>
          </table:table-cell>
        </table:table-row>
        <table:table-row table:style-name="ro1">
          <table:table-cell table:number-columns-repeated="15"/>
          <table:table-cell office:value-type="float" office:value="56825.828125" calcext:value-type="float">
            <text:p>56825.828125</text:p>
          </table:table-cell>
        </table:table-row>
        <table:table-row table:style-name="ro1">
          <table:table-cell table:number-columns-repeated="15"/>
          <table:table-cell office:value-type="float" office:value="58893.078125" calcext:value-type="float">
            <text:p>58893.078125</text:p>
          </table:table-cell>
        </table:table-row>
        <table:table-row table:style-name="ro1">
          <table:table-cell table:number-columns-repeated="15"/>
          <table:table-cell office:value-type="float" office:value="57850.441406" calcext:value-type="float">
            <text:p>57850.441406</text:p>
          </table:table-cell>
        </table:table-row>
        <table:table-row table:style-name="ro1">
          <table:table-cell table:number-columns-repeated="15"/>
          <table:table-cell office:value-type="float" office:value="58332.261719" calcext:value-type="float">
            <text:p>58332.261719</text:p>
          </table:table-cell>
        </table:table-row>
        <table:table-row table:style-name="ro1">
          <table:table-cell table:number-columns-repeated="15"/>
          <table:table-cell office:value-type="float" office:value="58309.914063" calcext:value-type="float">
            <text:p>58309.914063</text:p>
          </table:table-cell>
        </table:table-row>
        <table:table-row table:style-name="ro1">
          <table:table-cell table:number-columns-repeated="15"/>
          <table:table-cell office:value-type="float" office:value="57517.890625" calcext:value-type="float">
            <text:p>57517.890625</text:p>
          </table:table-cell>
        </table:table-row>
        <table:table-row table:style-name="ro1">
          <table:table-cell table:number-columns-repeated="15"/>
          <table:table-cell office:value-type="float" office:value="54511.660156" calcext:value-type="float">
            <text:p>54511.660156</text:p>
          </table:table-cell>
        </table:table-row>
        <table:table-row table:style-name="ro1">
          <table:table-cell table:number-columns-repeated="15"/>
          <table:table-cell office:value-type="float" office:value="54710.488281" calcext:value-type="float">
            <text:p>54710.488281</text:p>
          </table:table-cell>
        </table:table-row>
        <table:table-row table:style-name="ro1">
          <table:table-cell table:number-columns-repeated="15"/>
          <table:table-cell office:value-type="float" office:value="52726.746094" calcext:value-type="float">
            <text:p>52726.746094</text:p>
          </table:table-cell>
        </table:table-row>
        <table:table-row table:style-name="ro1">
          <table:table-cell table:number-columns-repeated="15"/>
          <table:table-cell office:value-type="float" office:value="51683.011719" calcext:value-type="float">
            <text:p>51683.011719</text:p>
          </table:table-cell>
        </table:table-row>
        <table:table-row table:style-name="ro1">
          <table:table-cell table:number-columns-repeated="15"/>
          <table:table-cell office:value-type="float" office:value="55137.566406" calcext:value-type="float">
            <text:p>55137.566406</text:p>
          </table:table-cell>
        </table:table-row>
        <table:table-row table:style-name="ro1">
          <table:table-cell table:number-columns-repeated="15"/>
          <table:table-cell office:value-type="float" office:value="55974.941406" calcext:value-type="float">
            <text:p>55974.941406</text:p>
          </table:table-cell>
        </table:table-row>
        <table:table-row table:style-name="ro1">
          <table:table-cell table:number-columns-repeated="15"/>
          <table:table-cell office:value-type="float" office:value="55947.898438" calcext:value-type="float">
            <text:p>55947.898438</text:p>
          </table:table-cell>
        </table:table-row>
        <table:table-row table:style-name="ro1">
          <table:table-cell table:number-columns-repeated="15"/>
          <table:table-cell office:value-type="float" office:value="57750.132813" calcext:value-type="float">
            <text:p>57750.132813</text:p>
          </table:table-cell>
        </table:table-row>
        <table:table-row table:style-name="ro1">
          <table:table-cell table:number-columns-repeated="15"/>
          <table:table-cell office:value-type="float" office:value="58930.277344" calcext:value-type="float">
            <text:p>58930.277344</text:p>
          </table:table-cell>
        </table:table-row>
        <table:table-row table:style-name="ro1">
          <table:table-cell table:number-columns-repeated="15"/>
          <table:table-cell office:value-type="float" office:value="58926.5625" calcext:value-type="float">
            <text:p>58926.5625</text:p>
          </table:table-cell>
        </table:table-row>
        <table:table-row table:style-name="ro1">
          <table:table-cell table:number-columns-repeated="15"/>
          <table:table-cell office:value-type="float" office:value="59098.878906" calcext:value-type="float">
            <text:p>59098.878906</text:p>
          </table:table-cell>
        </table:table-row>
        <table:table-row table:style-name="ro1">
          <table:table-cell table:number-columns-repeated="15"/>
          <table:table-cell office:value-type="float" office:value="59397.410156" calcext:value-type="float">
            <text:p>59397.410156</text:p>
          </table:table-cell>
        </table:table-row>
        <table:table-row table:style-name="ro1">
          <table:table-cell table:number-columns-repeated="15"/>
          <table:table-cell office:value-type="float" office:value="57604.839844" calcext:value-type="float">
            <text:p>57604.839844</text:p>
          </table:table-cell>
        </table:table-row>
        <table:table-row table:style-name="ro1">
          <table:table-cell table:number-columns-repeated="15"/>
          <table:table-cell office:value-type="float" office:value="58760.875" calcext:value-type="float">
            <text:p>58760.875</text:p>
          </table:table-cell>
        </table:table-row>
        <table:table-row table:style-name="ro1">
          <table:table-cell table:number-columns-repeated="15"/>
          <table:table-cell office:value-type="float" office:value="59171.933594" calcext:value-type="float">
            <text:p>59171.933594</text:p>
          </table:table-cell>
        </table:table-row>
        <table:table-row table:style-name="ro1">
          <table:table-cell table:number-columns-repeated="15"/>
          <table:table-cell office:value-type="float" office:value="58186.507813" calcext:value-type="float">
            <text:p>58186.507813</text:p>
          </table:table-cell>
        </table:table-row>
        <table:table-row table:style-name="ro1">
          <table:table-cell table:number-columns-repeated="15"/>
          <table:table-cell office:value-type="float" office:value="56099.914063" calcext:value-type="float">
            <text:p>56099.914063</text:p>
          </table:table-cell>
        </table:table-row>
        <table:table-row table:style-name="ro1">
          <table:table-cell table:number-columns-repeated="15"/>
          <table:table-cell office:value-type="float" office:value="58326.5625" calcext:value-type="float">
            <text:p>58326.5625</text:p>
          </table:table-cell>
        </table:table-row>
        <table:table-row table:style-name="ro1">
          <table:table-cell table:number-columns-repeated="15"/>
          <table:table-cell office:value-type="float" office:value="58253.777344" calcext:value-type="float">
            <text:p>58253.777344</text:p>
          </table:table-cell>
        </table:table-row>
        <table:table-row table:style-name="ro1">
          <table:table-cell table:number-columns-repeated="15"/>
          <table:table-cell office:value-type="float" office:value="59846.230469" calcext:value-type="float">
            <text:p>59846.230469</text:p>
          </table:table-cell>
        </table:table-row>
        <table:table-row table:style-name="ro1">
          <table:table-cell table:number-columns-repeated="15"/>
          <table:table-cell office:value-type="float" office:value="60175.945313" calcext:value-type="float">
            <text:p>60175.945313</text:p>
          </table:table-cell>
        </table:table-row>
        <table:table-row table:style-name="ro1">
          <table:table-cell table:number-columns-repeated="15"/>
          <table:table-cell office:value-type="float" office:value="59890.019531" calcext:value-type="float">
            <text:p>59890.019531</text:p>
          </table:table-cell>
        </table:table-row>
        <table:table-row table:style-name="ro1">
          <table:table-cell table:number-columns-repeated="15"/>
          <table:table-cell office:value-type="float" office:value="63523.753906" calcext:value-type="float">
            <text:p>63523.753906</text:p>
          </table:table-cell>
        </table:table-row>
        <table:table-row table:style-name="ro1">
          <table:table-cell table:number-columns-repeated="15"/>
          <table:table-cell office:value-type="float" office:value="63075.195313" calcext:value-type="float">
            <text:p>63075.195313</text:p>
          </table:table-cell>
        </table:table-row>
        <table:table-row table:style-name="ro1">
          <table:table-cell table:number-columns-repeated="15"/>
          <table:table-cell office:value-type="float" office:value="63258.503906" calcext:value-type="float">
            <text:p>63258.503906</text:p>
          </table:table-cell>
        </table:table-row>
        <table:table-row table:style-name="ro1">
          <table:table-cell table:number-columns-repeated="15"/>
          <table:table-cell office:value-type="float" office:value="61529.921875" calcext:value-type="float">
            <text:p>61529.921875</text:p>
          </table:table-cell>
        </table:table-row>
        <table:table-row table:style-name="ro1">
          <table:table-cell table:number-columns-repeated="15"/>
          <table:table-cell office:value-type="float" office:value="60701.886719" calcext:value-type="float">
            <text:p>60701.886719</text:p>
          </table:table-cell>
        </table:table-row>
        <table:table-row table:style-name="ro1">
          <table:table-cell table:number-columns-repeated="15"/>
          <table:table-cell office:value-type="float" office:value="56191.585938" calcext:value-type="float">
            <text:p>56191.585938</text:p>
          </table:table-cell>
        </table:table-row>
        <table:table-row table:style-name="ro1">
          <table:table-cell table:number-columns-repeated="15"/>
          <table:table-cell office:value-type="float" office:value="55681.792969" calcext:value-type="float">
            <text:p>55681.792969</text:p>
          </table:table-cell>
        </table:table-row>
        <table:table-row table:style-name="ro1">
          <table:table-cell table:number-columns-repeated="15"/>
          <table:table-cell office:value-type="float" office:value="56471.128906" calcext:value-type="float">
            <text:p>56471.128906</text:p>
          </table:table-cell>
        </table:table-row>
        <table:table-row table:style-name="ro1">
          <table:table-cell table:number-columns-repeated="15"/>
          <table:table-cell office:value-type="float" office:value="53857.105469" calcext:value-type="float">
            <text:p>53857.105469</text:p>
          </table:table-cell>
        </table:table-row>
        <table:table-row table:style-name="ro1">
          <table:table-cell table:number-columns-repeated="15"/>
          <table:table-cell office:value-type="float" office:value="51739.808594" calcext:value-type="float">
            <text:p>51739.808594</text:p>
          </table:table-cell>
        </table:table-row>
        <table:table-row table:style-name="ro1">
          <table:table-cell table:number-columns-repeated="15"/>
          <table:table-cell office:value-type="float" office:value="51143.226563" calcext:value-type="float">
            <text:p>51143.226563</text:p>
          </table:table-cell>
        </table:table-row>
        <table:table-row table:style-name="ro1">
          <table:table-cell table:number-columns-repeated="15"/>
          <table:table-cell office:value-type="float" office:value="50052.832031" calcext:value-type="float">
            <text:p>50052.832031</text:p>
          </table:table-cell>
        </table:table-row>
        <table:table-row table:style-name="ro1">
          <table:table-cell table:number-columns-repeated="15"/>
          <table:table-cell office:value-type="float" office:value="49077.792969" calcext:value-type="float">
            <text:p>49077.792969</text:p>
          </table:table-cell>
        </table:table-row>
        <table:table-row table:style-name="ro1">
          <table:table-cell table:number-columns-repeated="15"/>
          <table:table-cell office:value-type="float" office:value="54030.304688" calcext:value-type="float">
            <text:p>54030.304688</text:p>
          </table:table-cell>
        </table:table-row>
        <table:table-row table:style-name="ro1">
          <table:table-cell table:number-columns-repeated="15"/>
          <table:table-cell office:value-type="float" office:value="55036.636719" calcext:value-type="float">
            <text:p>55036.636719</text:p>
          </table:table-cell>
        </table:table-row>
        <table:table-row table:style-name="ro1">
          <table:table-cell table:number-columns-repeated="15"/>
          <table:table-cell office:value-type="float" office:value="54858.089844" calcext:value-type="float">
            <text:p>54858.089844</text:p>
          </table:table-cell>
        </table:table-row>
        <table:table-row table:style-name="ro1">
          <table:table-cell table:number-columns-repeated="15"/>
          <table:table-cell office:value-type="float" office:value="53568.664063" calcext:value-type="float">
            <text:p>53568.664063</text:p>
          </table:table-cell>
        </table:table-row>
        <table:table-row table:style-name="ro1">
          <table:table-cell table:number-columns-repeated="15"/>
          <table:table-cell office:value-type="float" office:value="57714.664063" calcext:value-type="float">
            <text:p>57714.664063</text:p>
          </table:table-cell>
        </table:table-row>
        <table:table-row table:style-name="ro1">
          <table:table-cell table:number-columns-repeated="15"/>
          <table:table-cell office:value-type="float" office:value="57825.863281" calcext:value-type="float">
            <text:p>57825.863281</text:p>
          </table:table-cell>
        </table:table-row>
        <table:table-row table:style-name="ro1">
          <table:table-cell table:number-columns-repeated="15"/>
          <table:table-cell office:value-type="float" office:value="56620.273438" calcext:value-type="float">
            <text:p>56620.273438</text:p>
          </table:table-cell>
        </table:table-row>
        <table:table-row table:style-name="ro1">
          <table:table-cell table:number-columns-repeated="15"/>
          <table:table-cell office:value-type="float" office:value="57214.179688" calcext:value-type="float">
            <text:p>57214.179688</text:p>
          </table:table-cell>
        </table:table-row>
        <table:table-row table:style-name="ro1">
          <table:table-cell table:number-columns-repeated="15"/>
          <table:table-cell office:value-type="float" office:value="53252.164063" calcext:value-type="float">
            <text:p>53252.164063</text:p>
          </table:table-cell>
        </table:table-row>
        <table:table-row table:style-name="ro1">
          <table:table-cell table:number-columns-repeated="15"/>
          <table:table-cell office:value-type="float" office:value="57441.308594" calcext:value-type="float">
            <text:p>57441.308594</text:p>
          </table:table-cell>
        </table:table-row>
        <table:table-row table:style-name="ro1">
          <table:table-cell table:number-columns-repeated="15"/>
          <table:table-cell office:value-type="float" office:value="56413.953125" calcext:value-type="float">
            <text:p>56413.953125</text:p>
          </table:table-cell>
        </table:table-row>
        <table:table-row table:style-name="ro1">
          <table:table-cell table:number-columns-repeated="15"/>
          <table:table-cell office:value-type="float" office:value="57352.765625" calcext:value-type="float">
            <text:p>57352.765625</text:p>
          </table:table-cell>
        </table:table-row>
        <table:table-row table:style-name="ro1">
          <table:table-cell table:number-columns-repeated="15"/>
          <table:table-cell office:value-type="float" office:value="58877.390625" calcext:value-type="float">
            <text:p>58877.390625</text:p>
          </table:table-cell>
        </table:table-row>
        <table:table-row table:style-name="ro1">
          <table:table-cell table:number-columns-repeated="15"/>
          <table:table-cell office:value-type="float" office:value="58250.871094" calcext:value-type="float">
            <text:p>58250.871094</text:p>
          </table:table-cell>
        </table:table-row>
        <table:table-row table:style-name="ro1">
          <table:table-cell table:number-columns-repeated="15"/>
          <table:table-cell office:value-type="float" office:value="55847.242188" calcext:value-type="float">
            <text:p>55847.242188</text:p>
          </table:table-cell>
        </table:table-row>
        <table:table-row table:style-name="ro1">
          <table:table-cell table:number-columns-repeated="15"/>
          <table:table-cell office:value-type="float" office:value="56714.53125" calcext:value-type="float">
            <text:p>56714.53125</text:p>
          </table:table-cell>
        </table:table-row>
        <table:table-row table:style-name="ro1">
          <table:table-cell table:number-columns-repeated="15"/>
          <table:table-cell office:value-type="float" office:value="49735.433594" calcext:value-type="float">
            <text:p>49735.433594</text:p>
          </table:table-cell>
        </table:table-row>
        <table:table-row table:style-name="ro1">
          <table:table-cell table:number-columns-repeated="15"/>
          <table:table-cell office:value-type="float" office:value="49682.980469" calcext:value-type="float">
            <text:p>49682.980469</text:p>
          </table:table-cell>
        </table:table-row>
        <table:table-row table:style-name="ro1">
          <table:table-cell table:number-columns-repeated="15"/>
          <table:table-cell office:value-type="float" office:value="49855.496094" calcext:value-type="float">
            <text:p>49855.496094</text:p>
          </table:table-cell>
        </table:table-row>
        <table:table-row table:style-name="ro1">
          <table:table-cell table:number-columns-repeated="15"/>
          <table:table-cell office:value-type="float" office:value="46716.636719" calcext:value-type="float">
            <text:p>46716.636719</text:p>
          </table:table-cell>
        </table:table-row>
        <table:table-row table:style-name="ro1">
          <table:table-cell table:number-columns-repeated="15"/>
          <table:table-cell office:value-type="float" office:value="46415.898438" calcext:value-type="float">
            <text:p>46415.898438</text:p>
          </table:table-cell>
        </table:table-row>
        <table:table-row table:style-name="ro1">
          <table:table-cell table:number-columns-repeated="15"/>
          <table:table-cell office:value-type="float" office:value="43488.058594" calcext:value-type="float">
            <text:p>43488.058594</text:p>
          </table:table-cell>
        </table:table-row>
        <table:table-row table:style-name="ro1">
          <table:table-cell table:number-columns-repeated="15"/>
          <table:table-cell office:value-type="float" office:value="42944.976563" calcext:value-type="float">
            <text:p>42944.976563</text:p>
          </table:table-cell>
        </table:table-row>
        <table:table-row table:style-name="ro1">
          <table:table-cell table:number-columns-repeated="15"/>
          <table:table-cell office:value-type="float" office:value="36753.667969" calcext:value-type="float">
            <text:p>36753.667969</text:p>
          </table:table-cell>
        </table:table-row>
        <table:table-row table:style-name="ro1">
          <table:table-cell table:number-columns-repeated="15"/>
          <table:table-cell office:value-type="float" office:value="40596.949219" calcext:value-type="float">
            <text:p>40596.949219</text:p>
          </table:table-cell>
        </table:table-row>
        <table:table-row table:style-name="ro1">
          <table:table-cell table:number-columns-repeated="15"/>
          <table:table-cell office:value-type="float" office:value="37371.03125" calcext:value-type="float">
            <text:p>37371.03125</text:p>
          </table:table-cell>
        </table:table-row>
        <table:table-row table:style-name="ro1">
          <table:table-cell table:number-columns-repeated="15"/>
          <table:table-cell office:value-type="float" office:value="37531.449219" calcext:value-type="float">
            <text:p>37531.449219</text:p>
          </table:table-cell>
        </table:table-row>
        <table:table-row table:style-name="ro1">
          <table:table-cell table:number-columns-repeated="15"/>
          <table:table-cell office:value-type="float" office:value="34700.363281" calcext:value-type="float">
            <text:p>34700.363281</text:p>
          </table:table-cell>
        </table:table-row>
        <table:table-row table:style-name="ro1">
          <table:table-cell table:number-columns-repeated="15"/>
          <table:table-cell office:value-type="float" office:value="38795.78125" calcext:value-type="float">
            <text:p>38795.78125</text:p>
          </table:table-cell>
        </table:table-row>
        <table:table-row table:style-name="ro1">
          <table:table-cell table:number-columns-repeated="15"/>
          <table:table-cell office:value-type="float" office:value="38392.625" calcext:value-type="float">
            <text:p>38392.625</text:p>
          </table:table-cell>
        </table:table-row>
        <table:table-row table:style-name="ro1">
          <table:table-cell table:number-columns-repeated="15"/>
          <table:table-cell office:value-type="float" office:value="39316.890625" calcext:value-type="float">
            <text:p>39316.890625</text:p>
          </table:table-cell>
        </table:table-row>
        <table:table-row table:style-name="ro1">
          <table:table-cell table:number-columns-repeated="15"/>
          <table:table-cell office:value-type="float" office:value="38507.082031" calcext:value-type="float">
            <text:p>38507.082031</text:p>
          </table:table-cell>
        </table:table-row>
        <table:table-row table:style-name="ro1">
          <table:table-cell table:number-columns-repeated="15"/>
          <table:table-cell office:value-type="float" office:value="35684.15625" calcext:value-type="float">
            <text:p>35684.15625</text:p>
          </table:table-cell>
        </table:table-row>
        <table:table-row table:style-name="ro1">
          <table:table-cell table:number-columns-repeated="15"/>
          <table:table-cell office:value-type="float" office:value="34607.40625" calcext:value-type="float">
            <text:p>34607.40625</text:p>
          </table:table-cell>
        </table:table-row>
        <table:table-row table:style-name="ro1">
          <table:table-cell table:number-columns-repeated="15"/>
          <table:table-cell office:value-type="float" office:value="35658.59375" calcext:value-type="float">
            <text:p>35658.59375</text:p>
          </table:table-cell>
        </table:table-row>
        <table:table-row table:style-name="ro1">
          <table:table-cell table:number-columns-repeated="15"/>
          <table:table-cell office:value-type="float" office:value="37293.792969" calcext:value-type="float">
            <text:p>37293.792969</text:p>
          </table:table-cell>
        </table:table-row>
        <table:table-row table:style-name="ro1">
          <table:table-cell table:number-columns-repeated="15"/>
          <table:table-cell office:value-type="float" office:value="36699.921875" calcext:value-type="float">
            <text:p>36699.921875</text:p>
          </table:table-cell>
        </table:table-row>
        <table:table-row table:style-name="ro1">
          <table:table-cell table:number-columns-repeated="15"/>
          <table:table-cell office:value-type="float" office:value="37599.410156" calcext:value-type="float">
            <text:p>37599.410156</text:p>
          </table:table-cell>
        </table:table-row>
        <table:table-row table:style-name="ro1">
          <table:table-cell table:number-columns-repeated="15"/>
          <table:table-cell office:value-type="float" office:value="39242.484375" calcext:value-type="float">
            <text:p>39242.484375</text:p>
          </table:table-cell>
        </table:table-row>
        <table:table-row table:style-name="ro1">
          <table:table-cell table:number-columns-repeated="15"/>
          <table:table-cell office:value-type="float" office:value="36880.15625" calcext:value-type="float">
            <text:p>36880.15625</text:p>
          </table:table-cell>
        </table:table-row>
        <table:table-row table:style-name="ro1">
          <table:table-cell table:number-columns-repeated="15"/>
          <table:table-cell office:value-type="float" office:value="35538.609375" calcext:value-type="float">
            <text:p>35538.609375</text:p>
          </table:table-cell>
        </table:table-row>
        <table:table-row table:style-name="ro1">
          <table:table-cell table:number-columns-repeated="15"/>
          <table:table-cell office:value-type="float" office:value="35835.265625" calcext:value-type="float">
            <text:p>35835.265625</text:p>
          </table:table-cell>
        </table:table-row>
        <table:table-row table:style-name="ro1">
          <table:table-cell table:number-columns-repeated="15"/>
          <table:table-cell office:value-type="float" office:value="33589.519531" calcext:value-type="float">
            <text:p>33589.519531</text:p>
          </table:table-cell>
        </table:table-row>
        <table:table-row table:style-name="ro1">
          <table:table-cell table:number-columns-repeated="15"/>
          <table:table-cell office:value-type="float" office:value="33416.976563" calcext:value-type="float">
            <text:p>33416.976563</text:p>
          </table:table-cell>
        </table:table-row>
        <table:table-row table:style-name="ro1">
          <table:table-cell table:number-columns-repeated="15"/>
          <table:table-cell office:value-type="float" office:value="37389.515625" calcext:value-type="float">
            <text:p>37389.515625</text:p>
          </table:table-cell>
        </table:table-row>
        <table:table-row table:style-name="ro1">
          <table:table-cell table:number-columns-repeated="15"/>
          <table:table-cell office:value-type="float" office:value="36697.03125" calcext:value-type="float">
            <text:p>36697.03125</text:p>
          </table:table-cell>
        </table:table-row>
        <table:table-row table:style-name="ro1">
          <table:table-cell table:number-columns-repeated="15"/>
          <table:table-cell office:value-type="float" office:value="37340.144531" calcext:value-type="float">
            <text:p>37340.144531</text:p>
          </table:table-cell>
        </table:table-row>
        <table:table-row table:style-name="ro1">
          <table:table-cell table:number-columns-repeated="15"/>
          <table:table-cell office:value-type="float" office:value="35555.789063" calcext:value-type="float">
            <text:p>35555.789063</text:p>
          </table:table-cell>
        </table:table-row>
        <table:table-row table:style-name="ro1">
          <table:table-cell table:number-columns-repeated="15"/>
          <table:table-cell office:value-type="float" office:value="39016.96875" calcext:value-type="float">
            <text:p>39016.96875</text:p>
          </table:table-cell>
        </table:table-row>
        <table:table-row table:style-name="ro1">
          <table:table-cell table:number-columns-repeated="15"/>
          <table:table-cell office:value-type="float" office:value="40427.167969" calcext:value-type="float">
            <text:p>40427.167969</text:p>
          </table:table-cell>
        </table:table-row>
        <table:table-row table:style-name="ro1">
          <table:table-cell table:number-columns-repeated="15"/>
          <table:table-cell office:value-type="float" office:value="40168.691406" calcext:value-type="float">
            <text:p>40168.691406</text:p>
          </table:table-cell>
        </table:table-row>
        <table:table-row table:style-name="ro1">
          <table:table-cell table:number-columns-repeated="15"/>
          <table:table-cell office:value-type="float" office:value="38341.421875" calcext:value-type="float">
            <text:p>38341.421875</text:p>
          </table:table-cell>
        </table:table-row>
        <table:table-row table:style-name="ro1">
          <table:table-cell table:number-columns-repeated="15"/>
          <table:table-cell office:value-type="float" office:value="38099.476563" calcext:value-type="float">
            <text:p>38099.476563</text:p>
          </table:table-cell>
        </table:table-row>
        <table:table-row table:style-name="ro1">
          <table:table-cell table:number-columns-repeated="15"/>
          <table:table-cell office:value-type="float" office:value="35854.527344" calcext:value-type="float">
            <text:p>35854.527344</text:p>
          </table:table-cell>
        </table:table-row>
        <table:table-row table:style-name="ro1">
          <table:table-cell table:number-columns-repeated="15"/>
          <table:table-cell office:value-type="float" office:value="35563.140625" calcext:value-type="float">
            <text:p>35563.140625</text:p>
          </table:table-cell>
        </table:table-row>
        <table:table-row table:style-name="ro1">
          <table:table-cell table:number-columns-repeated="15"/>
          <table:table-cell office:value-type="float" office:value="35641.144531" calcext:value-type="float">
            <text:p>35641.144531</text:p>
          </table:table-cell>
        </table:table-row>
        <table:table-row table:style-name="ro1">
          <table:table-cell table:number-columns-repeated="15"/>
          <table:table-cell office:value-type="float" office:value="31622.376953" calcext:value-type="float">
            <text:p>31622.376953</text:p>
          </table:table-cell>
        </table:table-row>
        <table:table-row table:style-name="ro1">
          <table:table-cell table:number-columns-repeated="15"/>
          <table:table-cell office:value-type="float" office:value="32515.714844" calcext:value-type="float">
            <text:p>32515.714844</text:p>
          </table:table-cell>
        </table:table-row>
        <table:table-row table:style-name="ro1">
          <table:table-cell table:number-columns-repeated="15"/>
          <table:table-cell office:value-type="float" office:value="33682.800781" calcext:value-type="float">
            <text:p>33682.800781</text:p>
          </table:table-cell>
        </table:table-row>
        <table:table-row table:style-name="ro1">
          <table:table-cell table:number-columns-repeated="15"/>
          <table:table-cell office:value-type="float" office:value="34659.105469" calcext:value-type="float">
            <text:p>34659.105469</text:p>
          </table:table-cell>
        </table:table-row>
        <table:table-row table:style-name="ro1">
          <table:table-cell table:number-columns-repeated="15"/>
          <table:table-cell office:value-type="float" office:value="31594.664063" calcext:value-type="float">
            <text:p>31594.664063</text:p>
          </table:table-cell>
        </table:table-row>
        <table:table-row table:style-name="ro1">
          <table:table-cell table:number-columns-repeated="15"/>
          <table:table-cell office:value-type="float" office:value="32287.523438" calcext:value-type="float">
            <text:p>32287.523438</text:p>
          </table:table-cell>
        </table:table-row>
        <table:table-row table:style-name="ro1">
          <table:table-cell table:number-columns-repeated="15"/>
          <table:table-cell office:value-type="float" office:value="34679.121094" calcext:value-type="float">
            <text:p>34679.121094</text:p>
          </table:table-cell>
        </table:table-row>
        <table:table-row table:style-name="ro1">
          <table:table-cell table:number-columns-repeated="15"/>
          <table:table-cell office:value-type="float" office:value="34475.558594" calcext:value-type="float">
            <text:p>34475.558594</text:p>
          </table:table-cell>
        </table:table-row>
        <table:table-row table:style-name="ro1">
          <table:table-cell table:number-columns-repeated="15"/>
          <table:table-cell office:value-type="float" office:value="35908.386719" calcext:value-type="float">
            <text:p>35908.386719</text:p>
          </table:table-cell>
        </table:table-row>
        <table:table-row table:style-name="ro1">
          <table:table-cell table:number-columns-repeated="15"/>
          <table:table-cell office:value-type="float" office:value="35035.984375" calcext:value-type="float">
            <text:p>35035.984375</text:p>
          </table:table-cell>
        </table:table-row>
        <table:table-row table:style-name="ro1">
          <table:table-cell table:number-columns-repeated="15"/>
          <table:table-cell office:value-type="float" office:value="33549.601563" calcext:value-type="float">
            <text:p>33549.601563</text:p>
          </table:table-cell>
        </table:table-row>
        <table:table-row table:style-name="ro1">
          <table:table-cell table:number-columns-repeated="15"/>
          <table:table-cell office:value-type="float" office:value="33854.421875" calcext:value-type="float">
            <text:p>33854.421875</text:p>
          </table:table-cell>
        </table:table-row>
        <table:table-row table:style-name="ro1">
          <table:table-cell table:number-columns-repeated="15"/>
          <table:table-cell office:value-type="float" office:value="34665.566406" calcext:value-type="float">
            <text:p>34665.566406</text:p>
          </table:table-cell>
        </table:table-row>
        <table:table-row table:style-name="ro1">
          <table:table-cell table:number-columns-repeated="15"/>
          <table:table-cell office:value-type="float" office:value="35284.34375" calcext:value-type="float">
            <text:p>35284.34375</text:p>
          </table:table-cell>
        </table:table-row>
        <table:table-row table:style-name="ro1">
          <table:table-cell table:number-columns-repeated="15"/>
          <table:table-cell office:value-type="float" office:value="33723.507813" calcext:value-type="float">
            <text:p>33723.507813</text:p>
          </table:table-cell>
        </table:table-row>
        <table:table-row table:style-name="ro1">
          <table:table-cell table:number-columns-repeated="15"/>
          <table:table-cell office:value-type="float" office:value="34225.679688" calcext:value-type="float">
            <text:p>34225.679688</text:p>
          </table:table-cell>
        </table:table-row>
        <table:table-row table:style-name="ro1">
          <table:table-cell table:number-columns-repeated="15"/>
          <table:table-cell office:value-type="float" office:value="33889.605469" calcext:value-type="float">
            <text:p>33889.605469</text:p>
          </table:table-cell>
        </table:table-row>
        <table:table-row table:style-name="ro1">
          <table:table-cell table:number-columns-repeated="15"/>
          <table:table-cell office:value-type="float" office:value="32861.671875" calcext:value-type="float">
            <text:p>32861.671875</text:p>
          </table:table-cell>
        </table:table-row>
        <table:table-row table:style-name="ro1">
          <table:table-cell table:number-columns-repeated="15"/>
          <table:table-cell office:value-type="float" office:value="33811.242188" calcext:value-type="float">
            <text:p>33811.242188</text:p>
          </table:table-cell>
        </table:table-row>
        <table:table-row table:style-name="ro1">
          <table:table-cell table:number-columns-repeated="15"/>
          <table:table-cell office:value-type="float" office:value="33509.078125" calcext:value-type="float">
            <text:p>33509.078125</text:p>
          </table:table-cell>
        </table:table-row>
        <table:table-row table:style-name="ro1">
          <table:table-cell table:number-columns-repeated="15"/>
          <table:table-cell office:value-type="float" office:value="34254.015625" calcext:value-type="float">
            <text:p>34254.015625</text:p>
          </table:table-cell>
        </table:table-row>
        <table:table-row table:style-name="ro1">
          <table:table-cell table:number-columns-repeated="15"/>
          <table:table-cell office:value-type="float" office:value="33125.46875" calcext:value-type="float">
            <text:p>33125.46875</text:p>
          </table:table-cell>
        </table:table-row>
        <table:table-row table:style-name="ro1">
          <table:table-cell table:number-columns-repeated="15"/>
          <table:table-cell office:value-type="float" office:value="32723.845703" calcext:value-type="float">
            <text:p>32723.845703</text:p>
          </table:table-cell>
        </table:table-row>
        <table:table-row table:style-name="ro1">
          <table:table-cell table:number-columns-repeated="15"/>
          <table:table-cell office:value-type="float" office:value="32827.875" calcext:value-type="float">
            <text:p>32827.875</text:p>
          </table:table-cell>
        </table:table-row>
        <table:table-row table:style-name="ro1">
          <table:table-cell table:number-columns-repeated="15"/>
          <table:table-cell office:value-type="float" office:value="31841.550781" calcext:value-type="float">
            <text:p>31841.550781</text:p>
          </table:table-cell>
        </table:table-row>
        <table:table-row table:style-name="ro1">
          <table:table-cell table:number-columns-repeated="15"/>
          <table:table-cell office:value-type="float" office:value="31397.308594" calcext:value-type="float">
            <text:p>31397.308594</text:p>
          </table:table-cell>
        </table:table-row>
        <table:table-row table:style-name="ro1">
          <table:table-cell table:number-columns-repeated="15"/>
          <table:table-cell office:value-type="float" office:value="31533.884766" calcext:value-type="float">
            <text:p>31533.884766</text:p>
          </table:table-cell>
        </table:table-row>
        <table:table-row table:style-name="ro1">
          <table:table-cell table:number-columns-repeated="15"/>
          <table:table-cell office:value-type="float" office:value="31800.011719" calcext:value-type="float">
            <text:p>31800.011719</text:p>
          </table:table-cell>
        </table:table-row>
        <table:table-row table:style-name="ro1">
          <table:table-cell table:number-columns-repeated="15"/>
          <table:table-cell office:value-type="float" office:value="30838.285156" calcext:value-type="float">
            <text:p>30838.285156</text:p>
          </table:table-cell>
        </table:table-row>
        <table:table-row table:style-name="ro1">
          <table:table-cell table:number-columns-repeated="15"/>
          <table:table-cell office:value-type="float" office:value="29796.285156" calcext:value-type="float">
            <text:p>29796.285156</text:p>
          </table:table-cell>
        </table:table-row>
        <table:table-row table:style-name="ro1">
          <table:table-cell table:number-columns-repeated="15"/>
          <table:table-cell office:value-type="float" office:value="32138.873047" calcext:value-type="float">
            <text:p>32138.873047</text:p>
          </table:table-cell>
        </table:table-row>
        <table:table-row table:style-name="ro1">
          <table:table-cell table:number-columns-repeated="15"/>
          <table:table-cell office:value-type="float" office:value="32305.958984" calcext:value-type="float">
            <text:p>32305.958984</text:p>
          </table:table-cell>
        </table:table-row>
        <table:table-row table:style-name="ro1">
          <table:table-cell table:number-columns-repeated="15"/>
          <table:table-cell office:value-type="float" office:value="33593.730469" calcext:value-type="float">
            <text:p>33593.730469</text:p>
          </table:table-cell>
        </table:table-row>
        <table:table-row table:style-name="ro1">
          <table:table-cell table:number-columns-repeated="15"/>
          <table:table-cell office:value-type="float" office:value="34290.292969" calcext:value-type="float">
            <text:p>34290.292969</text:p>
          </table:table-cell>
        </table:table-row>
        <table:table-row table:style-name="ro1">
          <table:table-cell table:number-columns-repeated="15"/>
          <table:table-cell office:value-type="float" office:value="35384.03125" calcext:value-type="float">
            <text:p>35384.03125</text:p>
          </table:table-cell>
        </table:table-row>
        <table:table-row table:style-name="ro1">
          <table:table-cell table:number-columns-repeated="15"/>
          <table:table-cell office:value-type="float" office:value="37276.035156" calcext:value-type="float">
            <text:p>37276.035156</text:p>
          </table:table-cell>
        </table:table-row>
        <table:table-row table:style-name="ro1">
          <table:table-cell table:number-columns-repeated="15"/>
          <table:table-cell office:value-type="float" office:value="39503.1875" calcext:value-type="float">
            <text:p>39503.1875</text:p>
          </table:table-cell>
        </table:table-row>
        <table:table-row table:style-name="ro1">
          <table:table-cell table:number-columns-repeated="15"/>
          <table:table-cell office:value-type="float" office:value="39995.453125" calcext:value-type="float">
            <text:p>39995.453125</text:p>
          </table:table-cell>
        </table:table-row>
        <table:table-row table:style-name="ro1">
          <table:table-cell table:number-columns-repeated="15"/>
          <table:table-cell office:value-type="float" office:value="40027.484375" calcext:value-type="float">
            <text:p>40027.484375</text:p>
          </table:table-cell>
        </table:table-row>
        <table:table-row table:style-name="ro1">
          <table:table-cell table:number-columns-repeated="15"/>
          <table:table-cell office:value-type="float" office:value="42196.304688" calcext:value-type="float">
            <text:p>42196.304688</text:p>
          </table:table-cell>
        </table:table-row>
        <table:table-row table:style-name="ro1">
          <table:table-cell table:number-columns-repeated="15"/>
          <table:table-cell office:value-type="float" office:value="41460.84375" calcext:value-type="float">
            <text:p>41460.84375</text:p>
          </table:table-cell>
        </table:table-row>
        <table:table-row table:style-name="ro1">
          <table:table-cell table:number-columns-repeated="15"/>
          <table:table-cell office:value-type="float" office:value="39907.261719" calcext:value-type="float">
            <text:p>39907.261719</text:p>
          </table:table-cell>
        </table:table-row>
        <table:table-row table:style-name="ro1">
          <table:table-cell table:number-columns-repeated="15"/>
          <table:table-cell office:value-type="float" office:value="39178.402344" calcext:value-type="float">
            <text:p>39178.402344</text:p>
          </table:table-cell>
        </table:table-row>
        <table:table-row table:style-name="ro1">
          <table:table-cell table:number-columns-repeated="15"/>
          <table:table-cell office:value-type="float" office:value="38213.332031" calcext:value-type="float">
            <text:p>38213.332031</text:p>
          </table:table-cell>
        </table:table-row>
        <table:table-row table:style-name="ro1">
          <table:table-cell table:number-columns-repeated="15"/>
          <table:table-cell office:value-type="float" office:value="39744.515625" calcext:value-type="float">
            <text:p>39744.515625</text:p>
          </table:table-cell>
        </table:table-row>
        <table:table-row table:style-name="ro1">
          <table:table-cell table:number-columns-repeated="15"/>
          <table:table-cell office:value-type="float" office:value="40865.867188" calcext:value-type="float">
            <text:p>40865.867188</text:p>
          </table:table-cell>
        </table:table-row>
        <table:table-row table:style-name="ro1">
          <table:table-cell table:number-columns-repeated="15"/>
          <table:table-cell office:value-type="float" office:value="42832.796875" calcext:value-type="float">
            <text:p>42832.796875</text:p>
          </table:table-cell>
        </table:table-row>
        <table:table-row table:style-name="ro1">
          <table:table-cell table:number-columns-repeated="15"/>
          <table:table-cell office:value-type="float" office:value="44574.4375" calcext:value-type="float">
            <text:p>44574.4375</text:p>
          </table:table-cell>
        </table:table-row>
        <table:table-row table:style-name="ro1">
          <table:table-cell table:number-columns-repeated="15"/>
          <table:table-cell office:value-type="float" office:value="43791.925781" calcext:value-type="float">
            <text:p>43791.925781</text:p>
          </table:table-cell>
        </table:table-row>
        <table:table-row table:style-name="ro1">
          <table:table-cell table:number-columns-repeated="15"/>
          <table:table-cell office:value-type="float" office:value="46280.847656" calcext:value-type="float">
            <text:p>46280.847656</text:p>
          </table:table-cell>
        </table:table-row>
        <table:table-row table:style-name="ro1">
          <table:table-cell table:number-columns-repeated="15"/>
          <table:table-cell office:value-type="float" office:value="45599.703125" calcext:value-type="float">
            <text:p>45599.703125</text:p>
          </table:table-cell>
        </table:table-row>
        <table:table-row table:style-name="ro1">
          <table:table-cell table:number-columns-repeated="15"/>
          <table:table-cell office:value-type="float" office:value="45576.878906" calcext:value-type="float">
            <text:p>45576.878906</text:p>
          </table:table-cell>
        </table:table-row>
        <table:table-row table:style-name="ro1">
          <table:table-cell table:number-columns-repeated="15"/>
          <table:table-cell office:value-type="float" office:value="44439.691406" calcext:value-type="float">
            <text:p>44439.691406</text:p>
          </table:table-cell>
        </table:table-row>
        <table:table-row table:style-name="ro1">
          <table:table-cell table:number-columns-repeated="15"/>
          <table:table-cell office:value-type="float" office:value="47810.6875" calcext:value-type="float">
            <text:p>47810.6875</text:p>
          </table:table-cell>
        </table:table-row>
        <table:table-row table:style-name="ro1">
          <table:table-cell table:number-columns-repeated="15"/>
          <table:table-cell office:value-type="float" office:value="47096.667969" calcext:value-type="float">
            <text:p>47096.667969</text:p>
          </table:table-cell>
        </table:table-row>
        <table:table-row table:style-name="ro1">
          <table:table-cell table:number-columns-repeated="15"/>
          <table:table-cell office:value-type="float" office:value="47019.960938" calcext:value-type="float">
            <text:p>47019.960938</text:p>
          </table:table-cell>
        </table:table-row>
        <table:table-row table:style-name="ro1">
          <table:table-cell table:number-columns-repeated="15"/>
          <table:table-cell office:value-type="float" office:value="45936.457031" calcext:value-type="float">
            <text:p>45936.457031</text:p>
          </table:table-cell>
        </table:table-row>
        <table:table-row table:style-name="ro1">
          <table:table-cell table:number-columns-repeated="15"/>
          <table:table-cell office:value-type="float" office:value="44686.75" calcext:value-type="float">
            <text:p>44686.75</text:p>
          </table:table-cell>
        </table:table-row>
        <table:table-row table:style-name="ro1">
          <table:table-cell table:number-columns-repeated="15"/>
          <table:table-cell office:value-type="float" office:value="44741.882813" calcext:value-type="float">
            <text:p>44741.882813</text:p>
          </table:table-cell>
        </table:table-row>
        <table:table-row table:style-name="ro1">
          <table:table-cell table:number-columns-repeated="15"/>
          <table:table-cell office:value-type="float" office:value="46723.121094" calcext:value-type="float">
            <text:p>46723.121094</text:p>
          </table:table-cell>
        </table:table-row>
        <table:table-row table:style-name="ro1">
          <table:table-cell table:number-columns-repeated="15"/>
          <table:table-cell office:value-type="float" office:value="49327.074219" calcext:value-type="float">
            <text:p>49327.074219</text:p>
          </table:table-cell>
        </table:table-row>
        <table:table-row table:style-name="ro1">
          <table:table-cell table:number-columns-repeated="15"/>
          <table:table-cell office:value-type="float" office:value="48869.105469" calcext:value-type="float">
            <text:p>48869.105469</text:p>
          </table:table-cell>
        </table:table-row>
        <table:table-row table:style-name="ro1">
          <table:table-cell table:number-columns-repeated="15"/>
          <table:table-cell office:value-type="float" office:value="49291.675781" calcext:value-type="float">
            <text:p>49291.675781</text:p>
          </table:table-cell>
        </table:table-row>
        <table:table-row table:style-name="ro1">
          <table:table-cell table:number-columns-repeated="15"/>
          <table:table-cell office:value-type="float" office:value="49562.347656" calcext:value-type="float">
            <text:p>49562.347656</text:p>
          </table:table-cell>
        </table:table-row>
        <table:table-row table:style-name="ro1">
          <table:table-cell table:number-columns-repeated="15"/>
          <table:table-cell office:value-type="float" office:value="47727.257813" calcext:value-type="float">
            <text:p>47727.257813</text:p>
          </table:table-cell>
        </table:table-row>
        <table:table-row table:style-name="ro1">
          <table:table-cell table:number-columns-repeated="15"/>
          <table:table-cell office:value-type="float" office:value="49002.640625" calcext:value-type="float">
            <text:p>49002.640625</text:p>
          </table:table-cell>
        </table:table-row>
        <table:table-row table:style-name="ro1">
          <table:table-cell table:number-columns-repeated="15"/>
          <table:table-cell office:value-type="float" office:value="46894.554688" calcext:value-type="float">
            <text:p>46894.554688</text:p>
          </table:table-cell>
        </table:table-row>
        <table:table-row table:style-name="ro1">
          <table:table-cell table:number-columns-repeated="15"/>
          <table:table-cell office:value-type="float" office:value="49072.585938" calcext:value-type="float">
            <text:p>49072.585938</text:p>
          </table:table-cell>
        </table:table-row>
        <table:table-row table:style-name="ro1">
          <table:table-cell table:number-columns-repeated="15"/>
          <table:table-cell office:value-type="float" office:value="48911.25" calcext:value-type="float">
            <text:p>48911.25</text:p>
          </table:table-cell>
        </table:table-row>
        <table:table-row table:style-name="ro1">
          <table:table-cell table:number-columns-repeated="15"/>
          <table:table-cell office:value-type="float" office:value="48834.851563" calcext:value-type="float">
            <text:p>48834.851563</text:p>
          </table:table-cell>
        </table:table-row>
        <table:table-row table:style-name="ro1">
          <table:table-cell table:number-columns-repeated="15"/>
          <table:table-cell office:value-type="float" office:value="47024.339844" calcext:value-type="float">
            <text:p>47024.339844</text:p>
          </table:table-cell>
        </table:table-row>
        <table:table-row table:style-name="ro1">
          <table:table-cell table:number-columns-repeated="15"/>
          <table:table-cell office:value-type="float" office:value="47099.773438" calcext:value-type="float">
            <text:p>47099.773438</text:p>
          </table:table-cell>
        </table:table-row>
        <table:table-row table:style-name="ro1">
          <table:table-cell table:number-columns-repeated="15"/>
          <table:table-cell office:value-type="float" office:value="48807.847656" calcext:value-type="float">
            <text:p>48807.847656</text:p>
          </table:table-cell>
        </table:table-row>
        <table:table-row table:style-name="ro1">
          <table:table-cell table:number-columns-repeated="15"/>
          <table:table-cell office:value-type="float" office:value="49288.25" calcext:value-type="float">
            <text:p>49288.25</text:p>
          </table:table-cell>
        </table:table-row>
        <table:table-row table:style-name="ro1">
          <table:table-cell table:number-columns-repeated="15"/>
          <table:table-cell office:value-type="float" office:value="50009.324219" calcext:value-type="float">
            <text:p>50009.324219</text:p>
          </table:table-cell>
        </table:table-row>
        <table:table-row table:style-name="ro1">
          <table:table-cell table:number-columns-repeated="15"/>
          <table:table-cell office:value-type="float" office:value="49937.859375" calcext:value-type="float">
            <text:p>49937.859375</text:p>
          </table:table-cell>
        </table:table-row>
        <table:table-row table:style-name="ro1">
          <table:table-cell table:number-columns-repeated="15"/>
          <table:table-cell office:value-type="float" office:value="51769.003906" calcext:value-type="float">
            <text:p>51769.003906</text:p>
          </table:table-cell>
        </table:table-row>
        <table:table-row table:style-name="ro1">
          <table:table-cell table:number-columns-repeated="15"/>
          <table:table-cell office:value-type="float" office:value="52660.480469" calcext:value-type="float">
            <text:p>52660.480469</text:p>
          </table:table-cell>
        </table:table-row>
        <table:table-row table:style-name="ro1">
          <table:table-cell table:number-columns-repeated="15"/>
          <table:table-cell office:value-type="float" office:value="46827.761719" calcext:value-type="float">
            <text:p>46827.761719</text:p>
          </table:table-cell>
        </table:table-row>
        <table:table-row table:style-name="ro1">
          <table:table-cell table:number-columns-repeated="15"/>
          <table:table-cell office:value-type="float" office:value="45774.742188" calcext:value-type="float">
            <text:p>45774.742188</text:p>
          </table:table-cell>
        </table:table-row>
        <table:table-row table:style-name="ro1">
          <table:table-cell table:number-columns-repeated="15"/>
          <table:table-cell office:value-type="float" office:value="46476.492188" calcext:value-type="float">
            <text:p>46476.492188</text:p>
          </table:table-cell>
        </table:table-row>
      </table:table>
      <table:table table:name="Sheet1" table:style-name="ta1">
        <table:shapes>
          <draw:frame draw:z-index="0" draw:style-name="gr1" draw:text-style-name="P1" svg:width="24.53cm" svg:height="16cm" svg:x="0cm" svg:y="0cm">
            <draw:object draw:notify-on-update-of-ranges="Sheet1.L2:Sheet1.L60 Sheet1.M1:Sheet1.M1 Sheet1.M2:Sheet1.M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53cm" svg:height="16cm" svg:x="0cm" svg:y="17cm">
            <draw:object draw:notify-on-update-of-ranges="Sheet1.L2:Sheet1.L60 Sheet1.N1:Sheet1.N1 Sheet1.N2:Sheet1.N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4.53cm" svg:height="16cm" svg:x="0cm" svg:y="34cm">
            <draw:object draw:notify-on-update-of-ranges="Sheet1.O2:Sheet1.O60 Sheet1.P1:Sheet1.P1 Sheet1.P2:Sheet1.P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24.53cm" svg:height="16cm" svg:x="0cm" svg:y="51cm">
            <draw:object draw:notify-on-update-of-ranges="Sheet1.O2:Sheet1.O60 Sheet1.Q1:Sheet1.Q1 Sheet1.Q2:Sheet1.Q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24.53cm" svg:height="16cm" svg:x="0cm" svg:y="68cm">
            <draw:object draw:notify-on-update-of-ranges="Sheet1.R2:Sheet1.R60 Sheet1.S1:Sheet1.S1 Sheet1.S2:Sheet1.S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24.53cm" svg:height="16cm" svg:x="0cm" svg:y="85cm">
            <draw:object draw:notify-on-update-of-ranges="Sheet1.R2:Sheet1.R60 Sheet1.T1:Sheet1.T1 Sheet1.T2:Sheet1.T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24.53cm" svg:height="16cm" svg:x="0cm" svg:y="102cm">
            <draw:object draw:notify-on-update-of-ranges="Sheet1.U2:Sheet1.U60 Sheet1.V1:Sheet1.V1 Sheet1.V2:Sheet1.V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24.53cm" svg:height="16cm" svg:x="0cm" svg:y="119cm">
            <draw:object draw:notify-on-update-of-ranges="Sheet1.U2:Sheet1.U60 Sheet1.W1:Sheet1.W1 Sheet1.W2:Sheet1.W6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24.53cm" svg:height="16cm" svg:x="0cm" svg:y="136cm">
            <draw:object draw:notify-on-update-of-ranges="Sheet1.X2:Sheet1.X60 Sheet1.Y1:Sheet1.Y1 Sheet1.Y2:Sheet1.Y6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24.53cm" svg:height="16cm" svg:x="0cm" svg:y="153cm">
            <draw:object draw:notify-on-update-of-ranges="Sheet1.X2:Sheet1.X60 Sheet1.Z1:Sheet1.Z1 Sheet1.Z2:Sheet1.Z6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number-columns-repeated="11"/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ckpropag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lientPropag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QuickPropag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aledConjugateGradi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nhattanPropagation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1187" calcext:value-type="float">
            <text:p>1187</text:p>
          </table:table-cell>
          <table:table-cell office:value-type="float" office:value="0.00289765747514152" calcext:value-type="float">
            <text:p>0.00289765747514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0.00259260653195439" calcext:value-type="float">
            <text:p>0.002592606531954</text:p>
          </table:table-cell>
          <table:table-cell office:value-type="float" office:value="1" calcext:value-type="float">
            <text:p>1</text:p>
          </table:table-cell>
          <table:table-cell office:value-type="float" office:value="2407" calcext:value-type="float">
            <text:p>2407</text:p>
          </table:table-cell>
          <table:table-cell office:value-type="float" office:value="0.00285301958016553" calcext:value-type="float">
            <text:p>0.002853019580166</text:p>
          </table:table-cell>
          <table:table-cell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float" office:value="0.00225801618433553" calcext:value-type="float">
            <text:p>0.002258016184336</text:p>
          </table:table-cell>
          <table:table-cell office:value-type="float" office:value="1" calcext:value-type="float">
            <text:p>1</text:p>
          </table:table-cell>
          <table:table-cell office:value-type="float" office:value="2699" calcext:value-type="float">
            <text:p>2699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591" calcext:value-type="float">
            <text:p>2591</text:p>
          </table:table-cell>
          <table:table-cell office:value-type="float" office:value="0.00264152609077257" calcext:value-type="float">
            <text:p>0.002641526090773</text:p>
          </table:table-cell>
          <table:table-cell office:value-type="float" office:value="2" calcext:value-type="float">
            <text:p>2</text:p>
          </table:table-cell>
          <table:table-cell office:value-type="float" office:value="4445" calcext:value-type="float">
            <text:p>4445</text:p>
          </table:table-cell>
          <table:table-cell office:value-type="float" office:value="0.00250727225592078" calcext:value-type="float">
            <text:p>0.002507272255921</text:p>
          </table:table-cell>
          <table:table-cell office:value-type="float" office:value="2" calcext:value-type="float">
            <text:p>2</text:p>
          </table:table-cell>
          <table:table-cell office:value-type="float" office:value="4405" calcext:value-type="float">
            <text:p>4405</text:p>
          </table:table-cell>
          <table:table-cell office:value-type="float" office:value="0.00265325194162727" calcext:value-type="float">
            <text:p>0.002653251941627</text:p>
          </table:table-cell>
          <table:table-cell office:value-type="float" office:value="2" calcext:value-type="float">
            <text:p>2</text:p>
          </table:table-cell>
          <table:table-cell office:value-type="float" office:value="2573" calcext:value-type="float">
            <text:p>2573</text:p>
          </table:table-cell>
          <table:table-cell office:value-type="float" office:value="0.00218827706925143" calcext:value-type="float">
            <text:p>0.002188277069251</text:p>
          </table:table-cell>
          <table:table-cell office:value-type="float" office:value="2" calcext:value-type="float">
            <text:p>2</text:p>
          </table:table-cell>
          <table:table-cell office:value-type="float" office:value="5395" calcext:value-type="float">
            <text:p>5395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3757" calcext:value-type="float">
            <text:p>3757</text:p>
          </table:table-cell>
          <table:table-cell office:value-type="float" office:value="0.00256284009856097" calcext:value-type="float">
            <text:p>0.002562840098561</text:p>
          </table:table-cell>
          <table:table-cell office:value-type="float" office:value="3" calcext:value-type="float">
            <text:p>3</text:p>
          </table:table-cell>
          <table:table-cell office:value-type="float" office:value="7279" calcext:value-type="float">
            <text:p>7279</text:p>
          </table:table-cell>
          <table:table-cell office:value-type="float" office:value="0.00243632157375266" calcext:value-type="float">
            <text:p>0.002436321573753</text:p>
          </table:table-cell>
          <table:table-cell office:value-type="float" office:value="3" calcext:value-type="float">
            <text:p>3</text:p>
          </table:table-cell>
          <table:table-cell office:value-type="float" office:value="6722" calcext:value-type="float">
            <text:p>6722</text:p>
          </table:table-cell>
          <table:table-cell office:value-type="float" office:value="0.00248770307189854" calcext:value-type="float">
            <text:p>0.002487703071899</text:p>
          </table:table-cell>
          <table:table-cell office:value-type="float" office:value="3" calcext:value-type="float">
            <text:p>3</text:p>
          </table:table-cell>
          <table:table-cell office:value-type="float" office:value="3898" calcext:value-type="float">
            <text:p>3898</text:p>
          </table:table-cell>
          <table:table-cell office:value-type="float" office:value="0.00218262815859271" calcext:value-type="float">
            <text:p>0.002182628158593</text:p>
          </table:table-cell>
          <table:table-cell office:value-type="float" office:value="3" calcext:value-type="float">
            <text:p>3</text:p>
          </table:table-cell>
          <table:table-cell office:value-type="float" office:value="8110" calcext:value-type="float">
            <text:p>8110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4835" calcext:value-type="float">
            <text:p>4835</text:p>
          </table:table-cell>
          <table:table-cell office:value-type="float" office:value="0.00251872159429079" calcext:value-type="float">
            <text:p>0.002518721594291</text:p>
          </table:table-cell>
          <table:table-cell office:value-type="float" office:value="4" calcext:value-type="float">
            <text:p>4</text:p>
          </table:table-cell>
          <table:table-cell office:value-type="float" office:value="10139" calcext:value-type="float">
            <text:p>10139</text:p>
          </table:table-cell>
          <table:table-cell office:value-type="float" office:value="0.00239288511640695" calcext:value-type="float">
            <text:p>0.002392885116407</text:p>
          </table:table-cell>
          <table:table-cell office:value-type="float" office:value="4" calcext:value-type="float">
            <text:p>4</text:p>
          </table:table-cell>
          <table:table-cell office:value-type="float" office:value="9265" calcext:value-type="float">
            <text:p>9265</text:p>
          </table:table-cell>
          <table:table-cell office:value-type="float" office:value="0.00236875328448986" calcext:value-type="float">
            <text:p>0.00236875328449</text:p>
          </table:table-cell>
          <table:table-cell office:value-type="float" office:value="4" calcext:value-type="float">
            <text:p>4</text:p>
          </table:table-cell>
          <table:table-cell office:value-type="float" office:value="5096" calcext:value-type="float">
            <text:p>5096</text:p>
          </table:table-cell>
          <table:table-cell office:value-type="float" office:value="0.00216916503755077" calcext:value-type="float">
            <text:p>0.002169165037551</text:p>
          </table:table-cell>
          <table:table-cell office:value-type="float" office:value="4" calcext:value-type="float">
            <text:p>4</text:p>
          </table:table-cell>
          <table:table-cell office:value-type="float" office:value="10812" calcext:value-type="float">
            <text:p>10812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5834" calcext:value-type="float">
            <text:p>5834</text:p>
          </table:table-cell>
          <table:table-cell office:value-type="float" office:value="0.0024893460523044" calcext:value-type="float">
            <text:p>0.002489346052304</text:p>
          </table:table-cell>
          <table:table-cell office:value-type="float" office:value="5" calcext:value-type="float">
            <text:p>5</text:p>
          </table:table-cell>
          <table:table-cell office:value-type="float" office:value="13038" calcext:value-type="float">
            <text:p>13038</text:p>
          </table:table-cell>
          <table:table-cell office:value-type="float" office:value="0.00236972353446477" calcext:value-type="float">
            <text:p>0.002369723534465</text:p>
          </table:table-cell>
          <table:table-cell office:value-type="float" office:value="5" calcext:value-type="float">
            <text:p>5</text:p>
          </table:table-cell>
          <table:table-cell office:value-type="float" office:value="12022" calcext:value-type="float">
            <text:p>12022</text:p>
          </table:table-cell>
          <table:table-cell office:value-type="float" office:value="0.00228952957014675" calcext:value-type="float">
            <text:p>0.002289529570147</text:p>
          </table:table-cell>
          <table:table-cell office:value-type="float" office:value="5" calcext:value-type="float">
            <text:p>5</text:p>
          </table:table-cell>
          <table:table-cell office:value-type="float" office:value="6408" calcext:value-type="float">
            <text:p>6408</text:p>
          </table:table-cell>
          <table:table-cell office:value-type="float" office:value="0.00213477974215632" calcext:value-type="float">
            <text:p>0.002134779742156</text:p>
          </table:table-cell>
          <table:table-cell office:value-type="float" office:value="5" calcext:value-type="float">
            <text:p>5</text:p>
          </table:table-cell>
          <table:table-cell office:value-type="float" office:value="13533" calcext:value-type="float">
            <text:p>13533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6907" calcext:value-type="float">
            <text:p>6907</text:p>
          </table:table-cell>
          <table:table-cell office:value-type="float" office:value="0.00246487628717686" calcext:value-type="float">
            <text:p>0.002464876287177</text:p>
          </table:table-cell>
          <table:table-cell office:value-type="float" office:value="6" calcext:value-type="float">
            <text:p>6</text:p>
          </table:table-cell>
          <table:table-cell office:value-type="float" office:value="15937" calcext:value-type="float">
            <text:p>15937</text:p>
          </table:table-cell>
          <table:table-cell office:value-type="float" office:value="0.00235270498546059" calcext:value-type="float">
            <text:p>0.002352704985461</text:p>
          </table:table-cell>
          <table:table-cell office:value-type="float" office:value="6" calcext:value-type="float">
            <text:p>6</text:p>
          </table:table-cell>
          <table:table-cell office:value-type="float" office:value="14691" calcext:value-type="float">
            <text:p>14691</text:p>
          </table:table-cell>
          <table:table-cell office:value-type="float" office:value="0.00225441174515834" calcext:value-type="float">
            <text:p>0.002254411745158</text:p>
          </table:table-cell>
          <table:table-cell office:value-type="float" office:value="6" calcext:value-type="float">
            <text:p>6</text:p>
          </table:table-cell>
          <table:table-cell office:value-type="float" office:value="7759" calcext:value-type="float">
            <text:p>7759</text:p>
          </table:table-cell>
          <table:table-cell office:value-type="float" office:value="0.0021260494344979" calcext:value-type="float">
            <text:p>0.002126049434498</text:p>
          </table:table-cell>
          <table:table-cell office:value-type="float" office:value="6" calcext:value-type="float">
            <text:p>6</text:p>
          </table:table-cell>
          <table:table-cell office:value-type="float" office:value="16248" calcext:value-type="float">
            <text:p>16248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7937" calcext:value-type="float">
            <text:p>7937</text:p>
          </table:table-cell>
          <table:table-cell office:value-type="float" office:value="0.00244592477723768" calcext:value-type="float">
            <text:p>0.002445924777238</text:p>
          </table:table-cell>
          <table:table-cell office:value-type="float" office:value="7" calcext:value-type="float">
            <text:p>7</text:p>
          </table:table-cell>
          <table:table-cell office:value-type="float" office:value="18546" calcext:value-type="float">
            <text:p>18546</text:p>
          </table:table-cell>
          <table:table-cell office:value-type="float" office:value="0.0023382902775541" calcext:value-type="float">
            <text:p>0.002338290277554</text:p>
          </table:table-cell>
          <table:table-cell office:value-type="float" office:value="7" calcext:value-type="float">
            <text:p>7</text:p>
          </table:table-cell>
          <table:table-cell office:value-type="float" office:value="17437" calcext:value-type="float">
            <text:p>17437</text:p>
          </table:table-cell>
          <table:table-cell office:value-type="float" office:value="0.00223136371179291" calcext:value-type="float">
            <text:p>0.002231363711793</text:p>
          </table:table-cell>
          <table:table-cell office:value-type="float" office:value="7" calcext:value-type="float">
            <text:p>7</text:p>
          </table:table-cell>
          <table:table-cell office:value-type="float" office:value="9080" calcext:value-type="float">
            <text:p>9080</text:p>
          </table:table-cell>
          <table:table-cell office:value-type="float" office:value="0.00212084638007047" calcext:value-type="float">
            <text:p>0.00212084638007</text:p>
          </table:table-cell>
          <table:table-cell office:value-type="float" office:value="7" calcext:value-type="float">
            <text:p>7</text:p>
          </table:table-cell>
          <table:table-cell office:value-type="float" office:value="18913" calcext:value-type="float">
            <text:p>18913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9632" calcext:value-type="float">
            <text:p>9632</text:p>
          </table:table-cell>
          <table:table-cell office:value-type="float" office:value="0.00242135929716494" calcext:value-type="float">
            <text:p>0.002421359297165</text:p>
          </table:table-cell>
          <table:table-cell office:value-type="float" office:value="8" calcext:value-type="float">
            <text:p>8</text:p>
          </table:table-cell>
          <table:table-cell office:value-type="float" office:value="21180" calcext:value-type="float">
            <text:p>21180</text:p>
          </table:table-cell>
          <table:table-cell office:value-type="float" office:value="0.00232097297331067" calcext:value-type="float">
            <text:p>0.002320972973311</text:p>
          </table:table-cell>
          <table:table-cell office:value-type="float" office:value="8" calcext:value-type="float">
            <text:p>8</text:p>
          </table:table-cell>
          <table:table-cell office:value-type="float" office:value="20194" calcext:value-type="float">
            <text:p>20194</text:p>
          </table:table-cell>
          <table:table-cell office:value-type="float" office:value="0.00233827707690973" calcext:value-type="float">
            <text:p>0.00233827707691</text:p>
          </table:table-cell>
          <table:table-cell office:value-type="float" office:value="8" calcext:value-type="float">
            <text:p>8</text:p>
          </table:table-cell>
          <table:table-cell office:value-type="float" office:value="10421" calcext:value-type="float">
            <text:p>10421</text:p>
          </table:table-cell>
          <table:table-cell office:value-type="float" office:value="0.00211741421545931" calcext:value-type="float">
            <text:p>0.002117414215459</text:p>
          </table:table-cell>
          <table:table-cell office:value-type="float" office:value="8" calcext:value-type="float">
            <text:p>8</text:p>
          </table:table-cell>
          <table:table-cell office:value-type="float" office:value="21495" calcext:value-type="float">
            <text:p>21495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1224" calcext:value-type="float">
            <text:p>11224</text:p>
          </table:table-cell>
          <table:table-cell office:value-type="float" office:value="0.00240365882546374" calcext:value-type="float">
            <text:p>0.002403658825464</text:p>
          </table:table-cell>
          <table:table-cell office:value-type="float" office:value="9" calcext:value-type="float">
            <text:p>9</text:p>
          </table:table-cell>
          <table:table-cell office:value-type="float" office:value="23888" calcext:value-type="float">
            <text:p>23888</text:p>
          </table:table-cell>
          <table:table-cell office:value-type="float" office:value="0.0023002113539365" calcext:value-type="float">
            <text:p>0.002300211353937</text:p>
          </table:table-cell>
          <table:table-cell office:value-type="float" office:value="9" calcext:value-type="float">
            <text:p>9</text:p>
          </table:table-cell>
          <table:table-cell office:value-type="float" office:value="22994" calcext:value-type="float">
            <text:p>22994</text:p>
          </table:table-cell>
          <table:table-cell office:value-type="float" office:value="0.00232122090812542" calcext:value-type="float">
            <text:p>0.002321220908125</text:p>
          </table:table-cell>
          <table:table-cell office:value-type="float" office:value="9" calcext:value-type="float">
            <text:p>9</text:p>
          </table:table-cell>
          <table:table-cell office:value-type="float" office:value="11772" calcext:value-type="float">
            <text:p>11772</text:p>
          </table:table-cell>
          <table:table-cell office:value-type="float" office:value="0.00211535924680429" calcext:value-type="float">
            <text:p>0.002115359246804</text:p>
          </table:table-cell>
          <table:table-cell office:value-type="float" office:value="9" calcext:value-type="float">
            <text:p>9</text:p>
          </table:table-cell>
          <table:table-cell office:value-type="float" office:value="24153" calcext:value-type="float">
            <text:p>24153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12618" calcext:value-type="float">
            <text:p>12618</text:p>
          </table:table-cell>
          <table:table-cell office:value-type="float" office:value="0.00239125025986099" calcext:value-type="float">
            <text:p>0.002391250259861</text:p>
          </table:table-cell>
          <table:table-cell office:value-type="float" office:value="10" calcext:value-type="float">
            <text:p>10</text:p>
          </table:table-cell>
          <table:table-cell office:value-type="float" office:value="26789" calcext:value-type="float">
            <text:p>26789</text:p>
          </table:table-cell>
          <table:table-cell office:value-type="float" office:value="0.00227677652572192" calcext:value-type="float">
            <text:p>0.002276776525722</text:p>
          </table:table-cell>
          <table:table-cell office:value-type="float" office:value="10" calcext:value-type="float">
            <text:p>10</text:p>
          </table:table-cell>
          <table:table-cell office:value-type="float" office:value="25810" calcext:value-type="float">
            <text:p>25810</text:p>
          </table:table-cell>
          <table:table-cell office:value-type="float" office:value="0.00231049769306265" calcext:value-type="float">
            <text:p>0.002310497693063</text:p>
          </table:table-cell>
          <table:table-cell office:value-type="float" office:value="10" calcext:value-type="float">
            <text:p>10</text:p>
          </table:table-cell>
          <table:table-cell office:value-type="float" office:value="13118" calcext:value-type="float">
            <text:p>13118</text:p>
          </table:table-cell>
          <table:table-cell office:value-type="float" office:value="0.0021135068272363" calcext:value-type="float">
            <text:p>0.002113506827236</text:p>
          </table:table-cell>
          <table:table-cell office:value-type="float" office:value="10" calcext:value-type="float">
            <text:p>10</text:p>
          </table:table-cell>
          <table:table-cell office:value-type="float" office:value="26851" calcext:value-type="float">
            <text:p>26851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13837" calcext:value-type="float">
            <text:p>13837</text:p>
          </table:table-cell>
          <table:table-cell office:value-type="float" office:value="0.00238215623908186" calcext:value-type="float">
            <text:p>0.002382156239082</text:p>
          </table:table-cell>
          <table:table-cell office:value-type="float" office:value="11" calcext:value-type="float">
            <text:p>11</text:p>
          </table:table-cell>
          <table:table-cell office:value-type="float" office:value="29634" calcext:value-type="float">
            <text:p>29634</text:p>
          </table:table-cell>
          <table:table-cell office:value-type="float" office:value="0.0022535271090242" calcext:value-type="float">
            <text:p>0.002253527109024</text:p>
          </table:table-cell>
          <table:table-cell office:value-type="float" office:value="11" calcext:value-type="float">
            <text:p>11</text:p>
          </table:table-cell>
          <table:table-cell office:value-type="float" office:value="27927" calcext:value-type="float">
            <text:p>27927</text:p>
          </table:table-cell>
          <table:table-cell office:value-type="float" office:value="0.00229215369756845" calcext:value-type="float">
            <text:p>0.002292153697568</text:p>
          </table:table-cell>
          <table:table-cell office:value-type="float" office:value="11" calcext:value-type="float">
            <text:p>11</text:p>
          </table:table-cell>
          <table:table-cell office:value-type="float" office:value="14461" calcext:value-type="float">
            <text:p>14461</text:p>
          </table:table-cell>
          <table:table-cell office:value-type="float" office:value="0.00211249951695524" calcext:value-type="float">
            <text:p>0.002112499516955</text:p>
          </table:table-cell>
          <table:table-cell office:value-type="float" office:value="11" calcext:value-type="float">
            <text:p>11</text:p>
          </table:table-cell>
          <table:table-cell office:value-type="float" office:value="29427" calcext:value-type="float">
            <text:p>29427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14621" calcext:value-type="float">
            <text:p>14621</text:p>
          </table:table-cell>
          <table:table-cell office:value-type="float" office:value="0.00237697609090126" calcext:value-type="float">
            <text:p>0.002376976090901</text:p>
          </table:table-cell>
          <table:table-cell office:value-type="float" office:value="12" calcext:value-type="float">
            <text:p>12</text:p>
          </table:table-cell>
          <table:table-cell office:value-type="float" office:value="32381" calcext:value-type="float">
            <text:p>32381</text:p>
          </table:table-cell>
          <table:table-cell office:value-type="float" office:value="0.00223443671701648" calcext:value-type="float">
            <text:p>0.002234436717016</text:p>
          </table:table-cell>
          <table:table-cell office:value-type="float" office:value="12" calcext:value-type="float">
            <text:p>12</text:p>
          </table:table-cell>
          <table:table-cell office:value-type="float" office:value="30609" calcext:value-type="float">
            <text:p>30609</text:p>
          </table:table-cell>
          <table:table-cell office:value-type="float" office:value="0.00228492624545813" calcext:value-type="float">
            <text:p>0.002284926245458</text:p>
          </table:table-cell>
          <table:table-cell office:value-type="float" office:value="12" calcext:value-type="float">
            <text:p>12</text:p>
          </table:table-cell>
          <table:table-cell office:value-type="float" office:value="15793" calcext:value-type="float">
            <text:p>15793</text:p>
          </table:table-cell>
          <table:table-cell office:value-type="float" office:value="0.00211035456219047" calcext:value-type="float">
            <text:p>0.00211035456219</text:p>
          </table:table-cell>
          <table:table-cell office:value-type="float" office:value="12" calcext:value-type="float">
            <text:p>12</text:p>
          </table:table-cell>
          <table:table-cell office:value-type="float" office:value="32115" calcext:value-type="float">
            <text:p>32115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15560" calcext:value-type="float">
            <text:p>15560</text:p>
          </table:table-cell>
          <table:table-cell office:value-type="float" office:value="0.0023713170475379" calcext:value-type="float">
            <text:p>0.002371317047538</text:p>
          </table:table-cell>
          <table:table-cell office:value-type="float" office:value="13" calcext:value-type="float">
            <text:p>13</text:p>
          </table:table-cell>
          <table:table-cell office:value-type="float" office:value="35198" calcext:value-type="float">
            <text:p>35198</text:p>
          </table:table-cell>
          <table:table-cell office:value-type="float" office:value="0.00221875920909338" calcext:value-type="float">
            <text:p>0.002218759209093</text:p>
          </table:table-cell>
          <table:table-cell office:value-type="float" office:value="13" calcext:value-type="float">
            <text:p>13</text:p>
          </table:table-cell>
          <table:table-cell office:value-type="float" office:value="33374" calcext:value-type="float">
            <text:p>33374</text:p>
          </table:table-cell>
          <table:table-cell office:value-type="float" office:value="0.00229128006736639" calcext:value-type="float">
            <text:p>0.002291280067366</text:p>
          </table:table-cell>
          <table:table-cell office:value-type="float" office:value="13" calcext:value-type="float">
            <text:p>13</text:p>
          </table:table-cell>
          <table:table-cell office:value-type="float" office:value="17119" calcext:value-type="float">
            <text:p>17119</text:p>
          </table:table-cell>
          <table:table-cell office:value-type="float" office:value="0.00210973851343011" calcext:value-type="float">
            <text:p>0.00210973851343</text:p>
          </table:table-cell>
          <table:table-cell office:value-type="float" office:value="13" calcext:value-type="float">
            <text:p>13</text:p>
          </table:table-cell>
          <table:table-cell office:value-type="float" office:value="34770" calcext:value-type="float">
            <text:p>34770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16712" calcext:value-type="float">
            <text:p>16712</text:p>
          </table:table-cell>
          <table:table-cell office:value-type="float" office:value="0.00236502146804153" calcext:value-type="float">
            <text:p>0.002365021468042</text:p>
          </table:table-cell>
          <table:table-cell office:value-type="float" office:value="14" calcext:value-type="float">
            <text:p>14</text:p>
          </table:table-cell>
          <table:table-cell office:value-type="float" office:value="37993" calcext:value-type="float">
            <text:p>37993</text:p>
          </table:table-cell>
          <table:table-cell office:value-type="float" office:value="0.0022059822934344" calcext:value-type="float">
            <text:p>0.002205982293434</text:p>
          </table:table-cell>
          <table:table-cell office:value-type="float" office:value="14" calcext:value-type="float">
            <text:p>14</text:p>
          </table:table-cell>
          <table:table-cell office:value-type="float" office:value="36173" calcext:value-type="float">
            <text:p>36173</text:p>
          </table:table-cell>
          <table:table-cell office:value-type="float" office:value="0.00227145920200178" calcext:value-type="float">
            <text:p>0.002271459202002</text:p>
          </table:table-cell>
          <table:table-cell office:value-type="float" office:value="14" calcext:value-type="float">
            <text:p>14</text:p>
          </table:table-cell>
          <table:table-cell office:value-type="float" office:value="18473" calcext:value-type="float">
            <text:p>18473</text:p>
          </table:table-cell>
          <table:table-cell office:value-type="float" office:value="0.00210908692033603" calcext:value-type="float">
            <text:p>0.002109086920336</text:p>
          </table:table-cell>
          <table:table-cell office:value-type="float" office:value="14" calcext:value-type="float">
            <text:p>14</text:p>
          </table:table-cell>
          <table:table-cell office:value-type="float" office:value="37490" calcext:value-type="float">
            <text:p>37490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17720" calcext:value-type="float">
            <text:p>17720</text:p>
          </table:table-cell>
          <table:table-cell office:value-type="float" office:value="0.0023599766803673" calcext:value-type="float">
            <text:p>0.002359976680367</text:p>
          </table:table-cell>
          <table:table-cell office:value-type="float" office:value="15" calcext:value-type="float">
            <text:p>15</text:p>
          </table:table-cell>
          <table:table-cell office:value-type="float" office:value="40880" calcext:value-type="float">
            <text:p>40880</text:p>
          </table:table-cell>
          <table:table-cell office:value-type="float" office:value="0.00219665916882285" calcext:value-type="float">
            <text:p>0.002196659168823</text:p>
          </table:table-cell>
          <table:table-cell office:value-type="float" office:value="15" calcext:value-type="float">
            <text:p>15</text:p>
          </table:table-cell>
          <table:table-cell office:value-type="float" office:value="38778" calcext:value-type="float">
            <text:p>38778</text:p>
          </table:table-cell>
          <table:table-cell office:value-type="float" office:value="0.00227592454031159" calcext:value-type="float">
            <text:p>0.002275924540312</text:p>
          </table:table-cell>
          <table:table-cell office:value-type="float" office:value="15" calcext:value-type="float">
            <text:p>15</text:p>
          </table:table-cell>
          <table:table-cell office:value-type="float" office:value="19827" calcext:value-type="float">
            <text:p>19827</text:p>
          </table:table-cell>
          <table:table-cell office:value-type="float" office:value="0.00210847197835664" calcext:value-type="float">
            <text:p>0.002108471978357</text:p>
          </table:table-cell>
          <table:table-cell office:value-type="float" office:value="15" calcext:value-type="float">
            <text:p>15</text:p>
          </table:table-cell>
          <table:table-cell office:value-type="float" office:value="40178" calcext:value-type="float">
            <text:p>40178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19844" calcext:value-type="float">
            <text:p>19844</text:p>
          </table:table-cell>
          <table:table-cell office:value-type="float" office:value="0.00235044704919511" calcext:value-type="float">
            <text:p>0.002350447049195</text:p>
          </table:table-cell>
          <table:table-cell office:value-type="float" office:value="16" calcext:value-type="float">
            <text:p>16</text:p>
          </table:table-cell>
          <table:table-cell office:value-type="float" office:value="43730" calcext:value-type="float">
            <text:p>43730</text:p>
          </table:table-cell>
          <table:table-cell office:value-type="float" office:value="0.00219005157790396" calcext:value-type="float">
            <text:p>0.002190051577904</text:p>
          </table:table-cell>
          <table:table-cell office:value-type="float" office:value="16" calcext:value-type="float">
            <text:p>16</text:p>
          </table:table-cell>
          <table:table-cell office:value-type="float" office:value="41541" calcext:value-type="float">
            <text:p>41541</text:p>
          </table:table-cell>
          <table:table-cell office:value-type="float" office:value="0.00225419126492689" calcext:value-type="float">
            <text:p>0.002254191264927</text:p>
          </table:table-cell>
          <table:table-cell office:value-type="float" office:value="16" calcext:value-type="float">
            <text:p>16</text:p>
          </table:table-cell>
          <table:table-cell office:value-type="float" office:value="21186" calcext:value-type="float">
            <text:p>21186</text:p>
          </table:table-cell>
          <table:table-cell office:value-type="float" office:value="0.00210788772218344" calcext:value-type="float">
            <text:p>0.002107887722183</text:p>
          </table:table-cell>
          <table:table-cell office:value-type="float" office:value="16" calcext:value-type="float">
            <text:p>16</text:p>
          </table:table-cell>
          <table:table-cell office:value-type="float" office:value="42812" calcext:value-type="float">
            <text:p>42812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22122" calcext:value-type="float">
            <text:p>22122</text:p>
          </table:table-cell>
          <table:table-cell office:value-type="float" office:value="0.00234160185305277" calcext:value-type="float">
            <text:p>0.002341601853053</text:p>
          </table:table-cell>
          <table:table-cell office:value-type="float" office:value="17" calcext:value-type="float">
            <text:p>17</text:p>
          </table:table-cell>
          <table:table-cell office:value-type="float" office:value="46573" calcext:value-type="float">
            <text:p>46573</text:p>
          </table:table-cell>
          <table:table-cell office:value-type="float" office:value="0.00218538832712229" calcext:value-type="float">
            <text:p>0.002185388327122</text:p>
          </table:table-cell>
          <table:table-cell office:value-type="float" office:value="17" calcext:value-type="float">
            <text:p>17</text:p>
          </table:table-cell>
          <table:table-cell office:value-type="float" office:value="43334" calcext:value-type="float">
            <text:p>43334</text:p>
          </table:table-cell>
          <table:table-cell office:value-type="float" office:value="0.00226495014205055" calcext:value-type="float">
            <text:p>0.002264950142051</text:p>
          </table:table-cell>
          <table:table-cell office:value-type="float" office:value="17" calcext:value-type="float">
            <text:p>17</text:p>
          </table:table-cell>
          <table:table-cell office:value-type="float" office:value="22545" calcext:value-type="float">
            <text:p>22545</text:p>
          </table:table-cell>
          <table:table-cell office:value-type="float" office:value="0.00210729189040789" calcext:value-type="float">
            <text:p>0.002107291890408</text:p>
          </table:table-cell>
          <table:table-cell office:value-type="float" office:value="17" calcext:value-type="float">
            <text:p>17</text:p>
          </table:table-cell>
          <table:table-cell office:value-type="float" office:value="45511" calcext:value-type="float">
            <text:p>45511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24439" calcext:value-type="float">
            <text:p>24439</text:p>
          </table:table-cell>
          <table:table-cell office:value-type="float" office:value="0.00233387869715015" calcext:value-type="float">
            <text:p>0.00233387869715</text:p>
          </table:table-cell>
          <table:table-cell office:value-type="float" office:value="18" calcext:value-type="float">
            <text:p>18</text:p>
          </table:table-cell>
          <table:table-cell office:value-type="float" office:value="49290" calcext:value-type="float">
            <text:p>49290</text:p>
          </table:table-cell>
          <table:table-cell office:value-type="float" office:value="0.00218218494551438" calcext:value-type="float">
            <text:p>0.002182184945514</text:p>
          </table:table-cell>
          <table:table-cell office:value-type="float" office:value="18" calcext:value-type="float">
            <text:p>18</text:p>
          </table:table-cell>
          <table:table-cell office:value-type="float" office:value="46152" calcext:value-type="float">
            <text:p>46152</text:p>
          </table:table-cell>
          <table:table-cell office:value-type="float" office:value="0.00226076601895718" calcext:value-type="float">
            <text:p>0.002260766018957</text:p>
          </table:table-cell>
          <table:table-cell office:value-type="float" office:value="18" calcext:value-type="float">
            <text:p>18</text:p>
          </table:table-cell>
          <table:table-cell office:value-type="float" office:value="23899" calcext:value-type="float">
            <text:p>23899</text:p>
          </table:table-cell>
          <table:table-cell office:value-type="float" office:value="0.00210680570866294" calcext:value-type="float">
            <text:p>0.002106805708663</text:p>
          </table:table-cell>
          <table:table-cell office:value-type="float" office:value="18" calcext:value-type="float">
            <text:p>18</text:p>
          </table:table-cell>
          <table:table-cell office:value-type="float" office:value="48240" calcext:value-type="float">
            <text:p>48240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26401" calcext:value-type="float">
            <text:p>26401</text:p>
          </table:table-cell>
          <table:table-cell office:value-type="float" office:value="0.00232818440934169" calcext:value-type="float">
            <text:p>0.002328184409342</text:p>
          </table:table-cell>
          <table:table-cell office:value-type="float" office:value="19" calcext:value-type="float">
            <text:p>19</text:p>
          </table:table-cell>
          <table:table-cell office:value-type="float" office:value="52142" calcext:value-type="float">
            <text:p>52142</text:p>
          </table:table-cell>
          <table:table-cell office:value-type="float" office:value="0.00217998701089007" calcext:value-type="float">
            <text:p>0.00217998701089</text:p>
          </table:table-cell>
          <table:table-cell office:value-type="float" office:value="19" calcext:value-type="float">
            <text:p>19</text:p>
          </table:table-cell>
          <table:table-cell office:value-type="float" office:value="48654" calcext:value-type="float">
            <text:p>48654</text:p>
          </table:table-cell>
          <table:table-cell office:value-type="float" office:value="0.00225664986525917" calcext:value-type="float">
            <text:p>0.002256649865259</text:p>
          </table:table-cell>
          <table:table-cell office:value-type="float" office:value="19" calcext:value-type="float">
            <text:p>19</text:p>
          </table:table-cell>
          <table:table-cell office:value-type="float" office:value="25237" calcext:value-type="float">
            <text:p>25237</text:p>
          </table:table-cell>
          <table:table-cell office:value-type="float" office:value="0.00210633334006384" calcext:value-type="float">
            <text:p>0.002106333340064</text:p>
          </table:table-cell>
          <table:table-cell office:value-type="float" office:value="19" calcext:value-type="float">
            <text:p>19</text:p>
          </table:table-cell>
          <table:table-cell office:value-type="float" office:value="50946" calcext:value-type="float">
            <text:p>50946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28242" calcext:value-type="float">
            <text:p>28242</text:p>
          </table:table-cell>
          <table:table-cell office:value-type="float" office:value="0.00232339887979552" calcext:value-type="float">
            <text:p>0.002323398879796</text:p>
          </table:table-cell>
          <table:table-cell office:value-type="float" office:value="20" calcext:value-type="float">
            <text:p>20</text:p>
          </table:table-cell>
          <table:table-cell office:value-type="float" office:value="54974" calcext:value-type="float">
            <text:p>54974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20" calcext:value-type="float">
            <text:p>20</text:p>
          </table:table-cell>
          <table:table-cell office:value-type="float" office:value="51513" calcext:value-type="float">
            <text:p>51513</text:p>
          </table:table-cell>
          <table:table-cell office:value-type="float" office:value="0.00223845016398297" calcext:value-type="float">
            <text:p>0.002238450163983</text:p>
          </table:table-cell>
          <table:table-cell office:value-type="float" office:value="20" calcext:value-type="float">
            <text:p>20</text:p>
          </table:table-cell>
          <table:table-cell office:value-type="float" office:value="26582" calcext:value-type="float">
            <text:p>26582</text:p>
          </table:table-cell>
          <table:table-cell office:value-type="float" office:value="0.00210584065827461" calcext:value-type="float">
            <text:p>0.002105840658275</text:p>
          </table:table-cell>
          <table:table-cell office:value-type="float" office:value="20" calcext:value-type="float">
            <text:p>20</text:p>
          </table:table-cell>
          <table:table-cell office:value-type="float" office:value="53676" calcext:value-type="float">
            <text:p>53676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30283" calcext:value-type="float">
            <text:p>30283</text:p>
          </table:table-cell>
          <table:table-cell office:value-type="float" office:value="0.0023185770158343" calcext:value-type="float">
            <text:p>0.002318577015834</text:p>
          </table:table-cell>
          <table:table-cell office:value-type="float" office:value="21" calcext:value-type="float">
            <text:p>21</text:p>
          </table:table-cell>
          <table:table-cell office:value-type="float" office:value="57690" calcext:value-type="float">
            <text:p>57690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21" calcext:value-type="float">
            <text:p>21</text:p>
          </table:table-cell>
          <table:table-cell office:value-type="float" office:value="54361" calcext:value-type="float">
            <text:p>54361</text:p>
          </table:table-cell>
          <table:table-cell office:value-type="float" office:value="0.00222692833167496" calcext:value-type="float">
            <text:p>0.002226928331675</text:p>
          </table:table-cell>
          <table:table-cell office:value-type="float" office:value="21" calcext:value-type="float">
            <text:p>21</text:p>
          </table:table-cell>
          <table:table-cell office:value-type="float" office:value="27922" calcext:value-type="float">
            <text:p>27922</text:p>
          </table:table-cell>
          <table:table-cell office:value-type="float" office:value="0.00210506791613091" calcext:value-type="float">
            <text:p>0.002105067916131</text:p>
          </table:table-cell>
          <table:table-cell office:value-type="float" office:value="21" calcext:value-type="float">
            <text:p>21</text:p>
          </table:table-cell>
          <table:table-cell office:value-type="float" office:value="56360" calcext:value-type="float">
            <text:p>56360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 office:value-type="float" office:value="31778" calcext:value-type="float">
            <text:p>31778</text:p>
          </table:table-cell>
          <table:table-cell office:value-type="float" office:value="0.00231529299763099" calcext:value-type="float">
            <text:p>0.002315292997631</text:p>
          </table:table-cell>
          <table:table-cell office:value-type="float" office:value="22" calcext:value-type="float">
            <text:p>22</text:p>
          </table:table-cell>
          <table:table-cell office:value-type="float" office:value="60335" calcext:value-type="float">
            <text:p>60335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22" calcext:value-type="float">
            <text:p>22</text:p>
          </table:table-cell>
          <table:table-cell office:value-type="float" office:value="57176" calcext:value-type="float">
            <text:p>57176</text:p>
          </table:table-cell>
          <table:table-cell office:value-type="float" office:value="0.00222112847825569" calcext:value-type="float">
            <text:p>0.002221128478256</text:p>
          </table:table-cell>
          <table:table-cell office:value-type="float" office:value="22" calcext:value-type="float">
            <text:p>22</text:p>
          </table:table-cell>
          <table:table-cell office:value-type="float" office:value="29188" calcext:value-type="float">
            <text:p>29188</text:p>
          </table:table-cell>
          <table:table-cell office:value-type="float" office:value="0.00210452203301162" calcext:value-type="float">
            <text:p>0.002104522033012</text:p>
          </table:table-cell>
          <table:table-cell office:value-type="float" office:value="22" calcext:value-type="float">
            <text:p>22</text:p>
          </table:table-cell>
          <table:table-cell office:value-type="float" office:value="59055" calcext:value-type="float">
            <text:p>59055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32969" calcext:value-type="float">
            <text:p>32969</text:p>
          </table:table-cell>
          <table:table-cell office:value-type="float" office:value="0.00231279475187504" calcext:value-type="float">
            <text:p>0.002312794751875</text:p>
          </table:table-cell>
          <table:table-cell office:value-type="float" office:value="23" calcext:value-type="float">
            <text:p>23</text:p>
          </table:table-cell>
          <table:table-cell office:value-type="float" office:value="62463" calcext:value-type="float">
            <text:p>62463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23" calcext:value-type="float">
            <text:p>23</text:p>
          </table:table-cell>
          <table:table-cell office:value-type="float" office:value="60036" calcext:value-type="float">
            <text:p>60036</text:p>
          </table:table-cell>
          <table:table-cell office:value-type="float" office:value="0.00221040866732" calcext:value-type="float">
            <text:p>0.00221040866732</text:p>
          </table:table-cell>
          <table:table-cell office:value-type="float" office:value="23" calcext:value-type="float">
            <text:p>23</text:p>
          </table:table-cell>
          <table:table-cell office:value-type="float" office:value="30330" calcext:value-type="float">
            <text:p>30330</text:p>
          </table:table-cell>
          <table:table-cell office:value-type="float" office:value="0.00210400280653985" calcext:value-type="float">
            <text:p>0.00210400280654</text:p>
          </table:table-cell>
          <table:table-cell office:value-type="float" office:value="23" calcext:value-type="float">
            <text:p>23</text:p>
          </table:table-cell>
          <table:table-cell office:value-type="float" office:value="61737" calcext:value-type="float">
            <text:p>61737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35073" calcext:value-type="float">
            <text:p>35073</text:p>
          </table:table-cell>
          <table:table-cell office:value-type="float" office:value="0.00230858209106042" calcext:value-type="float">
            <text:p>0.00230858209106</text:p>
          </table:table-cell>
          <table:table-cell office:value-type="float" office:value="24" calcext:value-type="float">
            <text:p>24</text:p>
          </table:table-cell>
          <table:table-cell office:value-type="float" office:value="65036" calcext:value-type="float">
            <text:p>65036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24" calcext:value-type="float">
            <text:p>24</text:p>
          </table:table-cell>
          <table:table-cell office:value-type="float" office:value="62860" calcext:value-type="float">
            <text:p>62860</text:p>
          </table:table-cell>
          <table:table-cell office:value-type="float" office:value="0.00220319573886576" calcext:value-type="float">
            <text:p>0.002203195738866</text:p>
          </table:table-cell>
          <table:table-cell office:value-type="float" office:value="24" calcext:value-type="float">
            <text:p>24</text:p>
          </table:table-cell>
          <table:table-cell office:value-type="float" office:value="31040" calcext:value-type="float">
            <text:p>31040</text:p>
          </table:table-cell>
          <table:table-cell office:value-type="float" office:value="0.00210366322103108" calcext:value-type="float">
            <text:p>0.002103663221031</text:p>
          </table:table-cell>
          <table:table-cell office:value-type="float" office:value="24" calcext:value-type="float">
            <text:p>24</text:p>
          </table:table-cell>
          <table:table-cell office:value-type="float" office:value="64207" calcext:value-type="float">
            <text:p>64207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36189" calcext:value-type="float">
            <text:p>36189</text:p>
          </table:table-cell>
          <table:table-cell office:value-type="float" office:value="0.00230643067195944" calcext:value-type="float">
            <text:p>0.002306430671959</text:p>
          </table:table-cell>
          <table:table-cell office:value-type="float" office:value="25" calcext:value-type="float">
            <text:p>25</text:p>
          </table:table-cell>
          <table:table-cell office:value-type="float" office:value="66991" calcext:value-type="float">
            <text:p>66991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25" calcext:value-type="float">
            <text:p>25</text:p>
          </table:table-cell>
          <table:table-cell office:value-type="float" office:value="65717" calcext:value-type="float">
            <text:p>65717</text:p>
          </table:table-cell>
          <table:table-cell office:value-type="float" office:value="0.00219814369951143" calcext:value-type="float">
            <text:p>0.002198143699511</text:p>
          </table:table-cell>
          <table:table-cell office:value-type="float" office:value="25" calcext:value-type="float">
            <text:p>25</text:p>
          </table:table-cell>
          <table:table-cell office:value-type="float" office:value="31960" calcext:value-type="float">
            <text:p>31960</text:p>
          </table:table-cell>
          <table:table-cell office:value-type="float" office:value="0.00210318619746496" calcext:value-type="float">
            <text:p>0.002103186197465</text:p>
          </table:table-cell>
          <table:table-cell office:value-type="float" office:value="25" calcext:value-type="float">
            <text:p>25</text:p>
          </table:table-cell>
          <table:table-cell office:value-type="float" office:value="66932" calcext:value-type="float">
            <text:p>66932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37682" calcext:value-type="float">
            <text:p>37682</text:p>
          </table:table-cell>
          <table:table-cell office:value-type="float" office:value="0.00230362290144636" calcext:value-type="float">
            <text:p>0.002303622901446</text:p>
          </table:table-cell>
          <table:table-cell office:value-type="float" office:value="26" calcext:value-type="float">
            <text:p>26</text:p>
          </table:table-cell>
          <table:table-cell office:value-type="float" office:value="68964" calcext:value-type="float">
            <text:p>68964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26" calcext:value-type="float">
            <text:p>26</text:p>
          </table:table-cell>
          <table:table-cell office:value-type="float" office:value="68454" calcext:value-type="float">
            <text:p>68454</text:p>
          </table:table-cell>
          <table:table-cell office:value-type="float" office:value="0.00219510763342701" calcext:value-type="float">
            <text:p>0.002195107633427</text:p>
          </table:table-cell>
          <table:table-cell office:value-type="float" office:value="26" calcext:value-type="float">
            <text:p>26</text:p>
          </table:table-cell>
          <table:table-cell office:value-type="float" office:value="33231" calcext:value-type="float">
            <text:p>33231</text:p>
          </table:table-cell>
          <table:table-cell office:value-type="float" office:value="0.00210251989911952" calcext:value-type="float">
            <text:p>0.00210251989912</text:p>
          </table:table-cell>
          <table:table-cell office:value-type="float" office:value="26" calcext:value-type="float">
            <text:p>26</text:p>
          </table:table-cell>
          <table:table-cell office:value-type="float" office:value="69612" calcext:value-type="float">
            <text:p>69612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office:value-type="float" office:value="39123" calcext:value-type="float">
            <text:p>39123</text:p>
          </table:table-cell>
          <table:table-cell office:value-type="float" office:value="0.0023009740246491" calcext:value-type="float">
            <text:p>0.002300974024649</text:p>
          </table:table-cell>
          <table:table-cell office:value-type="float" office:value="27" calcext:value-type="float">
            <text:p>27</text:p>
          </table:table-cell>
          <table:table-cell office:value-type="float" office:value="70464" calcext:value-type="float">
            <text:p>70464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27" calcext:value-type="float">
            <text:p>27</text:p>
          </table:table-cell>
          <table:table-cell office:value-type="float" office:value="71298" calcext:value-type="float">
            <text:p>71298</text:p>
          </table:table-cell>
          <table:table-cell office:value-type="float" office:value="0.00219262866228901" calcext:value-type="float">
            <text:p>0.002192628662289</text:p>
          </table:table-cell>
          <table:table-cell office:value-type="float" office:value="27" calcext:value-type="float">
            <text:p>27</text:p>
          </table:table-cell>
          <table:table-cell office:value-type="float" office:value="34524" calcext:value-type="float">
            <text:p>34524</text:p>
          </table:table-cell>
          <table:table-cell office:value-type="float" office:value="0.00210162810744525" calcext:value-type="float">
            <text:p>0.002101628107445</text:p>
          </table:table-cell>
          <table:table-cell office:value-type="float" office:value="27" calcext:value-type="float">
            <text:p>27</text:p>
          </table:table-cell>
          <table:table-cell office:value-type="float" office:value="72334" calcext:value-type="float">
            <text:p>72334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office:value-type="float" office:value="40305" calcext:value-type="float">
            <text:p>40305</text:p>
          </table:table-cell>
          <table:table-cell office:value-type="float" office:value="0.00229883537972835" calcext:value-type="float">
            <text:p>0.002298835379728</text:p>
          </table:table-cell>
          <table:table-cell office:value-type="float" office:value="28" calcext:value-type="float">
            <text:p>28</text:p>
          </table:table-cell>
          <table:table-cell office:value-type="float" office:value="72212" calcext:value-type="float">
            <text:p>72212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28" calcext:value-type="float">
            <text:p>28</text:p>
          </table:table-cell>
          <table:table-cell office:value-type="float" office:value="74175" calcext:value-type="float">
            <text:p>74175</text:p>
          </table:table-cell>
          <table:table-cell office:value-type="float" office:value="0.00219040526460765" calcext:value-type="float">
            <text:p>0.002190405264608</text:p>
          </table:table-cell>
          <table:table-cell office:value-type="float" office:value="28" calcext:value-type="float">
            <text:p>28</text:p>
          </table:table-cell>
          <table:table-cell office:value-type="float" office:value="35616" calcext:value-type="float">
            <text:p>35616</text:p>
          </table:table-cell>
          <table:table-cell office:value-type="float" office:value="0.00210096095943499" calcext:value-type="float">
            <text:p>0.002100960959435</text:p>
          </table:table-cell>
          <table:table-cell office:value-type="float" office:value="28" calcext:value-type="float">
            <text:p>28</text:p>
          </table:table-cell>
          <table:table-cell office:value-type="float" office:value="75063" calcext:value-type="float">
            <text:p>75063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41340" calcext:value-type="float">
            <text:p>41340</text:p>
          </table:table-cell>
          <table:table-cell office:value-type="float" office:value="0.00229698089724558" calcext:value-type="float">
            <text:p>0.002296980897246</text:p>
          </table:table-cell>
          <table:table-cell office:value-type="float" office:value="29" calcext:value-type="float">
            <text:p>29</text:p>
          </table:table-cell>
          <table:table-cell office:value-type="float" office:value="75021" calcext:value-type="float">
            <text:p>75021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29" calcext:value-type="float">
            <text:p>29</text:p>
          </table:table-cell>
          <table:table-cell office:value-type="float" office:value="77005" calcext:value-type="float">
            <text:p>77005</text:p>
          </table:table-cell>
          <table:table-cell office:value-type="float" office:value="0.00218886186137805" calcext:value-type="float">
            <text:p>0.002188861861378</text:p>
          </table:table-cell>
          <table:table-cell office:value-type="float" office:value="29" calcext:value-type="float">
            <text:p>29</text:p>
          </table:table-cell>
          <table:table-cell office:value-type="float" office:value="36916" calcext:value-type="float">
            <text:p>36916</text:p>
          </table:table-cell>
          <table:table-cell office:value-type="float" office:value="0.00210006194909483" calcext:value-type="float">
            <text:p>0.002100061949095</text:p>
          </table:table-cell>
          <table:table-cell office:value-type="float" office:value="29" calcext:value-type="float">
            <text:p>29</text:p>
          </table:table-cell>
          <table:table-cell office:value-type="float" office:value="77780" calcext:value-type="float">
            <text:p>77780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43345" calcext:value-type="float">
            <text:p>43345</text:p>
          </table:table-cell>
          <table:table-cell office:value-type="float" office:value="0.00229341355999729" calcext:value-type="float">
            <text:p>0.002293413559997</text:p>
          </table:table-cell>
          <table:table-cell office:value-type="float" office:value="30" calcext:value-type="float">
            <text:p>30</text:p>
          </table:table-cell>
          <table:table-cell office:value-type="float" office:value="77584" calcext:value-type="float">
            <text:p>77584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30" calcext:value-type="float">
            <text:p>30</text:p>
          </table:table-cell>
          <table:table-cell office:value-type="float" office:value="79873" calcext:value-type="float">
            <text:p>79873</text:p>
          </table:table-cell>
          <table:table-cell office:value-type="float" office:value="0.00218866618595704" calcext:value-type="float">
            <text:p>0.002188666185957</text:p>
          </table:table-cell>
          <table:table-cell office:value-type="float" office:value="30" calcext:value-type="float">
            <text:p>30</text:p>
          </table:table-cell>
          <table:table-cell office:value-type="float" office:value="38255" calcext:value-type="float">
            <text:p>38255</text:p>
          </table:table-cell>
          <table:table-cell office:value-type="float" office:value="0.00209922945790164" calcext:value-type="float">
            <text:p>0.002099229457902</text:p>
          </table:table-cell>
          <table:table-cell office:value-type="float" office:value="30" calcext:value-type="float">
            <text:p>30</text:p>
          </table:table-cell>
          <table:table-cell office:value-type="float" office:value="80507" calcext:value-type="float">
            <text:p>80507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office:value-type="float" office:value="45842" calcext:value-type="float">
            <text:p>45842</text:p>
          </table:table-cell>
          <table:table-cell office:value-type="float" office:value="0.0022889569910145" calcext:value-type="float">
            <text:p>0.002288956991015</text:p>
          </table:table-cell>
          <table:table-cell office:value-type="float" office:value="31" calcext:value-type="float">
            <text:p>31</text:p>
          </table:table-cell>
          <table:table-cell office:value-type="float" office:value="80313" calcext:value-type="float">
            <text:p>80313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31" calcext:value-type="float">
            <text:p>31</text:p>
          </table:table-cell>
          <table:table-cell office:value-type="float" office:value="82731" calcext:value-type="float">
            <text:p>82731</text:p>
          </table:table-cell>
          <table:table-cell office:value-type="float" office:value="0.00218726775499452" calcext:value-type="float">
            <text:p>0.002187267754995</text:p>
          </table:table-cell>
          <table:table-cell office:value-type="float" office:value="31" calcext:value-type="float">
            <text:p>31</text:p>
          </table:table-cell>
          <table:table-cell office:value-type="float" office:value="39519" calcext:value-type="float">
            <text:p>39519</text:p>
          </table:table-cell>
          <table:table-cell office:value-type="float" office:value="0.002098262450337" calcext:value-type="float">
            <text:p>0.002098262450337</text:p>
          </table:table-cell>
          <table:table-cell office:value-type="float" office:value="31" calcext:value-type="float">
            <text:p>31</text:p>
          </table:table-cell>
          <table:table-cell office:value-type="float" office:value="83229" calcext:value-type="float">
            <text:p>83229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48075" calcext:value-type="float">
            <text:p>48075</text:p>
          </table:table-cell>
          <table:table-cell office:value-type="float" office:value="0.00228488950617164" calcext:value-type="float">
            <text:p>0.002284889506172</text:p>
          </table:table-cell>
          <table:table-cell office:value-type="float" office:value="32" calcext:value-type="float">
            <text:p>32</text:p>
          </table:table-cell>
          <table:table-cell office:value-type="float" office:value="83045" calcext:value-type="float">
            <text:p>83045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32" calcext:value-type="float">
            <text:p>32</text:p>
          </table:table-cell>
          <table:table-cell office:value-type="float" office:value="85586" calcext:value-type="float">
            <text:p>85586</text:p>
          </table:table-cell>
          <table:table-cell office:value-type="float" office:value="0.00218588958127976" calcext:value-type="float">
            <text:p>0.00218588958128</text:p>
          </table:table-cell>
          <table:table-cell office:value-type="float" office:value="32" calcext:value-type="float">
            <text:p>32</text:p>
          </table:table-cell>
          <table:table-cell office:value-type="float" office:value="40780" calcext:value-type="float">
            <text:p>40780</text:p>
          </table:table-cell>
          <table:table-cell office:value-type="float" office:value="0.00209739186297417" calcext:value-type="float">
            <text:p>0.002097391862974</text:p>
          </table:table-cell>
          <table:table-cell office:value-type="float" office:value="32" calcext:value-type="float">
            <text:p>32</text:p>
          </table:table-cell>
          <table:table-cell office:value-type="float" office:value="85925" calcext:value-type="float">
            <text:p>85925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office:value-type="float" office:value="50264" calcext:value-type="float">
            <text:p>50264</text:p>
          </table:table-cell>
          <table:table-cell office:value-type="float" office:value="0.00228077132586196" calcext:value-type="float">
            <text:p>0.002280771325862</text:p>
          </table:table-cell>
          <table:table-cell office:value-type="float" office:value="33" calcext:value-type="float">
            <text:p>33</text:p>
          </table:table-cell>
          <table:table-cell office:value-type="float" office:value="85665" calcext:value-type="float">
            <text:p>85665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33" calcext:value-type="float">
            <text:p>33</text:p>
          </table:table-cell>
          <table:table-cell office:value-type="float" office:value="88468" calcext:value-type="float">
            <text:p>88468</text:p>
          </table:table-cell>
          <table:table-cell office:value-type="float" office:value="0.0021850024548212" calcext:value-type="float">
            <text:p>0.002185002454821</text:p>
          </table:table-cell>
          <table:table-cell office:value-type="float" office:value="33" calcext:value-type="float">
            <text:p>33</text:p>
          </table:table-cell>
          <table:table-cell office:value-type="float" office:value="41435" calcext:value-type="float">
            <text:p>41435</text:p>
          </table:table-cell>
          <table:table-cell office:value-type="float" office:value="0.00209627068069696" calcext:value-type="float">
            <text:p>0.002096270680697</text:p>
          </table:table-cell>
          <table:table-cell office:value-type="float" office:value="33" calcext:value-type="float">
            <text:p>33</text:p>
          </table:table-cell>
          <table:table-cell office:value-type="float" office:value="88581" calcext:value-type="float">
            <text:p>88581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office:value-type="float" office:value="52306" calcext:value-type="float">
            <text:p>52306</text:p>
          </table:table-cell>
          <table:table-cell office:value-type="float" office:value="0.0022767830566172" calcext:value-type="float">
            <text:p>0.002276783056617</text:p>
          </table:table-cell>
          <table:table-cell office:value-type="float" office:value="34" calcext:value-type="float">
            <text:p>34</text:p>
          </table:table-cell>
          <table:table-cell office:value-type="float" office:value="87558" calcext:value-type="float">
            <text:p>87558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34" calcext:value-type="float">
            <text:p>34</text:p>
          </table:table-cell>
          <table:table-cell office:value-type="float" office:value="91346" calcext:value-type="float">
            <text:p>91346</text:p>
          </table:table-cell>
          <table:table-cell office:value-type="float" office:value="0.00218415731536314" calcext:value-type="float">
            <text:p>0.002184157315363</text:p>
          </table:table-cell>
          <table:table-cell office:value-type="float" office:value="34" calcext:value-type="float">
            <text:p>34</text:p>
          </table:table-cell>
          <table:table-cell office:value-type="float" office:value="42242" calcext:value-type="float">
            <text:p>42242</text:p>
          </table:table-cell>
          <table:table-cell office:value-type="float" office:value="0.00209554074723282" calcext:value-type="float">
            <text:p>0.002095540747233</text:p>
          </table:table-cell>
          <table:table-cell office:value-type="float" office:value="34" calcext:value-type="float">
            <text:p>34</text:p>
          </table:table-cell>
          <table:table-cell office:value-type="float" office:value="91309" calcext:value-type="float">
            <text:p>91309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office:value-type="float" office:value="54150" calcext:value-type="float">
            <text:p>54150</text:p>
          </table:table-cell>
          <table:table-cell office:value-type="float" office:value="0.00227305336588569" calcext:value-type="float">
            <text:p>0.002273053365886</text:p>
          </table:table-cell>
          <table:table-cell office:value-type="float" office:value="35" calcext:value-type="float">
            <text:p>35</text:p>
          </table:table-cell>
          <table:table-cell office:value-type="float" office:value="89362" calcext:value-type="float">
            <text:p>89362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35" calcext:value-type="float">
            <text:p>35</text:p>
          </table:table-cell>
          <table:table-cell office:value-type="float" office:value="94142" calcext:value-type="float">
            <text:p>94142</text:p>
          </table:table-cell>
          <table:table-cell office:value-type="float" office:value="0.0021834318512633" calcext:value-type="float">
            <text:p>0.002183431851263</text:p>
          </table:table-cell>
          <table:table-cell office:value-type="float" office:value="35" calcext:value-type="float">
            <text:p>35</text:p>
          </table:table-cell>
          <table:table-cell office:value-type="float" office:value="43399" calcext:value-type="float">
            <text:p>43399</text:p>
          </table:table-cell>
          <table:table-cell office:value-type="float" office:value="0.0020942432933791" calcext:value-type="float">
            <text:p>0.002094243293379</text:p>
          </table:table-cell>
          <table:table-cell office:value-type="float" office:value="35" calcext:value-type="float">
            <text:p>35</text:p>
          </table:table-cell>
          <table:table-cell office:value-type="float" office:value="94035" calcext:value-type="float">
            <text:p>94035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office:value-type="float" office:value="56482" calcext:value-type="float">
            <text:p>56482</text:p>
          </table:table-cell>
          <table:table-cell office:value-type="float" office:value="0.00226818118492909" calcext:value-type="float">
            <text:p>0.002268181184929</text:p>
          </table:table-cell>
          <table:table-cell office:value-type="float" office:value="36" calcext:value-type="float">
            <text:p>36</text:p>
          </table:table-cell>
          <table:table-cell office:value-type="float" office:value="91799" calcext:value-type="float">
            <text:p>91799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36" calcext:value-type="float">
            <text:p>36</text:p>
          </table:table-cell>
          <table:table-cell office:value-type="float" office:value="96972" calcext:value-type="float">
            <text:p>96972</text:p>
          </table:table-cell>
          <table:table-cell office:value-type="float" office:value="0.00218289930771638" calcext:value-type="float">
            <text:p>0.002182899307716</text:p>
          </table:table-cell>
          <table:table-cell office:value-type="float" office:value="36" calcext:value-type="float">
            <text:p>36</text:p>
          </table:table-cell>
          <table:table-cell office:value-type="float" office:value="44333" calcext:value-type="float">
            <text:p>44333</text:p>
          </table:table-cell>
          <table:table-cell office:value-type="float" office:value="0.00209315243391837" calcext:value-type="float">
            <text:p>0.002093152433918</text:p>
          </table:table-cell>
          <table:table-cell office:value-type="float" office:value="36" calcext:value-type="float">
            <text:p>36</text:p>
          </table:table-cell>
          <table:table-cell office:value-type="float" office:value="96700" calcext:value-type="float">
            <text:p>96700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58789" calcext:value-type="float">
            <text:p>58789</text:p>
          </table:table-cell>
          <table:table-cell office:value-type="float" office:value="0.00226324425805207" calcext:value-type="float">
            <text:p>0.002263244258052</text:p>
          </table:table-cell>
          <table:table-cell office:value-type="float" office:value="37" calcext:value-type="float">
            <text:p>37</text:p>
          </table:table-cell>
          <table:table-cell office:value-type="float" office:value="93918" calcext:value-type="float">
            <text:p>93918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37" calcext:value-type="float">
            <text:p>37</text:p>
          </table:table-cell>
          <table:table-cell office:value-type="float" office:value="99717" calcext:value-type="float">
            <text:p>99717</text:p>
          </table:table-cell>
          <table:table-cell office:value-type="float" office:value="0.00218416943124863" calcext:value-type="float">
            <text:p>0.002184169431249</text:p>
          </table:table-cell>
          <table:table-cell office:value-type="float" office:value="37" calcext:value-type="float">
            <text:p>37</text:p>
          </table:table-cell>
          <table:table-cell office:value-type="float" office:value="44940" calcext:value-type="float">
            <text:p>44940</text:p>
          </table:table-cell>
          <table:table-cell office:value-type="float" office:value="0.00209259665720886" calcext:value-type="float">
            <text:p>0.002092596657209</text:p>
          </table:table-cell>
          <table:table-cell office:value-type="float" office:value="37" calcext:value-type="float">
            <text:p>37</text:p>
          </table:table-cell>
          <table:table-cell office:value-type="float" office:value="99426" calcext:value-type="float">
            <text:p>99426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office:value-type="float" office:value="60619" calcext:value-type="float">
            <text:p>60619</text:p>
          </table:table-cell>
          <table:table-cell office:value-type="float" office:value="0.00225930152150322" calcext:value-type="float">
            <text:p>0.002259301521503</text:p>
          </table:table-cell>
          <table:table-cell office:value-type="float" office:value="38" calcext:value-type="float">
            <text:p>38</text:p>
          </table:table-cell>
          <table:table-cell office:value-type="float" office:value="96695" calcext:value-type="float">
            <text:p>96695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38" calcext:value-type="float">
            <text:p>38</text:p>
          </table:table-cell>
          <table:table-cell office:value-type="float" office:value="102472" calcext:value-type="float">
            <text:p>102472</text:p>
          </table:table-cell>
          <table:table-cell office:value-type="float" office:value="0.00218190432813596" calcext:value-type="float">
            <text:p>0.002181904328136</text:p>
          </table:table-cell>
          <table:table-cell office:value-type="float" office:value="38" calcext:value-type="float">
            <text:p>38</text:p>
          </table:table-cell>
          <table:table-cell office:value-type="float" office:value="45541" calcext:value-type="float">
            <text:p>45541</text:p>
          </table:table-cell>
          <table:table-cell office:value-type="float" office:value="0.00209203022408237" calcext:value-type="float">
            <text:p>0.002092030224082</text:p>
          </table:table-cell>
          <table:table-cell office:value-type="float" office:value="38" calcext:value-type="float">
            <text:p>38</text:p>
          </table:table-cell>
          <table:table-cell office:value-type="float" office:value="102088" calcext:value-type="float">
            <text:p>102088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office:value-type="float" office:value="63222" calcext:value-type="float">
            <text:p>63222</text:p>
          </table:table-cell>
          <table:table-cell office:value-type="float" office:value="0.0022537577227764" calcext:value-type="float">
            <text:p>0.002253757722776</text:p>
          </table:table-cell>
          <table:table-cell office:value-type="float" office:value="39" calcext:value-type="float">
            <text:p>39</text:p>
          </table:table-cell>
          <table:table-cell office:value-type="float" office:value="99452" calcext:value-type="float">
            <text:p>99452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39" calcext:value-type="float">
            <text:p>39</text:p>
          </table:table-cell>
          <table:table-cell office:value-type="float" office:value="105221" calcext:value-type="float">
            <text:p>105221</text:p>
          </table:table-cell>
          <table:table-cell office:value-type="float" office:value="0.00218136168703847" calcext:value-type="float">
            <text:p>0.002181361687038</text:p>
          </table:table-cell>
          <table:table-cell office:value-type="float" office:value="39" calcext:value-type="float">
            <text:p>39</text:p>
          </table:table-cell>
          <table:table-cell office:value-type="float" office:value="46133" calcext:value-type="float">
            <text:p>46133</text:p>
          </table:table-cell>
          <table:table-cell office:value-type="float" office:value="0.0020915406151588" calcext:value-type="float">
            <text:p>0.002091540615159</text:p>
          </table:table-cell>
          <table:table-cell office:value-type="float" office:value="39" calcext:value-type="float">
            <text:p>39</text:p>
          </table:table-cell>
          <table:table-cell office:value-type="float" office:value="104803" calcext:value-type="float">
            <text:p>104803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65906" calcext:value-type="float">
            <text:p>65906</text:p>
          </table:table-cell>
          <table:table-cell office:value-type="float" office:value="0.00224824969051454" calcext:value-type="float">
            <text:p>0.002248249690515</text:p>
          </table:table-cell>
          <table:table-cell office:value-type="float" office:value="40" calcext:value-type="float">
            <text:p>40</text:p>
          </table:table-cell>
          <table:table-cell office:value-type="float" office:value="102019" calcext:value-type="float">
            <text:p>102019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40" calcext:value-type="float">
            <text:p>40</text:p>
          </table:table-cell>
          <table:table-cell office:value-type="float" office:value="108004" calcext:value-type="float">
            <text:p>108004</text:p>
          </table:table-cell>
          <table:table-cell office:value-type="float" office:value="0.00218083459110918" calcext:value-type="float">
            <text:p>0.002180834591109</text:p>
          </table:table-cell>
          <table:table-cell office:value-type="float" office:value="40" calcext:value-type="float">
            <text:p>40</text:p>
          </table:table-cell>
          <table:table-cell office:value-type="float" office:value="46929" calcext:value-type="float">
            <text:p>46929</text:p>
          </table:table-cell>
          <table:table-cell office:value-type="float" office:value="0.00209098798401206" calcext:value-type="float">
            <text:p>0.002090987984012</text:p>
          </table:table-cell>
          <table:table-cell office:value-type="float" office:value="40" calcext:value-type="float">
            <text:p>40</text:p>
          </table:table-cell>
          <table:table-cell office:value-type="float" office:value="107524" calcext:value-type="float">
            <text:p>107524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41" calcext:value-type="float">
            <text:p>41</text:p>
          </table:table-cell>
          <table:table-cell office:value-type="float" office:value="68576" calcext:value-type="float">
            <text:p>68576</text:p>
          </table:table-cell>
          <table:table-cell office:value-type="float" office:value="0.00224309077925002" calcext:value-type="float">
            <text:p>0.00224309077925</text:p>
          </table:table-cell>
          <table:table-cell office:value-type="float" office:value="41" calcext:value-type="float">
            <text:p>41</text:p>
          </table:table-cell>
          <table:table-cell office:value-type="float" office:value="104799" calcext:value-type="float">
            <text:p>104799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41" calcext:value-type="float">
            <text:p>41</text:p>
          </table:table-cell>
          <table:table-cell office:value-type="float" office:value="110882" calcext:value-type="float">
            <text:p>110882</text:p>
          </table:table-cell>
          <table:table-cell office:value-type="float" office:value="0.00218073042815469" calcext:value-type="float">
            <text:p>0.002180730428155</text:p>
          </table:table-cell>
          <table:table-cell office:value-type="float" office:value="41" calcext:value-type="float">
            <text:p>41</text:p>
          </table:table-cell>
          <table:table-cell office:value-type="float" office:value="47489" calcext:value-type="float">
            <text:p>47489</text:p>
          </table:table-cell>
          <table:table-cell office:value-type="float" office:value="0.00209063215656008" calcext:value-type="float">
            <text:p>0.00209063215656</text:p>
          </table:table-cell>
          <table:table-cell office:value-type="float" office:value="41" calcext:value-type="float">
            <text:p>41</text:p>
          </table:table-cell>
          <table:table-cell office:value-type="float" office:value="110256" calcext:value-type="float">
            <text:p>110256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71288" calcext:value-type="float">
            <text:p>71288</text:p>
          </table:table-cell>
          <table:table-cell office:value-type="float" office:value="0.00223824185106561" calcext:value-type="float">
            <text:p>0.002238241851066</text:p>
          </table:table-cell>
          <table:table-cell office:value-type="float" office:value="42" calcext:value-type="float">
            <text:p>42</text:p>
          </table:table-cell>
          <table:table-cell office:value-type="float" office:value="107495" calcext:value-type="float">
            <text:p>107495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42" calcext:value-type="float">
            <text:p>42</text:p>
          </table:table-cell>
          <table:table-cell office:value-type="float" office:value="113738" calcext:value-type="float">
            <text:p>113738</text:p>
          </table:table-cell>
          <table:table-cell office:value-type="float" office:value="0.00218013185868448" calcext:value-type="float">
            <text:p>0.002180131858684</text:p>
          </table:table-cell>
          <table:table-cell office:value-type="float" office:value="42" calcext:value-type="float">
            <text:p>42</text:p>
          </table:table-cell>
          <table:table-cell office:value-type="float" office:value="48215" calcext:value-type="float">
            <text:p>48215</text:p>
          </table:table-cell>
          <table:table-cell office:value-type="float" office:value="0.00209026409355104" calcext:value-type="float">
            <text:p>0.002090264093551</text:p>
          </table:table-cell>
          <table:table-cell office:value-type="float" office:value="42" calcext:value-type="float">
            <text:p>42</text:p>
          </table:table-cell>
          <table:table-cell office:value-type="float" office:value="112967" calcext:value-type="float">
            <text:p>112967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43" calcext:value-type="float">
            <text:p>43</text:p>
          </table:table-cell>
          <table:table-cell office:value-type="float" office:value="73998" calcext:value-type="float">
            <text:p>73998</text:p>
          </table:table-cell>
          <table:table-cell office:value-type="float" office:value="0.00223381099750281" calcext:value-type="float">
            <text:p>0.002233810997503</text:p>
          </table:table-cell>
          <table:table-cell office:value-type="float" office:value="43" calcext:value-type="float">
            <text:p>43</text:p>
          </table:table-cell>
          <table:table-cell office:value-type="float" office:value="110181" calcext:value-type="float">
            <text:p>110181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43" calcext:value-type="float">
            <text:p>43</text:p>
          </table:table-cell>
          <table:table-cell office:value-type="float" office:value="116510" calcext:value-type="float">
            <text:p>116510</text:p>
          </table:table-cell>
          <table:table-cell office:value-type="float" office:value="0.00217977015762252" calcext:value-type="float">
            <text:p>0.002179770157623</text:p>
          </table:table-cell>
          <table:table-cell office:value-type="float" office:value="43" calcext:value-type="float">
            <text:p>43</text:p>
          </table:table-cell>
          <table:table-cell office:value-type="float" office:value="49109" calcext:value-type="float">
            <text:p>49109</text:p>
          </table:table-cell>
          <table:table-cell office:value-type="float" office:value="0.00208982111646762" calcext:value-type="float">
            <text:p>0.002089821116468</text:p>
          </table:table-cell>
          <table:table-cell office:value-type="float" office:value="43" calcext:value-type="float">
            <text:p>43</text:p>
          </table:table-cell>
          <table:table-cell office:value-type="float" office:value="115691" calcext:value-type="float">
            <text:p>115691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office:value-type="float" office:value="76705" calcext:value-type="float">
            <text:p>76705</text:p>
          </table:table-cell>
          <table:table-cell office:value-type="float" office:value="0.00222979171232341" calcext:value-type="float">
            <text:p>0.002229791712323</text:p>
          </table:table-cell>
          <table:table-cell office:value-type="float" office:value="44" calcext:value-type="float">
            <text:p>44</text:p>
          </table:table-cell>
          <table:table-cell office:value-type="float" office:value="112918" calcext:value-type="float">
            <text:p>112918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44" calcext:value-type="float">
            <text:p>44</text:p>
          </table:table-cell>
          <table:table-cell office:value-type="float" office:value="118452" calcext:value-type="float">
            <text:p>118452</text:p>
          </table:table-cell>
          <table:table-cell office:value-type="float" office:value="0.00217951654239296" calcext:value-type="float">
            <text:p>0.002179516542393</text:p>
          </table:table-cell>
          <table:table-cell office:value-type="float" office:value="44" calcext:value-type="float">
            <text:p>44</text:p>
          </table:table-cell>
          <table:table-cell office:value-type="float" office:value="50166" calcext:value-type="float">
            <text:p>50166</text:p>
          </table:table-cell>
          <table:table-cell office:value-type="float" office:value="0.00208905790814837" calcext:value-type="float">
            <text:p>0.002089057908148</text:p>
          </table:table-cell>
          <table:table-cell office:value-type="float" office:value="44" calcext:value-type="float">
            <text:p>44</text:p>
          </table:table-cell>
          <table:table-cell office:value-type="float" office:value="118423" calcext:value-type="float">
            <text:p>118423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office:value-type="float" office:value="79225" calcext:value-type="float">
            <text:p>79225</text:p>
          </table:table-cell>
          <table:table-cell office:value-type="float" office:value="0.00222639728845845" calcext:value-type="float">
            <text:p>0.002226397288458</text:p>
          </table:table-cell>
          <table:table-cell office:value-type="float" office:value="45" calcext:value-type="float">
            <text:p>45</text:p>
          </table:table-cell>
          <table:table-cell office:value-type="float" office:value="115684" calcext:value-type="float">
            <text:p>115684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45" calcext:value-type="float">
            <text:p>45</text:p>
          </table:table-cell>
          <table:table-cell office:value-type="float" office:value="120988" calcext:value-type="float">
            <text:p>120988</text:p>
          </table:table-cell>
          <table:table-cell office:value-type="float" office:value="0.00217922783848889" calcext:value-type="float">
            <text:p>0.002179227838489</text:p>
          </table:table-cell>
          <table:table-cell office:value-type="float" office:value="45" calcext:value-type="float">
            <text:p>45</text:p>
          </table:table-cell>
          <table:table-cell office:value-type="float" office:value="51196" calcext:value-type="float">
            <text:p>51196</text:p>
          </table:table-cell>
          <table:table-cell office:value-type="float" office:value="0.0020886202859631" calcext:value-type="float">
            <text:p>0.002088620285963</text:p>
          </table:table-cell>
          <table:table-cell office:value-type="float" office:value="45" calcext:value-type="float">
            <text:p>45</text:p>
          </table:table-cell>
          <table:table-cell office:value-type="float" office:value="121139" calcext:value-type="float">
            <text:p>121139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46" calcext:value-type="float">
            <text:p>46</text:p>
          </table:table-cell>
          <table:table-cell office:value-type="float" office:value="81778" calcext:value-type="float">
            <text:p>81778</text:p>
          </table:table-cell>
          <table:table-cell office:value-type="float" office:value="0.00222327777540803" calcext:value-type="float">
            <text:p>0.002223277775408</text:p>
          </table:table-cell>
          <table:table-cell office:value-type="float" office:value="46" calcext:value-type="float">
            <text:p>46</text:p>
          </table:table-cell>
          <table:table-cell office:value-type="float" office:value="118475" calcext:value-type="float">
            <text:p>118475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46" calcext:value-type="float">
            <text:p>46</text:p>
          </table:table-cell>
          <table:table-cell office:value-type="float" office:value="123212" calcext:value-type="float">
            <text:p>123212</text:p>
          </table:table-cell>
          <table:table-cell office:value-type="float" office:value="0.00217891766805217" calcext:value-type="float">
            <text:p>0.002178917668052</text:p>
          </table:table-cell>
          <table:table-cell office:value-type="float" office:value="46" calcext:value-type="float">
            <text:p>46</text:p>
          </table:table-cell>
          <table:table-cell office:value-type="float" office:value="52207" calcext:value-type="float">
            <text:p>52207</text:p>
          </table:table-cell>
          <table:table-cell office:value-type="float" office:value="0.00208829756674888" calcext:value-type="float">
            <text:p>0.002088297566749</text:p>
          </table:table-cell>
          <table:table-cell office:value-type="float" office:value="46" calcext:value-type="float">
            <text:p>46</text:p>
          </table:table-cell>
          <table:table-cell office:value-type="float" office:value="123859" calcext:value-type="float">
            <text:p>123859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47" calcext:value-type="float">
            <text:p>47</text:p>
          </table:table-cell>
          <table:table-cell office:value-type="float" office:value="84287" calcext:value-type="float">
            <text:p>84287</text:p>
          </table:table-cell>
          <table:table-cell office:value-type="float" office:value="0.00222050259421013" calcext:value-type="float">
            <text:p>0.00222050259421</text:p>
          </table:table-cell>
          <table:table-cell office:value-type="float" office:value="47" calcext:value-type="float">
            <text:p>47</text:p>
          </table:table-cell>
          <table:table-cell office:value-type="float" office:value="121245" calcext:value-type="float">
            <text:p>121245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47" calcext:value-type="float">
            <text:p>47</text:p>
          </table:table-cell>
          <table:table-cell office:value-type="float" office:value="125209" calcext:value-type="float">
            <text:p>125209</text:p>
          </table:table-cell>
          <table:table-cell office:value-type="float" office:value="0.00217869356007899" calcext:value-type="float">
            <text:p>0.002178693560079</text:p>
          </table:table-cell>
          <table:table-cell office:value-type="float" office:value="47" calcext:value-type="float">
            <text:p>47</text:p>
          </table:table-cell>
          <table:table-cell office:value-type="float" office:value="53507" calcext:value-type="float">
            <text:p>53507</text:p>
          </table:table-cell>
          <table:table-cell office:value-type="float" office:value="0.00208759087974538" calcext:value-type="float">
            <text:p>0.002087590879745</text:p>
          </table:table-cell>
          <table:table-cell office:value-type="float" office:value="47" calcext:value-type="float">
            <text:p>47</text:p>
          </table:table-cell>
          <table:table-cell office:value-type="float" office:value="126570" calcext:value-type="float">
            <text:p>126570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office:value-type="float" office:value="86620" calcext:value-type="float">
            <text:p>86620</text:p>
          </table:table-cell>
          <table:table-cell office:value-type="float" office:value="0.00221816035310875" calcext:value-type="float">
            <text:p>0.002218160353109</text:p>
          </table:table-cell>
          <table:table-cell office:value-type="float" office:value="48" calcext:value-type="float">
            <text:p>48</text:p>
          </table:table-cell>
          <table:table-cell office:value-type="float" office:value="124103" calcext:value-type="float">
            <text:p>124103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48" calcext:value-type="float">
            <text:p>48</text:p>
          </table:table-cell>
          <table:table-cell office:value-type="float" office:value="127565" calcext:value-type="float">
            <text:p>127565</text:p>
          </table:table-cell>
          <table:table-cell office:value-type="float" office:value="0.00217846576914405" calcext:value-type="float">
            <text:p>0.002178465769144</text:p>
          </table:table-cell>
          <table:table-cell office:value-type="float" office:value="48" calcext:value-type="float">
            <text:p>48</text:p>
          </table:table-cell>
          <table:table-cell office:value-type="float" office:value="54761" calcext:value-type="float">
            <text:p>54761</text:p>
          </table:table-cell>
          <table:table-cell office:value-type="float" office:value="0.00208713788241596" calcext:value-type="float">
            <text:p>0.002087137882416</text:p>
          </table:table-cell>
          <table:table-cell office:value-type="float" office:value="48" calcext:value-type="float">
            <text:p>48</text:p>
          </table:table-cell>
          <table:table-cell office:value-type="float" office:value="129286" calcext:value-type="float">
            <text:p>129286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office:value-type="float" office:value="88514" calcext:value-type="float">
            <text:p>88514</text:p>
          </table:table-cell>
          <table:table-cell office:value-type="float" office:value="0.00221641445576197" calcext:value-type="float">
            <text:p>0.002216414455762</text:p>
          </table:table-cell>
          <table:table-cell office:value-type="float" office:value="49" calcext:value-type="float">
            <text:p>49</text:p>
          </table:table-cell>
          <table:table-cell office:value-type="float" office:value="126973" calcext:value-type="float">
            <text:p>126973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49" calcext:value-type="float">
            <text:p>49</text:p>
          </table:table-cell>
          <table:table-cell office:value-type="float" office:value="130164" calcext:value-type="float">
            <text:p>130164</text:p>
          </table:table-cell>
          <table:table-cell office:value-type="float" office:value="0.00217827421080453" calcext:value-type="float">
            <text:p>0.002178274210805</text:p>
          </table:table-cell>
          <table:table-cell office:value-type="float" office:value="49" calcext:value-type="float">
            <text:p>49</text:p>
          </table:table-cell>
          <table:table-cell office:value-type="float" office:value="56054" calcext:value-type="float">
            <text:p>56054</text:p>
          </table:table-cell>
          <table:table-cell office:value-type="float" office:value="0.0020867100874492" calcext:value-type="float">
            <text:p>0.002086710087449</text:p>
          </table:table-cell>
          <table:table-cell office:value-type="float" office:value="49" calcext:value-type="float">
            <text:p>49</text:p>
          </table:table-cell>
          <table:table-cell office:value-type="float" office:value="132009" calcext:value-type="float">
            <text:p>132009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90212" calcext:value-type="float">
            <text:p>90212</text:p>
          </table:table-cell>
          <table:table-cell office:value-type="float" office:value="0.00221495877753232" calcext:value-type="float">
            <text:p>0.002214958777532</text:p>
          </table:table-cell>
          <table:table-cell office:value-type="float" office:value="50" calcext:value-type="float">
            <text:p>50</text:p>
          </table:table-cell>
          <table:table-cell office:value-type="float" office:value="129839" calcext:value-type="float">
            <text:p>129839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50" calcext:value-type="float">
            <text:p>50</text:p>
          </table:table-cell>
          <table:table-cell office:value-type="float" office:value="132677" calcext:value-type="float">
            <text:p>132677</text:p>
          </table:table-cell>
          <table:table-cell office:value-type="float" office:value="0.00217801795610199" calcext:value-type="float">
            <text:p>0.002178017956102</text:p>
          </table:table-cell>
          <table:table-cell office:value-type="float" office:value="50" calcext:value-type="float">
            <text:p>50</text:p>
          </table:table-cell>
          <table:table-cell office:value-type="float" office:value="57411" calcext:value-type="float">
            <text:p>57411</text:p>
          </table:table-cell>
          <table:table-cell office:value-type="float" office:value="0.00208593115928391" calcext:value-type="float">
            <text:p>0.002085931159284</text:p>
          </table:table-cell>
          <table:table-cell office:value-type="float" office:value="50" calcext:value-type="float">
            <text:p>50</text:p>
          </table:table-cell>
          <table:table-cell office:value-type="float" office:value="134732" calcext:value-type="float">
            <text:p>134732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51" calcext:value-type="float">
            <text:p>51</text:p>
          </table:table-cell>
          <table:table-cell office:value-type="float" office:value="91593" calcext:value-type="float">
            <text:p>91593</text:p>
          </table:table-cell>
          <table:table-cell office:value-type="float" office:value="0.0022138459296578" calcext:value-type="float">
            <text:p>0.002213845929658</text:p>
          </table:table-cell>
          <table:table-cell office:value-type="float" office:value="51" calcext:value-type="float">
            <text:p>51</text:p>
          </table:table-cell>
          <table:table-cell office:value-type="float" office:value="132716" calcext:value-type="float">
            <text:p>132716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51" calcext:value-type="float">
            <text:p>51</text:p>
          </table:table-cell>
          <table:table-cell office:value-type="float" office:value="133777" calcext:value-type="float">
            <text:p>133777</text:p>
          </table:table-cell>
          <table:table-cell office:value-type="float" office:value="0.00217787679904664" calcext:value-type="float">
            <text:p>0.002177876799047</text:p>
          </table:table-cell>
          <table:table-cell office:value-type="float" office:value="51" calcext:value-type="float">
            <text:p>51</text:p>
          </table:table-cell>
          <table:table-cell office:value-type="float" office:value="58770" calcext:value-type="float">
            <text:p>58770</text:p>
          </table:table-cell>
          <table:table-cell office:value-type="float" office:value="0.00208545763271483" calcext:value-type="float">
            <text:p>0.002085457632715</text:p>
          </table:table-cell>
          <table:table-cell office:value-type="float" office:value="51" calcext:value-type="float">
            <text:p>51</text:p>
          </table:table-cell>
          <table:table-cell office:value-type="float" office:value="137376" calcext:value-type="float">
            <text:p>137376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52" calcext:value-type="float">
            <text:p>52</text:p>
          </table:table-cell>
          <table:table-cell office:value-type="float" office:value="93962" calcext:value-type="float">
            <text:p>93962</text:p>
          </table:table-cell>
          <table:table-cell office:value-type="float" office:value="0.00221207328523775" calcext:value-type="float">
            <text:p>0.002212073285238</text:p>
          </table:table-cell>
          <table:table-cell office:value-type="float" office:value="52" calcext:value-type="float">
            <text:p>52</text:p>
          </table:table-cell>
          <table:table-cell office:value-type="float" office:value="135571" calcext:value-type="float">
            <text:p>135571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52" calcext:value-type="float">
            <text:p>52</text:p>
          </table:table-cell>
          <table:table-cell office:value-type="float" office:value="135119" calcext:value-type="float">
            <text:p>135119</text:p>
          </table:table-cell>
          <table:table-cell office:value-type="float" office:value="0.00217774097006415" calcext:value-type="float">
            <text:p>0.002177740970064</text:p>
          </table:table-cell>
          <table:table-cell office:value-type="float" office:value="52" calcext:value-type="float">
            <text:p>52</text:p>
          </table:table-cell>
          <table:table-cell office:value-type="float" office:value="60084" calcext:value-type="float">
            <text:p>60084</text:p>
          </table:table-cell>
          <table:table-cell office:value-type="float" office:value="0.00208486067972169" calcext:value-type="float">
            <text:p>0.002084860679722</text:p>
          </table:table-cell>
          <table:table-cell office:value-type="float" office:value="52" calcext:value-type="float">
            <text:p>52</text:p>
          </table:table-cell>
          <table:table-cell office:value-type="float" office:value="140064" calcext:value-type="float">
            <text:p>140064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office:value-type="float" office:value="96702" calcext:value-type="float">
            <text:p>96702</text:p>
          </table:table-cell>
          <table:table-cell office:value-type="float" office:value="0.0022102154387517" calcext:value-type="float">
            <text:p>0.002210215438752</text:p>
          </table:table-cell>
          <table:table-cell office:value-type="float" office:value="53" calcext:value-type="float">
            <text:p>53</text:p>
          </table:table-cell>
          <table:table-cell office:value-type="float" office:value="137868" calcext:value-type="float">
            <text:p>137868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53" calcext:value-type="float">
            <text:p>53</text:p>
          </table:table-cell>
          <table:table-cell office:value-type="float" office:value="136302" calcext:value-type="float">
            <text:p>136302</text:p>
          </table:table-cell>
          <table:table-cell office:value-type="float" office:value="0.00217761731901895" calcext:value-type="float">
            <text:p>0.002177617319019</text:p>
          </table:table-cell>
          <table:table-cell office:value-type="float" office:value="53" calcext:value-type="float">
            <text:p>53</text:p>
          </table:table-cell>
          <table:table-cell office:value-type="float" office:value="61440" calcext:value-type="float">
            <text:p>61440</text:p>
          </table:table-cell>
          <table:table-cell office:value-type="float" office:value="0.00208428611899066" calcext:value-type="float">
            <text:p>0.002084286118991</text:p>
          </table:table-cell>
          <table:table-cell office:value-type="float" office:value="53" calcext:value-type="float">
            <text:p>53</text:p>
          </table:table-cell>
          <table:table-cell office:value-type="float" office:value="142768" calcext:value-type="float">
            <text:p>142768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54" calcext:value-type="float">
            <text:p>54</text:p>
          </table:table-cell>
          <table:table-cell office:value-type="float" office:value="99332" calcext:value-type="float">
            <text:p>99332</text:p>
          </table:table-cell>
          <table:table-cell office:value-type="float" office:value="0.00220860007984392" calcext:value-type="float">
            <text:p>0.002208600079844</text:p>
          </table:table-cell>
          <table:table-cell office:value-type="float" office:value="54" calcext:value-type="float">
            <text:p>54</text:p>
          </table:table-cell>
          <table:table-cell office:value-type="float" office:value="140251" calcext:value-type="float">
            <text:p>140251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54" calcext:value-type="float">
            <text:p>54</text:p>
          </table:table-cell>
          <table:table-cell office:value-type="float" office:value="137759" calcext:value-type="float">
            <text:p>137759</text:p>
          </table:table-cell>
          <table:table-cell office:value-type="float" office:value="0.00217750402448044" calcext:value-type="float">
            <text:p>0.00217750402448</text:p>
          </table:table-cell>
          <table:table-cell office:value-type="float" office:value="54" calcext:value-type="float">
            <text:p>54</text:p>
          </table:table-cell>
          <table:table-cell office:value-type="float" office:value="62599" calcext:value-type="float">
            <text:p>62599</text:p>
          </table:table-cell>
          <table:table-cell office:value-type="float" office:value="0.00208359352808822" calcext:value-type="float">
            <text:p>0.002083593528088</text:p>
          </table:table-cell>
          <table:table-cell office:value-type="float" office:value="54" calcext:value-type="float">
            <text:p>54</text:p>
          </table:table-cell>
          <table:table-cell office:value-type="float" office:value="145406" calcext:value-type="float">
            <text:p>145406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office:value-type="float" office:value="102053" calcext:value-type="float">
            <text:p>102053</text:p>
          </table:table-cell>
          <table:table-cell office:value-type="float" office:value="0.00220707526513392" calcext:value-type="float">
            <text:p>0.002207075265134</text:p>
          </table:table-cell>
          <table:table-cell office:value-type="float" office:value="55" calcext:value-type="float">
            <text:p>55</text:p>
          </table:table-cell>
          <table:table-cell office:value-type="float" office:value="142762" calcext:value-type="float">
            <text:p>142762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55" calcext:value-type="float">
            <text:p>55</text:p>
          </table:table-cell>
          <table:table-cell office:value-type="float" office:value="139135" calcext:value-type="float">
            <text:p>139135</text:p>
          </table:table-cell>
          <table:table-cell office:value-type="float" office:value="0.00217737184312587" calcext:value-type="float">
            <text:p>0.002177371843126</text:p>
          </table:table-cell>
          <table:table-cell office:value-type="float" office:value="55" calcext:value-type="float">
            <text:p>55</text:p>
          </table:table-cell>
          <table:table-cell office:value-type="float" office:value="63679" calcext:value-type="float">
            <text:p>63679</text:p>
          </table:table-cell>
          <table:table-cell office:value-type="float" office:value="0.00208308949791028" calcext:value-type="float">
            <text:p>0.00208308949791</text:p>
          </table:table-cell>
          <table:table-cell office:value-type="float" office:value="55" calcext:value-type="float">
            <text:p>55</text:p>
          </table:table-cell>
          <table:table-cell office:value-type="float" office:value="148073" calcext:value-type="float">
            <text:p>148073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office:value-type="float" office:value="104756" calcext:value-type="float">
            <text:p>104756</text:p>
          </table:table-cell>
          <table:table-cell office:value-type="float" office:value="0.00220568349456061" calcext:value-type="float">
            <text:p>0.002205683494561</text:p>
          </table:table-cell>
          <table:table-cell office:value-type="float" office:value="56" calcext:value-type="float">
            <text:p>56</text:p>
          </table:table-cell>
          <table:table-cell office:value-type="float" office:value="144378" calcext:value-type="float">
            <text:p>144378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56" calcext:value-type="float">
            <text:p>56</text:p>
          </table:table-cell>
          <table:table-cell office:value-type="float" office:value="141185" calcext:value-type="float">
            <text:p>141185</text:p>
          </table:table-cell>
          <table:table-cell office:value-type="float" office:value="0.0021772071356453" calcext:value-type="float">
            <text:p>0.002177207135645</text:p>
          </table:table-cell>
          <table:table-cell office:value-type="float" office:value="56" calcext:value-type="float">
            <text:p>56</text:p>
          </table:table-cell>
          <table:table-cell office:value-type="float" office:value="64784" calcext:value-type="float">
            <text:p>64784</text:p>
          </table:table-cell>
          <table:table-cell office:value-type="float" office:value="0.0020824087945782" calcext:value-type="float">
            <text:p>0.002082408794578</text:p>
          </table:table-cell>
          <table:table-cell office:value-type="float" office:value="56" calcext:value-type="float">
            <text:p>56</text:p>
          </table:table-cell>
          <table:table-cell office:value-type="float" office:value="150764" calcext:value-type="float">
            <text:p>150764</text:p>
          </table:table-cell>
          <table:table-cell office:value-type="float" office:value="0.0138367409657567" calcext:value-type="float">
            <text:p>0.013836740965757</text:p>
          </table:table-cell>
        </table:table-row>
        <table:table-row table:style-name="ro1">
          <table:table-cell table:number-columns-repeated="11"/>
          <table:table-cell office:value-type="float" office:value="57" calcext:value-type="float">
            <text:p>57</text:p>
          </table:table-cell>
          <table:table-cell office:value-type="float" office:value="107344" calcext:value-type="float">
            <text:p>107344</text:p>
          </table:table-cell>
          <table:table-cell office:value-type="float" office:value="0.00220444544298357" calcext:value-type="float">
            <text:p>0.002204445442984</text:p>
          </table:table-cell>
          <table:table-cell office:value-type="float" office:value="57" calcext:value-type="float">
            <text:p>57</text:p>
          </table:table-cell>
          <table:table-cell office:value-type="float" office:value="146273" calcext:value-type="float">
            <text:p>146273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57" calcext:value-type="float">
            <text:p>57</text:p>
          </table:table-cell>
          <table:table-cell office:value-type="float" office:value="143729" calcext:value-type="float">
            <text:p>143729</text:p>
          </table:table-cell>
          <table:table-cell office:value-type="float" office:value="0.00217704304717221" calcext:value-type="float">
            <text:p>0.002177043047172</text:p>
          </table:table-cell>
          <table:table-cell office:value-type="float" office:value="57" calcext:value-type="float">
            <text:p>57</text:p>
          </table:table-cell>
          <table:table-cell office:value-type="float" office:value="66140" calcext:value-type="float">
            <text:p>66140</text:p>
          </table:table-cell>
          <table:table-cell office:value-type="float" office:value="0.00208122265971227" calcext:value-type="float">
            <text:p>0.002081222659712</text:p>
          </table:table-cell>
          <table:table-cell office:value-type="float" office:value="57" calcext:value-type="float">
            <text:p>57</text:p>
          </table:table-cell>
          <table:table-cell office:value-type="float" office:value="153427" calcext:value-type="float">
            <text:p>153427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58" calcext:value-type="float">
            <text:p>58</text:p>
          </table:table-cell>
          <table:table-cell office:value-type="float" office:value="110030" calcext:value-type="float">
            <text:p>110030</text:p>
          </table:table-cell>
          <table:table-cell office:value-type="float" office:value="0.00220324004808339" calcext:value-type="float">
            <text:p>0.002203240048083</text:p>
          </table:table-cell>
          <table:table-cell office:value-type="float" office:value="58" calcext:value-type="float">
            <text:p>58</text:p>
          </table:table-cell>
          <table:table-cell office:value-type="float" office:value="148027" calcext:value-type="float">
            <text:p>148027</text:p>
          </table:table-cell>
          <table:table-cell office:value-type="float" office:value="0.0021795107995692" calcext:value-type="float">
            <text:p>0.002179510799569</text:p>
          </table:table-cell>
          <table:table-cell office:value-type="float" office:value="58" calcext:value-type="float">
            <text:p>58</text:p>
          </table:table-cell>
          <table:table-cell office:value-type="float" office:value="146079" calcext:value-type="float">
            <text:p>146079</text:p>
          </table:table-cell>
          <table:table-cell office:value-type="float" office:value="0.0021768353465273" calcext:value-type="float">
            <text:p>0.002176835346527</text:p>
          </table:table-cell>
          <table:table-cell office:value-type="float" office:value="58" calcext:value-type="float">
            <text:p>58</text:p>
          </table:table-cell>
          <table:table-cell office:value-type="float" office:value="67490" calcext:value-type="float">
            <text:p>67490</text:p>
          </table:table-cell>
          <table:table-cell office:value-type="float" office:value="0.00208032013428446" calcext:value-type="float">
            <text:p>0.002080320134284</text:p>
          </table:table-cell>
          <table:table-cell office:value-type="float" office:value="58" calcext:value-type="float">
            <text:p>58</text:p>
          </table:table-cell>
          <table:table-cell office:value-type="float" office:value="156155" calcext:value-type="float">
            <text:p>156155</text:p>
          </table:table-cell>
          <table:table-cell office:value-type="float" office:value="0.014546757686817" calcext:value-type="float">
            <text:p>0.014546757686817</text:p>
          </table:table-cell>
        </table:table-row>
        <table:table-row table:style-name="ro1">
          <table:table-cell table:number-columns-repeated="11"/>
          <table:table-cell office:value-type="float" office:value="59" calcext:value-type="float">
            <text:p>59</text:p>
          </table:table-cell>
          <table:table-cell office:value-type="float" office:value="112735" calcext:value-type="float">
            <text:p>112735</text:p>
          </table:table-cell>
          <table:table-cell office:value-type="float" office:value="0.00220209203363713" calcext:value-type="float">
            <text:p>0.002202092033637</text:p>
          </table:table-cell>
          <table:table-cell office:value-type="float" office:value="59" calcext:value-type="float">
            <text:p>59</text:p>
          </table:table-cell>
          <table:table-cell office:value-type="float" office:value="149192" calcext:value-type="float">
            <text:p>149192</text:p>
          </table:table-cell>
          <table:table-cell office:value-type="float" office:value="0.00217951057956972" calcext:value-type="float">
            <text:p>0.00217951057957</text:p>
          </table:table-cell>
          <table:table-cell office:value-type="float" office:value="59" calcext:value-type="float">
            <text:p>59</text:p>
          </table:table-cell>
          <table:table-cell office:value-type="float" office:value="148904" calcext:value-type="float">
            <text:p>148904</text:p>
          </table:table-cell>
          <table:table-cell office:value-type="float" office:value="0.00217663317834206" calcext:value-type="float">
            <text:p>0.002176633178342</text:p>
          </table:table-cell>
          <table:table-cell office:value-type="float" office:value="59" calcext:value-type="float">
            <text:p>59</text:p>
          </table:table-cell>
          <table:table-cell office:value-type="float" office:value="68828" calcext:value-type="float">
            <text:p>68828</text:p>
          </table:table-cell>
          <table:table-cell office:value-type="float" office:value="0.00207957168931817" calcext:value-type="float">
            <text:p>0.002079571689318</text:p>
          </table:table-cell>
          <table:table-cell office:value-type="float" office:value="59" calcext:value-type="float">
            <text:p>59</text:p>
          </table:table-cell>
          <table:table-cell office:value-type="float" office:value="158878" calcext:value-type="float">
            <text:p>158878</text:p>
          </table:table-cell>
          <table:table-cell office:value-type="float" office:value="0.0138367409657567" calcext:value-type="float">
            <text:p>0.0138367409657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3:45:46.881004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10-13T14:25:17.560888050</meta:creation-date>
    <dc:date>2021-10-14T14:45:59.018518882</dc:date>
    <dc:creator>Todor Balabanov</dc:creator>
    <meta:editing-duration>PT1H24M13S</meta:editing-duration>
    <meta:editing-cycles>32</meta:editing-cycles>
    <meta:generator>LibreOffice/7.1.6.2$MacOSX_X86_64 LibreOffice_project/0e133318fcee89abacd6a7d077e292f1145735c3</meta:generator>
    <meta:document-statistic meta:table-count="2" meta:cell-count="1264" meta:object-count="1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901cm" svg:y="0.456cm" chart:style-name="ch2">
          <text:p>Backpropagation Training Loops</text:p>
        </chart:title>
        <chart:legend chart:legend-position="bottom" svg:x="10.939cm" svg:y="15.41cm" style:legend-expansion="wide" chart:style-name="ch3"/>
        <chart:plot-area chart:style-name="ch4" table:cell-range-address="Sheet1.L1:Sheet1.M60" chart:data-source-has-labels="both" svg:x="1.484cm" svg:y="1.581cm" svg:width="22.557cm" svg:height="12.361cm">
          <chart:coordinate-region svg:x="2.793cm" svg:y="1.776cm" svg:width="20.899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L2:Sheet1.L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M2:Sheet1.M60" chart:label-cell-address="Sheet1.M1:Sheet1.M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L2:Sheet1.L60</svg:desc>
                </draw:g>
              </table:table-cell>
              <table:table-cell office:value-type="float" office:value="1187">
                <text:p>1187</text:p>
                <draw:g>
                  <svg:desc>Sheet1.M2:Sheet1.M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835">
                <text:p>48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834">
                <text:p>58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907">
                <text:p>69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937">
                <text:p>79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224">
                <text:p>112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618">
                <text:p>126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837">
                <text:p>138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621">
                <text:p>146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712">
                <text:p>167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720">
                <text:p>1772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844">
                <text:p>198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122">
                <text:p>221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4439">
                <text:p>2443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6401">
                <text:p>264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242">
                <text:p>2824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283">
                <text:p>302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1778">
                <text:p>3177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2969">
                <text:p>329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5073">
                <text:p>3507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6189">
                <text:p>3618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7682">
                <text:p>3768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9123">
                <text:p>3912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0305">
                <text:p>4030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1340">
                <text:p>4134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345">
                <text:p>4334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5842">
                <text:p>458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8075">
                <text:p>4807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0264">
                <text:p>5026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2306">
                <text:p>5230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4150">
                <text:p>5415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6482">
                <text:p>5648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8789">
                <text:p>5878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0619">
                <text:p>606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3222">
                <text:p>632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5906">
                <text:p>6590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8576">
                <text:p>6857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1288">
                <text:p>7128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73998">
                <text:p>7399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6705">
                <text:p>7670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9225">
                <text:p>792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1778">
                <text:p>8177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4287">
                <text:p>8428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6620">
                <text:p>8662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8514">
                <text:p>885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0212">
                <text:p>9021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1593">
                <text:p>9159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3962">
                <text:p>9396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6702">
                <text:p>9670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9332">
                <text:p>9933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2053">
                <text:p>10205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4756">
                <text:p>10475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07344">
                <text:p>10734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0030">
                <text:p>11003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2735">
                <text:p>112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248cm" svg:y="0.456cm" chart:style-name="ch2">
          <text:p>Manhattan Propagation Training Loops</text:p>
        </chart:title>
        <chart:legend chart:legend-position="bottom" svg:x="10.939cm" svg:y="15.41cm" style:legend-expansion="wide" chart:style-name="ch3"/>
        <chart:plot-area chart:style-name="ch4" table:cell-range-address="Sheet1.X1:Sheet1.Y60" chart:data-source-has-labels="both" svg:x="1.484cm" svg:y="1.581cm" svg:width="22.557cm" svg:height="12.361cm">
          <chart:coordinate-region svg:x="2.793cm" svg:y="1.776cm" svg:width="20.899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X2:Sheet1.X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Y2:Sheet1.Y60" chart:label-cell-address="Sheet1.Y1:Sheet1.Y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X2:Sheet1.X60</svg:desc>
                </draw:g>
              </table:table-cell>
              <table:table-cell office:value-type="float" office:value="2699">
                <text:p>2699</text:p>
                <draw:g>
                  <svg:desc>Sheet1.Y2:Sheet1.Y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95">
                <text:p>53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533">
                <text:p>135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248">
                <text:p>162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913">
                <text:p>189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495">
                <text:p>214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153">
                <text:p>241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851">
                <text:p>2685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427">
                <text:p>294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2115">
                <text:p>321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770">
                <text:p>3477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7490">
                <text:p>3749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178">
                <text:p>401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2812">
                <text:p>428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5511">
                <text:p>4551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8240">
                <text:p>4824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0946">
                <text:p>509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676">
                <text:p>536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360">
                <text:p>5636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9055">
                <text:p>590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1737">
                <text:p>617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4207">
                <text:p>6420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6932">
                <text:p>669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9612">
                <text:p>696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2334">
                <text:p>723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5063">
                <text:p>7506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7780">
                <text:p>777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507">
                <text:p>8050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3229">
                <text:p>832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5925">
                <text:p>859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8581">
                <text:p>8858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1309">
                <text:p>913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4035">
                <text:p>940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6700">
                <text:p>9670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9426">
                <text:p>9942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2088">
                <text:p>10208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4803">
                <text:p>1048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7524">
                <text:p>10752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0256">
                <text:p>11025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2967">
                <text:p>11296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5691">
                <text:p>11569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8423">
                <text:p>11842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1139">
                <text:p>12113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3859">
                <text:p>12385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6570">
                <text:p>12657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9286">
                <text:p>12928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2009">
                <text:p>1320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4732">
                <text:p>13473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7376">
                <text:p>1373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40064">
                <text:p>14006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2768">
                <text:p>1427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5406">
                <text:p>14540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8073">
                <text:p>14807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0764">
                <text:p>15076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3427">
                <text:p>15342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6155">
                <text:p>15615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8878">
                <text:p>15887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372cm" svg:y="0.456cm" chart:style-name="ch2">
          <text:p>Manhattan Propagation Training Error</text:p>
        </chart:title>
        <chart:legend chart:legend-position="bottom" svg:x="9.81cm" svg:y="15.41cm" style:legend-expansion="wide" chart:style-name="ch3"/>
        <chart:plot-area chart:style-name="ch4" table:cell-range-address="Sheet1.X2:Sheet1.X60 Sheet1.Z1:Sheet1.Z60" chart:data-source-has-labels="both" svg:x="1.484cm" svg:y="1.581cm" svg:width="22.557cm" svg:height="12.361cm">
          <chart:coordinate-region svg:x="2.899cm" svg:y="1.776cm" svg:width="21.005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X2:Sheet1.X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Z2:Sheet1.Z60" chart:label-cell-address="Sheet1.Z1:Sheet1.Z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hattanPropagation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X2:Sheet1.X60</svg:desc>
                </draw:g>
              </table:table-cell>
              <table:table-cell office:value-type="float" office:value="0.014546757686817">
                <text:p>0.014546757686817</text:p>
                <draw:g>
                  <svg:desc>Sheet1.Z2:Sheet1.Z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138367409657567">
                <text:p>0.013836740965756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4546757686817">
                <text:p>0.01454675768681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138367409657567">
                <text:p>0.01383674096575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10.947cm" svg:y="0.456cm" chart:style-name="ch2">
          <text:p>Time Series</text:p>
        </chart:title>
        <chart:legend chart:legend-position="bottom" svg:x="11.781cm" svg:y="15.41cm" style:legend-expansion="wide" chart:style-name="ch3"/>
        <chart:plot-area chart:style-name="ch4" table:cell-range-address="Sheet2.P1:Sheet2.P364" chart:data-source-has-labels="row" svg:x="1.484cm" svg:y="1.581cm" svg:width="22.557cm" svg:height="12.361cm">
          <chart:coordinate-region svg:x="2.793cm" svg:y="1.722cm" svg:width="21.229cm" svg:height="11.191cm"/>
          <chart:axis chart:dimension="x" chart:name="primary-x" chart:style-name="ch5">
            <chart:title svg:x="12.37cm" svg:y="14.263cm" chart:style-name="ch6">
              <text:p>Time</text:p>
            </chart:title>
          </chart:axis>
          <chart:axis chart:dimension="y" chart:name="primary-y" chart:style-name="ch5">
            <chart:title svg:x="0.451cm" svg:y="8.982cm" chart:style-name="ch7">
              <text:p>Measured Value</text:p>
            </chart:title>
            <chart:grid chart:style-name="ch8" chart:class="major"/>
          </chart:axis>
          <chart:series chart:style-name="ch9" chart:values-cell-range-address="Sheet2.P2:Sheet2.P364" chart:label-cell-address="Sheet2.P1:Sheet2.P1" chart:class="chart:line">
            <chart:data-point chart:repeated="3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t)</text:p>
                <draw:g>
                  <svg:desc>Sheet2.P1:Sheet2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2.330078">
                <text:p>10242.330078</text:p>
                <draw:g>
                  <svg:desc>Sheet2.P2:Sheet2.P3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69.02832">
                <text:p>10369.02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09.861328">
                <text:p>10409.861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52.399414">
                <text:p>10452.399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28.734375">
                <text:p>10328.7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77.754883">
                <text:p>10677.754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97.761719">
                <text:p>10797.761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73.251953">
                <text:p>10973.251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51.820313">
                <text:p>10951.820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33.75293">
                <text:p>10933.75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95.870117">
                <text:p>11095.870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34.925781">
                <text:p>10934.925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59.624023">
                <text:p>10459.624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39.457031">
                <text:p>10539.457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27.479492">
                <text:p>10227.479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47.472656">
                <text:p>10747.472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02.237305">
                <text:p>10702.237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52.939453">
                <text:p>10752.939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71.641602">
                <text:p>10771.641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12.462891">
                <text:p>10712.462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45.411133">
                <text:p>10845.411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85.010742">
                <text:p>10785.010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24.390625">
                <text:p>10624.390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83.806641">
                <text:p>10583.806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67.919922">
                <text:p>10567.9199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688.03418">
                <text:p>10688.03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99.77832">
                <text:p>10799.77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19.803711">
                <text:p>10619.803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7.625">
                <text:p>10677.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59.142578">
                <text:p>11059.142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96.082031">
                <text:p>11296.082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429.047852">
                <text:p>11429.047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26.602539">
                <text:p>11426.602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02.828125">
                <text:p>11502.82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22.123047">
                <text:p>11322.1230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55.982422">
                <text:p>11355.9824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95.038086">
                <text:p>11495.0380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45.974609">
                <text:p>11745.9746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913.077148">
                <text:p>11913.077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01.635742">
                <text:p>12801.6357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71.548828">
                <text:p>12971.5488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931.574219">
                <text:p>12931.5742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108.063477">
                <text:p>13108.0634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31.201172">
                <text:p>13031.201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75.242188">
                <text:p>13075.2421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654.214844">
                <text:p>13654.2148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271.298828">
                <text:p>13271.2988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37.874023">
                <text:p>13437.8740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46.532227">
                <text:p>13546.5322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80.995117">
                <text:p>13780.9951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737.032227">
                <text:p>13737.032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50.451172">
                <text:p>13550.451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950.488281">
                <text:p>13950.4882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3.733398">
                <text:p>14133.7333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579.729492">
                <text:p>15579.7294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65.880859">
                <text:p>15565.8808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33.753906">
                <text:p>14833.7539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79.595703">
                <text:p>15479.5957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332.350586">
                <text:p>15332.350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290.90918">
                <text:p>15290.909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01.298828">
                <text:p>15701.2988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76.44043">
                <text:p>16276.440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317.808594">
                <text:p>16317.8085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68.139648">
                <text:p>16068.139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955.577148">
                <text:p>15955.577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85.691406">
                <text:p>16685.6914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645.191406">
                <text:p>17645.191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803.861328">
                <text:p>17803.8613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817.083984">
                <text:p>17817.083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21.316406">
                <text:p>18621.3164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42.232422">
                <text:p>18642.2324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370.017578">
                <text:p>18370.017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365.015625">
                <text:p>18365.015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104.410156">
                <text:p>19104.4101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729.839844">
                <text:p>18729.839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153.914063">
                <text:p>17153.9140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112.933594">
                <text:p>17112.9335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719.634766">
                <text:p>17719.634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178.322266">
                <text:p>18178.322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633.769531">
                <text:p>19633.7695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01.744141">
                <text:p>18801.7441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205.925781">
                <text:p>19205.925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46.966797">
                <text:p>19446.966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698.384766">
                <text:p>18698.3847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154.179688">
                <text:p>19154.179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343.128906">
                <text:p>19343.1289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191.529297">
                <text:p>19191.5292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320.884766">
                <text:p>18320.8847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553.298828">
                <text:p>18553.2988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63.929688">
                <text:p>18263.929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51.320313">
                <text:p>18051.320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806.765625">
                <text:p>18806.765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144.492188">
                <text:p>19144.492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246.919922">
                <text:p>19246.9199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418.818359">
                <text:p>19418.8183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308.351563">
                <text:p>21308.351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806.796875">
                <text:p>22806.796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132.865234">
                <text:p>23132.8652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861.765625">
                <text:p>23861.765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474.455078">
                <text:p>23474.4550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794.039063">
                <text:p>22794.0390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781.974609">
                <text:p>23781.9746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240.203125">
                <text:p>23240.20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733.570313">
                <text:p>23733.5703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677.015625">
                <text:p>24677.015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439.373047">
                <text:p>26439.3730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280.822266">
                <text:p>26280.8222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081.810547">
                <text:p>27081.8105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360.089844">
                <text:p>27360.0898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841.574219">
                <text:p>28841.5742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994.009766">
                <text:p>28994.0097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376.455078">
                <text:p>29376.455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129.408203">
                <text:p>32129.4082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810.949219">
                <text:p>32810.9492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977.041016">
                <text:p>31977.0410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013.613281">
                <text:p>34013.6132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833.875">
                <text:p>36833.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381.765625">
                <text:p>39381.765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788.640625">
                <text:p>40788.640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254.21875">
                <text:p>40254.21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346.53125">
                <text:p>38346.53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516.359375">
                <text:p>35516.35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915.121094">
                <text:p>33915.1210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325.109375">
                <text:p>37325.109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156.707031">
                <text:p>39156.7070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821.648438">
                <text:p>36821.6484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163.648438">
                <text:p>36163.6484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792.238281">
                <text:p>35792.2382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642.234375">
                <text:p>36642.234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050.113281">
                <text:p>36050.1132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549.398438">
                <text:p>35549.3984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817.625">
                <text:p>30817.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985.757813">
                <text:p>32985.7578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064.376953">
                <text:p>32064.3769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285.798828">
                <text:p>32285.7988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358.613281">
                <text:p>32358.6132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564.029297">
                <text:p>32564.0292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441.041016">
                <text:p>30441.0410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318.671875">
                <text:p>34318.671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295.933594">
                <text:p>34295.9335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270.878906">
                <text:p>34270.878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114.578125">
                <text:p>33114.578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533.199219">
                <text:p>33533.1992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10.820313">
                <text:p>35510.8203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475.105469">
                <text:p>37475.105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931.546875">
                <text:p>36931.546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138.386719">
                <text:p>38138.3867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250.191406">
                <text:p>39250.1914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886.828125">
                <text:p>38886.828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184.992188">
                <text:p>46184.9921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469.761719">
                <text:p>46469.7617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898.710938">
                <text:p>44898.7109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877.035156">
                <text:p>47877.0351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491.203125">
                <text:p>47491.203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114.507813">
                <text:p>47114.5078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696.535156">
                <text:p>48696.5351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944.457031">
                <text:p>47944.4570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207.277344">
                <text:p>49207.2773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140.972656">
                <text:p>52140.9726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675.980469">
                <text:p>51675.9804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887.335938">
                <text:p>55887.3359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068.566406">
                <text:p>56068.5664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7532.738281">
                <text:p>57532.7382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204.929688">
                <text:p>54204.929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835.085938">
                <text:p>48835.0859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709.082031">
                <text:p>49709.0820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180.464844">
                <text:p>47180.4648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344.773438">
                <text:p>46344.7734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194.015625">
                <text:p>46194.015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159.503906">
                <text:p>45159.5039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612.105469">
                <text:p>49612.1054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415.816406">
                <text:p>48415.8164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522.304688">
                <text:p>50522.3046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527.03125">
                <text:p>48527.03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899.230469">
                <text:p>48899.2304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918.679688">
                <text:p>48918.6796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174.117188">
                <text:p>51174.1171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272.96875">
                <text:p>52272.968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824.011719">
                <text:p>54824.0117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963.179688">
                <text:p>55963.1796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821.21875">
                <text:p>57821.21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7343.371094">
                <text:p>57343.371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221.132813">
                <text:p>61221.1328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267.429688">
                <text:p>59267.4296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840.785156">
                <text:p>55840.7851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825.828125">
                <text:p>56825.828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893.078125">
                <text:p>58893.078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850.441406">
                <text:p>57850.4414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332.261719">
                <text:p>58332.2617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309.914063">
                <text:p>58309.9140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517.890625">
                <text:p>57517.890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511.660156">
                <text:p>54511.6601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4710.488281">
                <text:p>54710.4882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726.746094">
                <text:p>52726.7460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683.011719">
                <text:p>51683.0117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137.566406">
                <text:p>55137.5664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974.941406">
                <text:p>55974.9414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947.898438">
                <text:p>55947.8984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750.132813">
                <text:p>57750.1328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930.277344">
                <text:p>58930.2773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926.5625">
                <text:p>58926.5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9098.878906">
                <text:p>59098.8789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9397.410156">
                <text:p>59397.4101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604.839844">
                <text:p>57604.8398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760.875">
                <text:p>58760.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171.933594">
                <text:p>59171.9335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186.507813">
                <text:p>58186.5078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099.914063">
                <text:p>56099.9140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326.5625">
                <text:p>58326.56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253.777344">
                <text:p>58253.7773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846.230469">
                <text:p>59846.2304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0175.945313">
                <text:p>60175.9453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890.019531">
                <text:p>59890.0195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523.753906">
                <text:p>63523.7539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3075.195313">
                <text:p>63075.1953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258.503906">
                <text:p>63258.5039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529.921875">
                <text:p>61529.9218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701.886719">
                <text:p>60701.8867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191.585938">
                <text:p>56191.5859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681.792969">
                <text:p>55681.7929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471.128906">
                <text:p>56471.1289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857.105469">
                <text:p>53857.1054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1739.808594">
                <text:p>51739.8085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1143.226563">
                <text:p>51143.2265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052.832031">
                <text:p>50052.8320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077.792969">
                <text:p>49077.7929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4030.304688">
                <text:p>54030.3046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5036.636719">
                <text:p>55036.6367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4858.089844">
                <text:p>54858.0898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3568.664063">
                <text:p>53568.6640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714.664063">
                <text:p>57714.6640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7825.863281">
                <text:p>57825.8632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620.273438">
                <text:p>56620.2734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7214.179688">
                <text:p>57214.1796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252.164063">
                <text:p>53252.1640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7441.308594">
                <text:p>57441.3085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413.953125">
                <text:p>56413.953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352.765625">
                <text:p>57352.7656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8877.390625">
                <text:p>58877.390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8250.871094">
                <text:p>58250.8710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5847.242188">
                <text:p>55847.2421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714.53125">
                <text:p>56714.53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735.433594">
                <text:p>49735.4335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682.980469">
                <text:p>49682.9804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855.496094">
                <text:p>49855.4960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716.636719">
                <text:p>46716.6367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415.898438">
                <text:p>46415.8984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3488.058594">
                <text:p>43488.0585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944.976563">
                <text:p>42944.9765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753.667969">
                <text:p>36753.6679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596.949219">
                <text:p>40596.9492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371.03125">
                <text:p>37371.03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531.449219">
                <text:p>37531.4492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700.363281">
                <text:p>34700.3632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795.78125">
                <text:p>38795.78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392.625">
                <text:p>38392.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316.890625">
                <text:p>39316.890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507.082031">
                <text:p>38507.0820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684.15625">
                <text:p>35684.15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607.40625">
                <text:p>34607.40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658.59375">
                <text:p>35658.593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293.792969">
                <text:p>37293.7929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699.921875">
                <text:p>36699.9218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599.410156">
                <text:p>37599.4101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242.484375">
                <text:p>39242.484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880.15625">
                <text:p>36880.15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538.609375">
                <text:p>35538.609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835.265625">
                <text:p>35835.26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589.519531">
                <text:p>33589.5195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416.976563">
                <text:p>33416.9765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389.515625">
                <text:p>37389.515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697.03125">
                <text:p>36697.03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340.144531">
                <text:p>37340.1445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555.789063">
                <text:p>35555.7890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016.96875">
                <text:p>39016.968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427.167969">
                <text:p>40427.1679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168.691406">
                <text:p>40168.6914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341.421875">
                <text:p>38341.4218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099.476563">
                <text:p>38099.4765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854.527344">
                <text:p>35854.5273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563.140625">
                <text:p>35563.140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641.144531">
                <text:p>35641.1445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622.376953">
                <text:p>31622.3769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515.714844">
                <text:p>32515.7148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682.800781">
                <text:p>33682.8007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659.105469">
                <text:p>34659.1054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594.664063">
                <text:p>31594.6640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287.523438">
                <text:p>32287.5234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679.121094">
                <text:p>34679.1210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475.558594">
                <text:p>34475.5585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908.386719">
                <text:p>35908.3867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035.984375">
                <text:p>35035.9843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549.601563">
                <text:p>33549.6015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854.421875">
                <text:p>33854.4218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665.566406">
                <text:p>34665.5664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284.34375">
                <text:p>35284.34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723.507813">
                <text:p>33723.5078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225.679688">
                <text:p>34225.6796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889.605469">
                <text:p>33889.6054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861.671875">
                <text:p>32861.671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811.242188">
                <text:p>33811.2421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509.078125">
                <text:p>33509.0781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254.015625">
                <text:p>34254.0156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125.46875">
                <text:p>33125.468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723.845703">
                <text:p>32723.8457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827.875">
                <text:p>32827.8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841.550781">
                <text:p>31841.5507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397.308594">
                <text:p>31397.3085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533.884766">
                <text:p>31533.8847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800.011719">
                <text:p>31800.0117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838.285156">
                <text:p>30838.2851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796.285156">
                <text:p>29796.2851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138.873047">
                <text:p>32138.8730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305.958984">
                <text:p>32305.9589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593.730469">
                <text:p>33593.7304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290.292969">
                <text:p>34290.2929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384.03125">
                <text:p>35384.031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276.035156">
                <text:p>37276.0351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503.1875">
                <text:p>39503.18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995.453125">
                <text:p>39995.453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027.484375">
                <text:p>40027.4843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196.304688">
                <text:p>42196.3046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460.84375">
                <text:p>41460.843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907.261719">
                <text:p>39907.2617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178.402344">
                <text:p>39178.4023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213.332031">
                <text:p>38213.3320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744.515625">
                <text:p>39744.5156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865.867188">
                <text:p>40865.8671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832.796875">
                <text:p>42832.7968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4574.4375">
                <text:p>44574.43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791.925781">
                <text:p>43791.9257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280.847656">
                <text:p>46280.8476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599.703125">
                <text:p>45599.703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5576.878906">
                <text:p>45576.8789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439.691406">
                <text:p>44439.6914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7810.6875">
                <text:p>47810.68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096.667969">
                <text:p>47096.6679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019.960938">
                <text:p>47019.9609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936.457031">
                <text:p>45936.4570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686.75">
                <text:p>44686.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741.882813">
                <text:p>44741.8828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6723.121094">
                <text:p>46723.1210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9327.074219">
                <text:p>49327.0742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8869.105469">
                <text:p>48869.1054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291.675781">
                <text:p>49291.6757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562.347656">
                <text:p>49562.3476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7727.257813">
                <text:p>47727.2578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9002.640625">
                <text:p>49002.6406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894.554688">
                <text:p>46894.5546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9072.585938">
                <text:p>49072.5859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8911.25">
                <text:p>48911.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8834.851563">
                <text:p>48834.8515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024.339844">
                <text:p>47024.3398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7099.773438">
                <text:p>47099.7734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8807.847656">
                <text:p>48807.8476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288.25">
                <text:p>49288.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009.324219">
                <text:p>50009.3242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937.859375">
                <text:p>49937.8593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769.003906">
                <text:p>51769.0039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660.480469">
                <text:p>52660.4804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827.761719">
                <text:p>46827.7617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5774.742188">
                <text:p>45774.7421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476.492188">
                <text:p>46476.492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9.024cm" svg:y="0.456cm" chart:style-name="ch2">
          <text:p>Backpropagation Training Error</text:p>
        </chart:title>
        <chart:legend chart:legend-position="bottom" svg:x="10.304cm" svg:y="15.41cm" style:legend-expansion="wide" chart:style-name="ch3"/>
        <chart:plot-area chart:style-name="ch4" table:cell-range-address="Sheet1.L2:Sheet1.L60 Sheet1.N1:Sheet1.N60" chart:data-source-has-labels="both" svg:x="1.484cm" svg:y="1.581cm" svg:width="22.557cm" svg:height="12.361cm">
          <chart:coordinate-region svg:x="2.899cm" svg:y="1.777cm" svg:width="21.005cm" svg:height="11.34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L2:Sheet1.L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N2:Sheet1.N60" chart:label-cell-address="Sheet1.N1:Sheet1.N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propagation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L2:Sheet1.L60</svg:desc>
                </draw:g>
              </table:table-cell>
              <table:table-cell office:value-type="float" office:value="0.00289765747514152">
                <text:p>0.00289765747514152</text:p>
                <draw:g>
                  <svg:desc>Sheet1.N2:Sheet1.N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64152609077257">
                <text:p>0.002641526090772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256284009856097">
                <text:p>0.002562840098560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251872159429079">
                <text:p>0.002518721594290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4893460523044">
                <text:p>0.00248934605230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46487628717686">
                <text:p>0.002464876287176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44592477723768">
                <text:p>0.002445924777237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42135929716494">
                <text:p>0.002421359297164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240365882546374">
                <text:p>0.002403658825463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39125025986099">
                <text:p>0.0023912502598609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238215623908186">
                <text:p>0.002382156239081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237697609090126">
                <text:p>0.002376976090901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23713170475379">
                <text:p>0.00237131704753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236502146804153">
                <text:p>0.002365021468041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3599766803673">
                <text:p>0.00235997668036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235044704919511">
                <text:p>0.002350447049195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234160185305277">
                <text:p>0.0023416018530527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233387869715015">
                <text:p>0.002333878697150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232818440934169">
                <text:p>0.002328184409341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32339887979552">
                <text:p>0.0023233988797955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23185770158343">
                <text:p>0.00231857701583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231529299763099">
                <text:p>0.002315292997630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231279475187504">
                <text:p>0.002312794751875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230858209106042">
                <text:p>0.0023085820910604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230643067195944">
                <text:p>0.002306430671959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230362290144636">
                <text:p>0.002303622901446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23009740246491">
                <text:p>0.002300974024649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229883537972835">
                <text:p>0.002298835379728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229698089724558">
                <text:p>0.002296980897245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29341355999729">
                <text:p>0.0022934135599972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22889569910145">
                <text:p>0.002288956991014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228488950617164">
                <text:p>0.0022848895061716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228077132586196">
                <text:p>0.0022807713258619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22767830566172">
                <text:p>0.002276783056617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227305336588569">
                <text:p>0.0022730533658856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226818118492909">
                <text:p>0.0022681811849290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226324425805207">
                <text:p>0.0022632442580520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225930152150322">
                <text:p>0.0022593015215032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22537577227764">
                <text:p>0.00225375772277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224824969051454">
                <text:p>0.0022482496905145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224309077925002">
                <text:p>0.0022430907792500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223824185106561">
                <text:p>0.0022382418510656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223381099750281">
                <text:p>0.0022338109975028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222979171232341">
                <text:p>0.0022297917123234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222639728845845">
                <text:p>0.0022263972884584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222327777540803">
                <text:p>0.0022232777754080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222050259421013">
                <text:p>0.0022205025942101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221816035310875">
                <text:p>0.0022181603531087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221641445576197">
                <text:p>0.002216414455761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21495877753232">
                <text:p>0.0022149587775323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22138459296578">
                <text:p>0.002213845929657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221207328523775">
                <text:p>0.0022120732852377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22102154387517">
                <text:p>0.002210215438751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220860007984392">
                <text:p>0.0022086000798439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220707526513392">
                <text:p>0.0022070752651339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220568349456061">
                <text:p>0.0022056834945606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220444544298357">
                <text:p>0.0022044454429835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220324004808339">
                <text:p>0.0022032400480833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220209203363713">
                <text:p>0.002202092033637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442cm" svg:y="0.456cm" chart:style-name="ch2">
          <text:p>Resilient Propagation Training Loops</text:p>
        </chart:title>
        <chart:legend chart:legend-position="bottom" svg:x="10.939cm" svg:y="15.41cm" style:legend-expansion="wide" chart:style-name="ch3"/>
        <chart:plot-area chart:style-name="ch4" table:cell-range-address="Sheet1.O1:Sheet1.P60" chart:data-source-has-labels="both" svg:x="1.484cm" svg:y="1.581cm" svg:width="22.557cm" svg:height="12.361cm">
          <chart:coordinate-region svg:x="2.793cm" svg:y="1.776cm" svg:width="20.899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O2:Sheet1.O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P2:Sheet1.P60" chart:label-cell-address="Sheet1.P1:Sheet1.P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O2:Sheet1.O60</svg:desc>
                </draw:g>
              </table:table-cell>
              <table:table-cell office:value-type="float" office:value="1750">
                <text:p>1750</text:p>
                <draw:g>
                  <svg:desc>Sheet1.P2:Sheet1.P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139">
                <text:p>101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038">
                <text:p>130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937">
                <text:p>159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546">
                <text:p>185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180">
                <text:p>2118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888">
                <text:p>238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789">
                <text:p>267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634">
                <text:p>296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2381">
                <text:p>323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5198">
                <text:p>351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7993">
                <text:p>379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880">
                <text:p>4088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3730">
                <text:p>4373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6573">
                <text:p>465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9290">
                <text:p>4929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2142">
                <text:p>521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4974">
                <text:p>549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7690">
                <text:p>5769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0335">
                <text:p>6033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2463">
                <text:p>624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5036">
                <text:p>650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6991">
                <text:p>6699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8964">
                <text:p>6896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0464">
                <text:p>704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2212">
                <text:p>7221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5021">
                <text:p>750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7584">
                <text:p>7758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313">
                <text:p>803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3045">
                <text:p>8304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5665">
                <text:p>856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7558">
                <text:p>8755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9362">
                <text:p>8936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1799">
                <text:p>917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3918">
                <text:p>9391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6695">
                <text:p>9669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9452">
                <text:p>994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019">
                <text:p>10201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4799">
                <text:p>1047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7495">
                <text:p>10749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0181">
                <text:p>11018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2918">
                <text:p>11291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5684">
                <text:p>11568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8475">
                <text:p>11847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1245">
                <text:p>12124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4103">
                <text:p>12410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26973">
                <text:p>1269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9839">
                <text:p>12983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2716">
                <text:p>13271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5571">
                <text:p>13557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37868">
                <text:p>1378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0251">
                <text:p>14025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2762">
                <text:p>14276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4378">
                <text:p>14437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6273">
                <text:p>14627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8027">
                <text:p>14802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9192">
                <text:p>1491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566cm" svg:y="0.456cm" chart:style-name="ch2">
          <text:p>Resilient Propagation Training Error</text:p>
        </chart:title>
        <chart:legend chart:legend-position="bottom" svg:x="10.004cm" svg:y="15.41cm" style:legend-expansion="wide" chart:style-name="ch3"/>
        <chart:plot-area chart:style-name="ch4" table:cell-range-address="Sheet1.O2:Sheet1.O60 Sheet1.Q1:Sheet1.Q60" chart:data-source-has-labels="both" svg:x="1.484cm" svg:y="1.581cm" svg:width="22.557cm" svg:height="12.361cm">
          <chart:coordinate-region svg:x="2.899cm" svg:y="1.777cm" svg:width="21.005cm" svg:height="11.34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O2:Sheet1.O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Q2:Sheet1.Q60" chart:label-cell-address="Sheet1.Q1:Sheet1.Q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lientPropagation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O2:Sheet1.O60</svg:desc>
                </draw:g>
              </table:table-cell>
              <table:table-cell office:value-type="float" office:value="0.00259260653195439">
                <text:p>0.00259260653195439</text:p>
                <draw:g>
                  <svg:desc>Sheet1.Q2:Sheet1.Q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50727225592078">
                <text:p>0.002507272255920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243632157375266">
                <text:p>0.002436321573752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239288511640695">
                <text:p>0.002392885116406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36972353446477">
                <text:p>0.002369723534464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35270498546059">
                <text:p>0.002352704985460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3382902775541">
                <text:p>0.00233829027755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32097297331067">
                <text:p>0.002320972973310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23002113539365">
                <text:p>0.00230021135393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27677652572192">
                <text:p>0.002276776525721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22535271090242">
                <text:p>0.00225352710902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223443671701648">
                <text:p>0.002234436717016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221875920909338">
                <text:p>0.002218759209093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22059822934344">
                <text:p>0.00220598229343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19665916882285">
                <text:p>0.002196659168822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219005157790396">
                <text:p>0.002190051577903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218538832712229">
                <text:p>0.002185388327122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218218494551438">
                <text:p>0.002182184945514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217998701089007">
                <text:p>0.00217998701089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217951057956972">
                <text:p>0.0021795105795697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21795107995692">
                <text:p>0.00217951079956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217951057956972">
                <text:p>0.002179510579569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725cm" svg:y="0.456cm" chart:style-name="ch2">
          <text:p>Quick Propagation Training Loops</text:p>
        </chart:title>
        <chart:legend chart:legend-position="bottom" svg:x="10.939cm" svg:y="15.41cm" style:legend-expansion="wide" chart:style-name="ch3"/>
        <chart:plot-area chart:style-name="ch4" table:cell-range-address="Sheet1.R1:Sheet1.S60" chart:data-source-has-labels="both" svg:x="1.484cm" svg:y="1.581cm" svg:width="22.557cm" svg:height="12.361cm">
          <chart:coordinate-region svg:x="2.793cm" svg:y="1.776cm" svg:width="20.899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R2:Sheet1.R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S2:Sheet1.S60" chart:label-cell-address="Sheet1.S1:Sheet1.S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R2:Sheet1.R60</svg:desc>
                </draw:g>
              </table:table-cell>
              <table:table-cell office:value-type="float" office:value="2407">
                <text:p>2407</text:p>
                <draw:g>
                  <svg:desc>Sheet1.S2:Sheet1.S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722">
                <text:p>67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65">
                <text:p>92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022">
                <text:p>120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691">
                <text:p>146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437">
                <text:p>174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194">
                <text:p>201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994">
                <text:p>229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810">
                <text:p>258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7927">
                <text:p>279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609">
                <text:p>306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3374">
                <text:p>333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173">
                <text:p>3617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8778">
                <text:p>387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1541">
                <text:p>415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3334">
                <text:p>433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6152">
                <text:p>461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8654">
                <text:p>486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1513">
                <text:p>5151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4361">
                <text:p>5436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7176">
                <text:p>571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0036">
                <text:p>600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2860">
                <text:p>6286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5717">
                <text:p>657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8454">
                <text:p>6845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1298">
                <text:p>712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4175">
                <text:p>7417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7005">
                <text:p>770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9873">
                <text:p>798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2731">
                <text:p>827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5586">
                <text:p>8558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8468">
                <text:p>8846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1346">
                <text:p>913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4142">
                <text:p>9414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6972">
                <text:p>9697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9717">
                <text:p>9971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2472">
                <text:p>10247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5221">
                <text:p>1052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8004">
                <text:p>1080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0882">
                <text:p>11088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3738">
                <text:p>11373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6510">
                <text:p>11651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8452">
                <text:p>1184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0988">
                <text:p>12098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3212">
                <text:p>1232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5209">
                <text:p>12520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7565">
                <text:p>12756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0164">
                <text:p>1301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2677">
                <text:p>13267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3777">
                <text:p>1337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5119">
                <text:p>13511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36302">
                <text:p>13630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7759">
                <text:p>1377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39135">
                <text:p>13913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1185">
                <text:p>14118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3729">
                <text:p>14372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6079">
                <text:p>14607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8904">
                <text:p>1489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848cm" svg:y="0.456cm" chart:style-name="ch2">
          <text:p>Quick Propagation Training Error</text:p>
        </chart:title>
        <chart:legend chart:legend-position="bottom" svg:x="10.234cm" svg:y="15.41cm" style:legend-expansion="wide" chart:style-name="ch3"/>
        <chart:plot-area chart:style-name="ch4" table:cell-range-address="Sheet1.R2:Sheet1.R60 Sheet1.T1:Sheet1.T60" chart:data-source-has-labels="both" svg:x="1.484cm" svg:y="1.581cm" svg:width="22.557cm" svg:height="12.361cm">
          <chart:coordinate-region svg:x="2.899cm" svg:y="1.776cm" svg:width="21.005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R2:Sheet1.R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T2:Sheet1.T60" chart:label-cell-address="Sheet1.T1:Sheet1.T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Propagation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R2:Sheet1.R60</svg:desc>
                </draw:g>
              </table:table-cell>
              <table:table-cell office:value-type="float" office:value="0.00285301958016553">
                <text:p>0.00285301958016553</text:p>
                <draw:g>
                  <svg:desc>Sheet1.T2:Sheet1.T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65325194162727">
                <text:p>0.002653251941627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248770307189854">
                <text:p>0.002487703071898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236875328448986">
                <text:p>0.002368753284489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28952957014675">
                <text:p>0.002289529570146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25441174515834">
                <text:p>0.002254411745158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23136371179291">
                <text:p>0.002231363711792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33827707690973">
                <text:p>0.002338277076909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232122090812542">
                <text:p>0.002321220908125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31049769306265">
                <text:p>0.002310497693062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229215369756845">
                <text:p>0.002292153697568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228492624545813">
                <text:p>0.002284926245458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229128006736639">
                <text:p>0.002291280067366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227145920200178">
                <text:p>0.002271459202001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27592454031159">
                <text:p>0.002275924540311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225419126492689">
                <text:p>0.002254191264926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226495014205055">
                <text:p>0.002264950142050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226076601895718">
                <text:p>0.002260766018957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225664986525917">
                <text:p>0.002256649865259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23845016398297">
                <text:p>0.0022384501639829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222692833167496">
                <text:p>0.0022269283316749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222112847825569">
                <text:p>0.002221128478255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221040866732">
                <text:p>0.002210408667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220319573886576">
                <text:p>0.002203195738865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219814369951143">
                <text:p>0.0021981436995114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219510763342701">
                <text:p>0.0021951076334270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219262866228901">
                <text:p>0.002192628662289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219040526460765">
                <text:p>0.0021904052646076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218886186137805">
                <text:p>0.002188861861378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18866618595704">
                <text:p>0.0021886661859570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218726775499452">
                <text:p>0.002187267754994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218588958127976">
                <text:p>0.0021858895812797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21850024548212">
                <text:p>0.002185002454821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218415731536314">
                <text:p>0.0021841573153631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21834318512633">
                <text:p>0.00218343185126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218289930771638">
                <text:p>0.0021828993077163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218416943124863">
                <text:p>0.0021841694312486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218190432813596">
                <text:p>0.002181904328135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218136168703847">
                <text:p>0.002181361687038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218083459110918">
                <text:p>0.002180834591109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218073042815469">
                <text:p>0.0021807304281546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218013185868448">
                <text:p>0.0021801318586844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217977015762252">
                <text:p>0.0021797701576225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217951654239296">
                <text:p>0.0021795165423929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217922783848889">
                <text:p>0.0021792278384888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217891766805217">
                <text:p>0.0021789176680521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217869356007899">
                <text:p>0.002178693560078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217846576914405">
                <text:p>0.0021784657691440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217827421080453">
                <text:p>0.002178274210804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17801795610199">
                <text:p>0.002178017956101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217787679904664">
                <text:p>0.0021778767990466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217774097006415">
                <text:p>0.002177740970064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217761731901895">
                <text:p>0.002177617319018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217750402448044">
                <text:p>0.002177504024480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217737184312587">
                <text:p>0.0021773718431258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21772071356453">
                <text:p>0.002177207135645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217704304717221">
                <text:p>0.0021770430471722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21768353465273">
                <text:p>0.002176835346527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217663317834206">
                <text:p>0.002176633178342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7.878cm" svg:y="0.456cm" chart:style-name="ch2">
          <text:p>Scaled Conjugate Gradient Training Loops</text:p>
        </chart:title>
        <chart:legend chart:legend-position="bottom" svg:x="10.939cm" svg:y="15.41cm" style:legend-expansion="wide" chart:style-name="ch3"/>
        <chart:plot-area chart:style-name="ch4" table:cell-range-address="Sheet1.U1:Sheet1.V60" chart:data-source-has-labels="both" svg:x="1.484cm" svg:y="1.581cm" svg:width="22.557cm" svg:height="12.361cm">
          <chart:coordinate-region svg:x="2.793cm" svg:y="1.776cm" svg:width="21.111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U2:Sheet1.U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V2:Sheet1.V60" chart:label-cell-address="Sheet1.V1:Sheet1.V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U2:Sheet1.U60</svg:desc>
                </draw:g>
              </table:table-cell>
              <table:table-cell office:value-type="float" office:value="1266">
                <text:p>1266</text:p>
                <draw:g>
                  <svg:desc>Sheet1.V2:Sheet1.V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08">
                <text:p>64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759">
                <text:p>77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080">
                <text:p>908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421">
                <text:p>104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772">
                <text:p>117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118">
                <text:p>131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461">
                <text:p>144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5793">
                <text:p>157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119">
                <text:p>171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473">
                <text:p>1847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827">
                <text:p>198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1186">
                <text:p>211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545">
                <text:p>2254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899">
                <text:p>238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237">
                <text:p>252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582">
                <text:p>2658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922">
                <text:p>279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9188">
                <text:p>2918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0330">
                <text:p>3033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1040">
                <text:p>3104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1960">
                <text:p>3196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3231">
                <text:p>3323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4524">
                <text:p>3452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5616">
                <text:p>356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6916">
                <text:p>369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8255">
                <text:p>3825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9519">
                <text:p>395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0780">
                <text:p>4078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1435">
                <text:p>4143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2242">
                <text:p>422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3399">
                <text:p>433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4333">
                <text:p>4433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4940">
                <text:p>4494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5541">
                <text:p>4554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6133">
                <text:p>461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6929">
                <text:p>4692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7489">
                <text:p>4748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8215">
                <text:p>4821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9109">
                <text:p>4910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0166">
                <text:p>5016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1196">
                <text:p>5119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2207">
                <text:p>5220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3507">
                <text:p>5350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4761">
                <text:p>5476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6054">
                <text:p>5605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7411">
                <text:p>5741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8770">
                <text:p>5877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0084">
                <text:p>6008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1440">
                <text:p>6144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2599">
                <text:p>625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3679">
                <text:p>6367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4784">
                <text:p>6478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66140">
                <text:p>6614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7490">
                <text:p>6749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8828">
                <text:p>688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001cm" svg:y="0.456cm" chart:style-name="ch2">
          <text:p>Scaled Conjugate Gradient Training Error</text:p>
        </chart:title>
        <chart:legend chart:legend-position="bottom" svg:x="9.581cm" svg:y="15.41cm" style:legend-expansion="wide" chart:style-name="ch3"/>
        <chart:plot-area chart:style-name="ch4" table:cell-range-address="Sheet1.U2:Sheet1.U60 Sheet1.W1:Sheet1.W60" chart:data-source-has-labels="both" svg:x="1.484cm" svg:y="1.581cm" svg:width="22.557cm" svg:height="12.361cm">
          <chart:coordinate-region svg:x="3.111cm" svg:y="1.776cm" svg:width="20.793cm" svg:height="11.342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U2:Sheet1.U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W2:Sheet1.W60" chart:label-cell-address="Sheet1.W1:Sheet1.W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ledConjugateGradient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U2:Sheet1.U60</svg:desc>
                </draw:g>
              </table:table-cell>
              <table:table-cell office:value-type="float" office:value="0.00225801618433553">
                <text:p>0.00225801618433553</text:p>
                <draw:g>
                  <svg:desc>Sheet1.W2:Sheet1.W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18827706925143">
                <text:p>0.002188277069251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218262815859271">
                <text:p>0.002182628158592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216916503755077">
                <text:p>0.002169165037550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13477974215632">
                <text:p>0.002134779742156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1260494344979">
                <text:p>0.00212604943449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12084638007047">
                <text:p>0.002120846380070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11741421545931">
                <text:p>0.002117414215459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211535924680429">
                <text:p>0.002115359246804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1135068272363">
                <text:p>0.00211350682723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211249951695524">
                <text:p>0.002112499516955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211035456219047">
                <text:p>0.0021103545621904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210973851343011">
                <text:p>0.002109738513430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210908692033603">
                <text:p>0.002109086920336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10847197835664">
                <text:p>0.002108471978356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210788772218344">
                <text:p>0.002107887722183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210729189040789">
                <text:p>0.002107291890407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210680570866294">
                <text:p>0.002106805708662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210633334006384">
                <text:p>0.002106333340063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10584065827461">
                <text:p>0.0021058406582746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210506791613091">
                <text:p>0.0021050679161309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210452203301162">
                <text:p>0.0021045220330116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210400280653985">
                <text:p>0.0021040028065398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210366322103108">
                <text:p>0.002103663221031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210318619746496">
                <text:p>0.002103186197464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210251989911952">
                <text:p>0.0021025198991195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210162810744525">
                <text:p>0.002101628107445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210096095943499">
                <text:p>0.002100960959434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210006194909483">
                <text:p>0.002100061949094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09922945790164">
                <text:p>0.0020992294579016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2098262450337">
                <text:p>0.0020982624503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209739186297417">
                <text:p>0.0020973918629741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209627068069696">
                <text:p>0.0020962706806969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209554074723282">
                <text:p>0.0020955407472328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20942432933791">
                <text:p>0.002094243293379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209315243391837">
                <text:p>0.0020931524339183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209259665720886">
                <text:p>0.002092596657208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209203022408237">
                <text:p>0.0020920302240823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20915406151588">
                <text:p>0.00209154061515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209098798401206">
                <text:p>0.0020909879840120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209063215656008">
                <text:p>0.0020906321565600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209026409355104">
                <text:p>0.0020902640935510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208982111646762">
                <text:p>0.0020898211164676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208905790814837">
                <text:p>0.0020890579081483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20886202859631">
                <text:p>0.002088620285963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208829756674888">
                <text:p>0.0020882975667488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208759087974538">
                <text:p>0.0020875908797453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208713788241596">
                <text:p>0.0020871378824159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20867100874492">
                <text:p>0.00208671008744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08593115928391">
                <text:p>0.0020859311592839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208545763271483">
                <text:p>0.0020854576327148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208486067972169">
                <text:p>0.0020848606797216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208428611899066">
                <text:p>0.0020842861189906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208359352808822">
                <text:p>0.0020835935280882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208308949791028">
                <text:p>0.0020830894979102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20824087945782">
                <text:p>0.002082408794578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208122265971227">
                <text:p>0.0020812226597122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208032013428446">
                <text:p>0.0020803201342844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207957168931817">
                <text:p>0.0020795716893181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